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146.1pt"/>
    </style:style>
    <style:style style:name="co7" style:family="table-column">
      <style:table-column-properties fo:break-before="auto" style:column-width="124.5pt"/>
    </style:style>
    <style:style style:name="co8" style:family="table-column">
      <style:table-column-properties fo:break-before="auto" style:column-width="119.91pt"/>
    </style:style>
    <style:style style:name="co9" style:family="table-column">
      <style:table-column-properties fo:break-before="auto" style:column-width="113.7pt"/>
    </style:style>
    <style:style style:name="co10" style:family="table-column">
      <style:table-column-properties fo:break-before="auto" style:column-width="118.35pt"/>
    </style:style>
    <style:style style:name="ro1" style:family="table-row">
      <style:table-row-properties style:row-height="37.1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67.57pt" svg:height="395.29pt" svg:x="2539.45pt" svg:y="102.13pt">
            <loext:p draw:notify-on-update-of-ranges="Sheet1.D1:Sheet1.D1 Sheet1.D2:Sheet1.D100 Sheet1.H1:Sheet1.H1 Sheet1.H2:Sheet1.H100 Sheet1.L1:Sheet1.L1 Sheet1.L2:Sheet1.L100 Sheet1.P1:Sheet1.P1 Sheet1.P2:Sheet1.P100 Sheet1.T1:Sheet1.T1 Sheet1.T2:Sheet1.T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Dataset: IM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</text:p>
            <text:p>Time, AVX-14</text:p>
          </table:table-cell>
          <table:table-cell office:value-type="string" calcext:value-type="string">
            <text:p>SCD </text:p>
            <text:p>Log Loss</text:p>
          </table:table-cell>
          <table:table-cell office:value-type="string" calcext:value-type="string">
            <text:p>SCD </text:p>
            <text:p>Training</text:p>
            <text:p>Score</text:p>
          </table:table-cell>
          <table:table-cell office:value-type="string" calcext:value-type="string">
            <text:p>SCD </text:p>
            <text:p>Test</text:p>
            <text:p>Score</text:p>
          </table:table-cell>
          <table:table-cell office:value-type="string" calcext:value-type="string">
            <text:p>Minibatch-SCD</text:p>
            <text:p>No Residual Update</text:p>
            <text:p>Time, AVX-14</text:p>
          </table:table-cell>
          <table:table-cell office:value-type="string" calcext:value-type="string">
            <text:p>Minibatch-SCD</text:p>
            <text:p><text:span text:style-name="T1">No Residual Update</text:span></text:p>
            <text:p>Log Loss</text:p>
          </table:table-cell>
          <table:table-cell office:value-type="string" calcext:value-type="string">
            <text:p>Minibatch-SCD</text:p>
            <text:p><text:span text:style-name="T1">No Residual Update</text:span></text:p>
            <text:p>Training Score</text:p>
          </table:table-cell>
          <table:table-cell office:value-type="string" calcext:value-type="string">
            <text:p>Minibatch-SCD</text:p>
            <text:p><text:span text:style-name="T1">No Residual Update</text:span></text:p>
            <text:p>Test Score</text:p>
          </table:table-cell>
          <table:table-cell office:value-type="string" calcext:value-type="string">
            <text:p>Minibatch-SCD</text:p>
            <text:p>Residual Update Period=20</text:p>
            <text:p>Time, AVX-14</text:p>
          </table:table-cell>
          <table:table-cell office:value-type="string" calcext:value-type="string">
            <text:p>Minibatch-SCD</text:p>
            <text:p><text:span text:style-name="T1">Res. Update Period=20</text:span></text:p>
            <text:p>Log Loss</text:p>
          </table:table-cell>
          <table:table-cell office:value-type="string" calcext:value-type="string">
            <text:p>Minibatch-SCD</text:p>
            <text:p><text:span text:style-name="T1">Res. Update Period=20</text:span></text:p>
            <text:p>Training Score</text:p>
          </table:table-cell>
          <table:table-cell office:value-type="string" calcext:value-type="string">
            <text:p>Minibatch-SCD</text:p>
            <text:p><text:span text:style-name="T1">Res. Update Period=20</text:span></text:p>
            <text:p>Test Score</text:p>
          </table:table-cell>
          <table:table-cell office:value-type="string" calcext:value-type="string">
            <text:p>Minibatch-SCD</text:p>
            <text:p>Res. Update Period=10</text:p>
            <text:p><text:span text:style-name="T1">Time, AVX-14</text:span></text:p>
          </table:table-cell>
          <table:table-cell office:value-type="string" calcext:value-type="string">
            <text:p>Minibatch-SCD</text:p>
            <text:p>Res. Update Period=10</text:p>
            <text:p><text:span text:style-name="T1">Log Loss</text:span></text:p>
          </table:table-cell>
          <table:table-cell office:value-type="string" calcext:value-type="string">
            <text:p>Minibatch-SCD</text:p>
            <text:p>Res. Update Period=10</text:p>
            <text:p>Training Score</text:p>
          </table:table-cell>
          <table:table-cell office:value-type="string" calcext:value-type="string">
            <text:p>Minibatch-SCD</text:p>
            <text:p>Res. Update Period=10</text:p>
            <text:p>Test Score</text:p>
          </table:table-cell>
          <table:table-cell office:value-type="string" calcext:value-type="string">
            <text:p>Minibatch-SCD</text:p>
            <text:p>Res. Update Period=5</text:p>
            <text:p><text:span text:style-name="T1">Time, AVX-14</text:span></text:p>
          </table:table-cell>
          <table:table-cell office:value-type="string" calcext:value-type="string">
            <text:p>Minibatch-SCD</text:p>
            <text:p>Res. Update Period=5</text:p>
            <text:p>Log Loss</text:p>
          </table:table-cell>
          <table:table-cell office:value-type="string" calcext:value-type="string">
            <text:p>Minibatch-SCD</text:p>
            <text:p>Res. Update Period=5</text:p>
            <text:p>Training Score</text:p>
          </table:table-cell>
          <table:table-cell office:value-type="string" calcext:value-type="string">
            <text:p>Minibatch-SCD</text:p>
            <text:p>Res. Update Period=5</text:p>
            <text:p>Test Score</text:p>
          </table:table-cell>
        </table:table-row>
        <table:table-row table:style-name="ro2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table:formula="of:=[.B2]*(16.014/100)" office:value-type="float" office:value="0" calcext:value-type="float">
            <text:p>0</text:p>
          </table:table-cell>
          <table:table-cell table:style-name="ce1" office:value-type="float" office:value="0.691996" calcext:value-type="float">
            <text:p>6.92E-01</text:p>
          </table:table-cell>
          <table:table-cell table:number-columns-repeated="2" table:style-name="ce1" office:value-type="float" office:value="0" calcext:value-type="float">
            <text:p>0.00E+00</text:p>
          </table:table-cell>
          <table:table-cell table:formula="of:=[.B2]*(13.3512/100)" office:value-type="float" office:value="0" calcext:value-type="float">
            <text:p>0</text:p>
          </table:table-cell>
          <table:table-cell table:style-name="ce1" office:value-type="float" office:value="0.691996" calcext:value-type="float">
            <text:p>6.92E-0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[.B2]*(14.01876/100)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*(14.68632/100)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*(16.02144/100)" office:value-type="float" office:value="0" calcext:value-type="float">
            <text:p>0</text:p>
          </table:table-cell>
          <table:table-cell office:value-type="float" office:value="0.691996" calcext:value-type="float">
            <text:p>0.691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mbda=0.01</text:p>
          </table:table-cell>
          <table:table-cell office:value-type="float" office:value="1" calcext:value-type="float">
            <text:p>1</text:p>
          </table:table-cell>
          <table:table-cell table:formula="of:=[.B3]*(16.014/100)" office:value-type="float" office:value="0.16014" calcext:value-type="float">
            <text:p>0.16014</text:p>
          </table:table-cell>
          <table:table-cell office:value-type="float" office:value="0.621084" calcext:value-type="float">
            <text:p>0.621084</text:p>
          </table:table-cell>
          <table:table-cell office:value-type="float" office:value="235590" calcext:value-type="float">
            <text:p>235590</text:p>
          </table:table-cell>
          <table:table-cell office:value-type="float" office:value="58973" calcext:value-type="float">
            <text:p>58973</text:p>
          </table:table-cell>
          <table:table-cell table:formula="of:=[.B3]*(13.3512/100)" office:value-type="float" office:value="0.133512" calcext:value-type="float">
            <text:p>0.133512</text:p>
          </table:table-cell>
          <table:table-cell office:value-type="float" office:value="0.621101" calcext:value-type="float">
            <text:p>0.621101</text:p>
          </table:table-cell>
          <table:table-cell office:value-type="float" office:value="235676" calcext:value-type="float">
            <text:p>235676</text:p>
          </table:table-cell>
          <table:table-cell office:value-type="float" office:value="59005" calcext:value-type="float">
            <text:p>59005</text:p>
          </table:table-cell>
          <table:table-cell table:formula="of:=[.B3]*(14.01876/100)" office:value-type="float" office:value="0.1401876" calcext:value-type="float">
            <text:p>0.1401876</text:p>
          </table:table-cell>
          <table:table-cell office:value-type="float" office:value="0.621101" calcext:value-type="float">
            <text:p>0.621101</text:p>
          </table:table-cell>
          <table:table-cell office:value-type="float" office:value="235676" calcext:value-type="float">
            <text:p>235676</text:p>
          </table:table-cell>
          <table:table-cell office:value-type="float" office:value="59005" calcext:value-type="float">
            <text:p>59005</text:p>
          </table:table-cell>
          <table:table-cell table:formula="of:=[.B3]*(14.68632/100)" office:value-type="float" office:value="0.1468632" calcext:value-type="float">
            <text:p>0.1468632</text:p>
          </table:table-cell>
          <table:table-cell office:value-type="float" office:value="0.621101" calcext:value-type="float">
            <text:p>0.621101</text:p>
          </table:table-cell>
          <table:table-cell office:value-type="float" office:value="235676" calcext:value-type="float">
            <text:p>235676</text:p>
          </table:table-cell>
          <table:table-cell office:value-type="float" office:value="59005" calcext:value-type="float">
            <text:p>59005</text:p>
          </table:table-cell>
          <table:table-cell table:formula="of:=[.B3]*(16.02144/100)" office:value-type="float" office:value="0.1602144" calcext:value-type="float">
            <text:p>0.1602144</text:p>
          </table:table-cell>
          <table:table-cell office:value-type="float" office:value="0.621101" calcext:value-type="float">
            <text:p>0.621101</text:p>
          </table:table-cell>
          <table:table-cell office:value-type="float" office:value="235676" calcext:value-type="float">
            <text:p>235676</text:p>
          </table:table-cell>
          <table:table-cell office:value-type="float" office:value="59005" calcext:value-type="float">
            <text:p>59005</text:p>
          </table:table-cell>
        </table:table-row>
        <table:table-row table:style-name="ro2">
          <table:table-cell office:value-type="string" calcext:value-type="string">
            <text:p>MinibatchSize=16384</text:p>
          </table:table-cell>
          <table:table-cell office:value-type="float" office:value="2" calcext:value-type="float">
            <text:p>2</text:p>
          </table:table-cell>
          <table:table-cell table:formula="of:=[.B4]*(16.014/100)" office:value-type="float" office:value="0.32028" calcext:value-type="float">
            <text:p>0.32028</text:p>
          </table:table-cell>
          <table:table-cell office:value-type="float" office:value="0.564443" calcext:value-type="float">
            <text:p>0.564443</text:p>
          </table:table-cell>
          <table:table-cell office:value-type="float" office:value="237605" calcext:value-type="float">
            <text:p>237605</text:p>
          </table:table-cell>
          <table:table-cell office:value-type="float" office:value="59492" calcext:value-type="float">
            <text:p>59492</text:p>
          </table:table-cell>
          <table:table-cell table:formula="of:=[.B4]*(13.3512/100)" office:value-type="float" office:value="0.267024" calcext:value-type="float">
            <text:p>0.267024</text:p>
          </table:table-cell>
          <table:table-cell office:value-type="float" office:value="0.564478" calcext:value-type="float">
            <text:p>0.564478</text:p>
          </table:table-cell>
          <table:table-cell office:value-type="float" office:value="237647" calcext:value-type="float">
            <text:p>237647</text:p>
          </table:table-cell>
          <table:table-cell office:value-type="float" office:value="59509" calcext:value-type="float">
            <text:p>59509</text:p>
          </table:table-cell>
          <table:table-cell table:formula="of:=[.B4]*(14.01876/100)" office:value-type="float" office:value="0.2803752" calcext:value-type="float">
            <text:p>0.2803752</text:p>
          </table:table-cell>
          <table:table-cell office:value-type="float" office:value="0.564478" calcext:value-type="float">
            <text:p>0.564478</text:p>
          </table:table-cell>
          <table:table-cell office:value-type="float" office:value="237647" calcext:value-type="float">
            <text:p>237647</text:p>
          </table:table-cell>
          <table:table-cell office:value-type="float" office:value="59509" calcext:value-type="float">
            <text:p>59509</text:p>
          </table:table-cell>
          <table:table-cell table:formula="of:=[.B4]*(14.68632/100)" office:value-type="float" office:value="0.2937264" calcext:value-type="float">
            <text:p>0.2937264</text:p>
          </table:table-cell>
          <table:table-cell office:value-type="float" office:value="0.564478" calcext:value-type="float">
            <text:p>0.564478</text:p>
          </table:table-cell>
          <table:table-cell office:value-type="float" office:value="237647" calcext:value-type="float">
            <text:p>237647</text:p>
          </table:table-cell>
          <table:table-cell office:value-type="float" office:value="59509" calcext:value-type="float">
            <text:p>59509</text:p>
          </table:table-cell>
          <table:table-cell table:formula="of:=[.B4]*(16.02144/100)" office:value-type="float" office:value="0.3204288" calcext:value-type="float">
            <text:p>0.3204288</text:p>
          </table:table-cell>
          <table:table-cell office:value-type="float" office:value="0.564478" calcext:value-type="float">
            <text:p>0.564478</text:p>
          </table:table-cell>
          <table:table-cell office:value-type="float" office:value="237647" calcext:value-type="float">
            <text:p>237647</text:p>
          </table:table-cell>
          <table:table-cell office:value-type="float" office:value="59509" calcext:value-type="float">
            <text:p>59509</text:p>
          </table:table-cell>
        </table:table-row>
        <table:table-row table:style-name="ro2">
          <table:table-cell office:value-type="string" calcext:value-type="string">
            <text:p>Training Size=266240</text:p>
          </table:table-cell>
          <table:table-cell office:value-type="float" office:value="3" calcext:value-type="float">
            <text:p>3</text:p>
          </table:table-cell>
          <table:table-cell table:formula="of:=[.B5]*(16.014/100)" office:value-type="float" office:value="0.48042" calcext:value-type="float">
            <text:p>0.48042</text:p>
          </table:table-cell>
          <table:table-cell office:value-type="float" office:value="0.519464" calcext:value-type="float">
            <text:p>0.519464</text:p>
          </table:table-cell>
          <table:table-cell office:value-type="float" office:value="238512" calcext:value-type="float">
            <text:p>238512</text:p>
          </table:table-cell>
          <table:table-cell office:value-type="float" office:value="59730" calcext:value-type="float">
            <text:p>59730</text:p>
          </table:table-cell>
          <table:table-cell table:formula="of:=[.B5]*(13.3512/100)" office:value-type="float" office:value="0.400536" calcext:value-type="float">
            <text:p>0.400536</text:p>
          </table:table-cell>
          <table:table-cell office:value-type="float" office:value="0.51951" calcext:value-type="float">
            <text:p>0.51951</text:p>
          </table:table-cell>
          <table:table-cell office:value-type="float" office:value="238542" calcext:value-type="float">
            <text:p>238542</text:p>
          </table:table-cell>
          <table:table-cell office:value-type="float" office:value="59735" calcext:value-type="float">
            <text:p>59735</text:p>
          </table:table-cell>
          <table:table-cell table:formula="of:=[.B5]*(14.01876/100)" office:value-type="float" office:value="0.4205628" calcext:value-type="float">
            <text:p>0.4205628</text:p>
          </table:table-cell>
          <table:table-cell office:value-type="float" office:value="0.51951" calcext:value-type="float">
            <text:p>0.51951</text:p>
          </table:table-cell>
          <table:table-cell office:value-type="float" office:value="238542" calcext:value-type="float">
            <text:p>238542</text:p>
          </table:table-cell>
          <table:table-cell office:value-type="float" office:value="59735" calcext:value-type="float">
            <text:p>59735</text:p>
          </table:table-cell>
          <table:table-cell table:formula="of:=[.B5]*(14.68632/100)" office:value-type="float" office:value="0.4405896" calcext:value-type="float">
            <text:p>0.4405896</text:p>
          </table:table-cell>
          <table:table-cell office:value-type="float" office:value="0.51951" calcext:value-type="float">
            <text:p>0.51951</text:p>
          </table:table-cell>
          <table:table-cell office:value-type="float" office:value="238542" calcext:value-type="float">
            <text:p>238542</text:p>
          </table:table-cell>
          <table:table-cell office:value-type="float" office:value="59735" calcext:value-type="float">
            <text:p>59735</text:p>
          </table:table-cell>
          <table:table-cell table:formula="of:=[.B5]*(16.02144/100)" office:value-type="float" office:value="0.4806432" calcext:value-type="float">
            <text:p>0.4806432</text:p>
          </table:table-cell>
          <table:table-cell office:value-type="float" office:value="0.51951" calcext:value-type="float">
            <text:p>0.51951</text:p>
          </table:table-cell>
          <table:table-cell office:value-type="float" office:value="238542" calcext:value-type="float">
            <text:p>238542</text:p>
          </table:table-cell>
          <table:table-cell office:value-type="float" office:value="59735" calcext:value-type="float">
            <text:p>59735</text:p>
          </table:table-cell>
        </table:table-row>
        <table:table-row table:style-name="ro2">
          <table:table-cell office:value-type="string" calcext:value-type="string">
            <text:p>Test Size=66560</text:p>
          </table:table-cell>
          <table:table-cell office:value-type="float" office:value="4" calcext:value-type="float">
            <text:p>4</text:p>
          </table:table-cell>
          <table:table-cell table:formula="of:=[.B6]*(16.014/100)" office:value-type="float" office:value="0.64056" calcext:value-type="float">
            <text:p>0.64056</text:p>
          </table:table-cell>
          <table:table-cell office:value-type="float" office:value="0.48325" calcext:value-type="float">
            <text:p>0.48325</text:p>
          </table:table-cell>
          <table:table-cell office:value-type="float" office:value="239079" calcext:value-type="float">
            <text:p>239079</text:p>
          </table:table-cell>
          <table:table-cell office:value-type="float" office:value="59869" calcext:value-type="float">
            <text:p>59869</text:p>
          </table:table-cell>
          <table:table-cell table:formula="of:=[.B6]*(13.3512/100)" office:value-type="float" office:value="0.534048" calcext:value-type="float">
            <text:p>0.534048</text:p>
          </table:table-cell>
          <table:table-cell office:value-type="float" office:value="0.483304" calcext:value-type="float">
            <text:p>0.483304</text:p>
          </table:table-cell>
          <table:table-cell office:value-type="float" office:value="239096" calcext:value-type="float">
            <text:p>239096</text:p>
          </table:table-cell>
          <table:table-cell office:value-type="float" office:value="59870" calcext:value-type="float">
            <text:p>59870</text:p>
          </table:table-cell>
          <table:table-cell table:formula="of:=[.B6]*(14.01876/100)" office:value-type="float" office:value="0.5607504" calcext:value-type="float">
            <text:p>0.5607504</text:p>
          </table:table-cell>
          <table:table-cell office:value-type="float" office:value="0.483304" calcext:value-type="float">
            <text:p>0.483304</text:p>
          </table:table-cell>
          <table:table-cell office:value-type="float" office:value="239096" calcext:value-type="float">
            <text:p>239096</text:p>
          </table:table-cell>
          <table:table-cell office:value-type="float" office:value="59870" calcext:value-type="float">
            <text:p>59870</text:p>
          </table:table-cell>
          <table:table-cell table:formula="of:=[.B6]*(14.68632/100)" office:value-type="float" office:value="0.5874528" calcext:value-type="float">
            <text:p>0.5874528</text:p>
          </table:table-cell>
          <table:table-cell office:value-type="float" office:value="0.483304" calcext:value-type="float">
            <text:p>0.483304</text:p>
          </table:table-cell>
          <table:table-cell office:value-type="float" office:value="239096" calcext:value-type="float">
            <text:p>239096</text:p>
          </table:table-cell>
          <table:table-cell office:value-type="float" office:value="59870" calcext:value-type="float">
            <text:p>59870</text:p>
          </table:table-cell>
          <table:table-cell table:formula="of:=[.B6]*(16.02144/100)" office:value-type="float" office:value="0.6408576" calcext:value-type="float">
            <text:p>0.6408576</text:p>
          </table:table-cell>
          <table:table-cell office:value-type="float" office:value="0.483304" calcext:value-type="float">
            <text:p>0.483304</text:p>
          </table:table-cell>
          <table:table-cell office:value-type="float" office:value="239096" calcext:value-type="float">
            <text:p>239096</text:p>
          </table:table-cell>
          <table:table-cell office:value-type="float" office:value="59870" calcext:value-type="float">
            <text:p>5987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B7]*(16.014/100)" office:value-type="float" office:value="0.8007" calcext:value-type="float">
            <text:p>0.8007</text:p>
          </table:table-cell>
          <table:table-cell office:value-type="float" office:value="0.453631" calcext:value-type="float">
            <text:p>0.453631</text:p>
          </table:table-cell>
          <table:table-cell office:value-type="float" office:value="239536" calcext:value-type="float">
            <text:p>239536</text:p>
          </table:table-cell>
          <table:table-cell office:value-type="float" office:value="59965" calcext:value-type="float">
            <text:p>59965</text:p>
          </table:table-cell>
          <table:table-cell table:formula="of:=[.B7]*(13.3512/100)" office:value-type="float" office:value="0.66756" calcext:value-type="float">
            <text:p>0.66756</text:p>
          </table:table-cell>
          <table:table-cell office:value-type="float" office:value="0.453698" calcext:value-type="float">
            <text:p>0.453698</text:p>
          </table:table-cell>
          <table:table-cell office:value-type="float" office:value="239549" calcext:value-type="float">
            <text:p>239549</text:p>
          </table:table-cell>
          <table:table-cell office:value-type="float" office:value="59967" calcext:value-type="float">
            <text:p>59967</text:p>
          </table:table-cell>
          <table:table-cell table:formula="of:=[.B7]*(14.01876/100)" office:value-type="float" office:value="0.700938" calcext:value-type="float">
            <text:p>0.700938</text:p>
          </table:table-cell>
          <table:table-cell office:value-type="float" office:value="0.453698" calcext:value-type="float">
            <text:p>0.453698</text:p>
          </table:table-cell>
          <table:table-cell office:value-type="float" office:value="239549" calcext:value-type="float">
            <text:p>239549</text:p>
          </table:table-cell>
          <table:table-cell office:value-type="float" office:value="59967" calcext:value-type="float">
            <text:p>59967</text:p>
          </table:table-cell>
          <table:table-cell table:formula="of:=[.B7]*(14.68632/100)" office:value-type="float" office:value="0.734316" calcext:value-type="float">
            <text:p>0.734316</text:p>
          </table:table-cell>
          <table:table-cell office:value-type="float" office:value="0.453698" calcext:value-type="float">
            <text:p>0.453698</text:p>
          </table:table-cell>
          <table:table-cell office:value-type="float" office:value="239549" calcext:value-type="float">
            <text:p>239549</text:p>
          </table:table-cell>
          <table:table-cell office:value-type="float" office:value="59967" calcext:value-type="float">
            <text:p>59967</text:p>
          </table:table-cell>
          <table:table-cell table:formula="of:=[.B7]*(16.02144/100)" office:value-type="float" office:value="0.801072" calcext:value-type="float">
            <text:p>0.801072</text:p>
          </table:table-cell>
          <table:table-cell office:value-type="float" office:value="0.453698" calcext:value-type="float">
            <text:p>0.453698</text:p>
          </table:table-cell>
          <table:table-cell office:value-type="float" office:value="239549" calcext:value-type="float">
            <text:p>239549</text:p>
          </table:table-cell>
          <table:table-cell office:value-type="float" office:value="59967" calcext:value-type="float">
            <text:p>59967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B8]*(16.014/100)" office:value-type="float" office:value="0.96084" calcext:value-type="float">
            <text:p>0.96084</text:p>
          </table:table-cell>
          <table:table-cell office:value-type="float" office:value="0.429065" calcext:value-type="float">
            <text:p>0.429065</text:p>
          </table:table-cell>
          <table:table-cell office:value-type="float" office:value="239950" calcext:value-type="float">
            <text:p>239950</text:p>
          </table:table-cell>
          <table:table-cell office:value-type="float" office:value="60036" calcext:value-type="float">
            <text:p>60036</text:p>
          </table:table-cell>
          <table:table-cell table:formula="of:=[.B8]*(13.3512/100)" office:value-type="float" office:value="0.801072" calcext:value-type="float">
            <text:p>0.801072</text:p>
          </table:table-cell>
          <table:table-cell office:value-type="float" office:value="0.429135" calcext:value-type="float">
            <text:p>0.429135</text:p>
          </table:table-cell>
          <table:table-cell office:value-type="float" office:value="239970" calcext:value-type="float">
            <text:p>239970</text:p>
          </table:table-cell>
          <table:table-cell office:value-type="float" office:value="60039" calcext:value-type="float">
            <text:p>60039</text:p>
          </table:table-cell>
          <table:table-cell table:formula="of:=[.B8]*(14.01876/100)" office:value-type="float" office:value="0.8411256" calcext:value-type="float">
            <text:p>0.8411256</text:p>
          </table:table-cell>
          <table:table-cell office:value-type="float" office:value="0.429135" calcext:value-type="float">
            <text:p>0.429135</text:p>
          </table:table-cell>
          <table:table-cell office:value-type="float" office:value="239970" calcext:value-type="float">
            <text:p>239970</text:p>
          </table:table-cell>
          <table:table-cell office:value-type="float" office:value="60039" calcext:value-type="float">
            <text:p>60039</text:p>
          </table:table-cell>
          <table:table-cell table:formula="of:=[.B8]*(14.68632/100)" office:value-type="float" office:value="0.8811792" calcext:value-type="float">
            <text:p>0.8811792</text:p>
          </table:table-cell>
          <table:table-cell office:value-type="float" office:value="0.429135" calcext:value-type="float">
            <text:p>0.429135</text:p>
          </table:table-cell>
          <table:table-cell office:value-type="float" office:value="239970" calcext:value-type="float">
            <text:p>239970</text:p>
          </table:table-cell>
          <table:table-cell office:value-type="float" office:value="60039" calcext:value-type="float">
            <text:p>60039</text:p>
          </table:table-cell>
          <table:table-cell table:formula="of:=[.B8]*(16.02144/100)" office:value-type="float" office:value="0.9612864" calcext:value-type="float">
            <text:p>0.9612864</text:p>
          </table:table-cell>
          <table:table-cell office:value-type="float" office:value="0.429122" calcext:value-type="float">
            <text:p>0.429122</text:p>
          </table:table-cell>
          <table:table-cell office:value-type="float" office:value="239971" calcext:value-type="float">
            <text:p>239971</text:p>
          </table:table-cell>
          <table:table-cell office:value-type="float" office:value="60039" calcext:value-type="float">
            <text:p>60039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.B9]*(16.014/100)" office:value-type="float" office:value="1.12098" calcext:value-type="float">
            <text:p>1.12098</text:p>
          </table:table-cell>
          <table:table-cell office:value-type="float" office:value="0.408412" calcext:value-type="float">
            <text:p>0.408412</text:p>
          </table:table-cell>
          <table:table-cell office:value-type="float" office:value="240278" calcext:value-type="float">
            <text:p>240278</text:p>
          </table:table-cell>
          <table:table-cell office:value-type="float" office:value="60143" calcext:value-type="float">
            <text:p>60143</text:p>
          </table:table-cell>
          <table:table-cell table:formula="of:=[.B9]*(13.3512/100)" office:value-type="float" office:value="0.934584" calcext:value-type="float">
            <text:p>0.934584</text:p>
          </table:table-cell>
          <table:table-cell office:value-type="float" office:value="0.408491" calcext:value-type="float">
            <text:p>0.408491</text:p>
          </table:table-cell>
          <table:table-cell office:value-type="float" office:value="240300" calcext:value-type="float">
            <text:p>240300</text:p>
          </table:table-cell>
          <table:table-cell office:value-type="float" office:value="60141" calcext:value-type="float">
            <text:p>60141</text:p>
          </table:table-cell>
          <table:table-cell table:formula="of:=[.B9]*(14.01876/100)" office:value-type="float" office:value="0.9813132" calcext:value-type="float">
            <text:p>0.9813132</text:p>
          </table:table-cell>
          <table:table-cell office:value-type="float" office:value="0.408491" calcext:value-type="float">
            <text:p>0.408491</text:p>
          </table:table-cell>
          <table:table-cell office:value-type="float" office:value="240300" calcext:value-type="float">
            <text:p>240300</text:p>
          </table:table-cell>
          <table:table-cell office:value-type="float" office:value="60141" calcext:value-type="float">
            <text:p>60141</text:p>
          </table:table-cell>
          <table:table-cell table:formula="of:=[.B9]*(14.68632/100)" office:value-type="float" office:value="1.0280424" calcext:value-type="float">
            <text:p>1.0280424</text:p>
          </table:table-cell>
          <table:table-cell office:value-type="float" office:value="0.408491" calcext:value-type="float">
            <text:p>0.408491</text:p>
          </table:table-cell>
          <table:table-cell office:value-type="float" office:value="240300" calcext:value-type="float">
            <text:p>240300</text:p>
          </table:table-cell>
          <table:table-cell office:value-type="float" office:value="60141" calcext:value-type="float">
            <text:p>60141</text:p>
          </table:table-cell>
          <table:table-cell table:formula="of:=[.B9]*(16.02144/100)" office:value-type="float" office:value="1.1215008" calcext:value-type="float">
            <text:p>1.1215008</text:p>
          </table:table-cell>
          <table:table-cell office:value-type="float" office:value="0.408467" calcext:value-type="float">
            <text:p>0.408467</text:p>
          </table:table-cell>
          <table:table-cell office:value-type="float" office:value="240301" calcext:value-type="float">
            <text:p>240301</text:p>
          </table:table-cell>
          <table:table-cell office:value-type="float" office:value="60141" calcext:value-type="float">
            <text:p>60141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B10]*(16.014/100)" office:value-type="float" office:value="1.28112" calcext:value-type="float">
            <text:p>1.28112</text:p>
          </table:table-cell>
          <table:table-cell office:value-type="float" office:value="0.390819" calcext:value-type="float">
            <text:p>0.390819</text:p>
          </table:table-cell>
          <table:table-cell office:value-type="float" office:value="240603" calcext:value-type="float">
            <text:p>240603</text:p>
          </table:table-cell>
          <table:table-cell office:value-type="float" office:value="60220" calcext:value-type="float">
            <text:p>60220</text:p>
          </table:table-cell>
          <table:table-cell table:formula="of:=[.B10]*(13.3512/100)" office:value-type="float" office:value="1.068096" calcext:value-type="float">
            <text:p>1.068096</text:p>
          </table:table-cell>
          <table:table-cell office:value-type="float" office:value="0.390905" calcext:value-type="float">
            <text:p>0.390905</text:p>
          </table:table-cell>
          <table:table-cell office:value-type="float" office:value="240608" calcext:value-type="float">
            <text:p>240608</text:p>
          </table:table-cell>
          <table:table-cell office:value-type="float" office:value="60222" calcext:value-type="float">
            <text:p>60222</text:p>
          </table:table-cell>
          <table:table-cell table:formula="of:=[.B10]*(14.01876/100)" office:value-type="float" office:value="1.1215008" calcext:value-type="float">
            <text:p>1.1215008</text:p>
          </table:table-cell>
          <table:table-cell office:value-type="float" office:value="0.390905" calcext:value-type="float">
            <text:p>0.390905</text:p>
          </table:table-cell>
          <table:table-cell office:value-type="float" office:value="240608" calcext:value-type="float">
            <text:p>240608</text:p>
          </table:table-cell>
          <table:table-cell office:value-type="float" office:value="60222" calcext:value-type="float">
            <text:p>60222</text:p>
          </table:table-cell>
          <table:table-cell table:formula="of:=[.B10]*(14.68632/100)" office:value-type="float" office:value="1.1749056" calcext:value-type="float">
            <text:p>1.1749056</text:p>
          </table:table-cell>
          <table:table-cell office:value-type="float" office:value="0.390905" calcext:value-type="float">
            <text:p>0.390905</text:p>
          </table:table-cell>
          <table:table-cell office:value-type="float" office:value="240608" calcext:value-type="float">
            <text:p>240608</text:p>
          </table:table-cell>
          <table:table-cell office:value-type="float" office:value="60222" calcext:value-type="float">
            <text:p>60222</text:p>
          </table:table-cell>
          <table:table-cell table:formula="of:=[.B10]*(16.02144/100)" office:value-type="float" office:value="1.2817152" calcext:value-type="float">
            <text:p>1.2817152</text:p>
          </table:table-cell>
          <table:table-cell office:value-type="float" office:value="0.390876" calcext:value-type="float">
            <text:p>0.390876</text:p>
          </table:table-cell>
          <table:table-cell office:value-type="float" office:value="240606" calcext:value-type="float">
            <text:p>240606</text:p>
          </table:table-cell>
          <table:table-cell office:value-type="float" office:value="60222" calcext:value-type="float">
            <text:p>60222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B11]*(16.014/100)" office:value-type="float" office:value="1.44126" calcext:value-type="float">
            <text:p>1.44126</text:p>
          </table:table-cell>
          <table:table-cell office:value-type="float" office:value="0.375674" calcext:value-type="float">
            <text:p>0.375674</text:p>
          </table:table-cell>
          <table:table-cell office:value-type="float" office:value="240897" calcext:value-type="float">
            <text:p>240897</text:p>
          </table:table-cell>
          <table:table-cell office:value-type="float" office:value="60285" calcext:value-type="float">
            <text:p>60285</text:p>
          </table:table-cell>
          <table:table-cell table:formula="of:=[.B11]*(13.3512/100)" office:value-type="float" office:value="1.201608" calcext:value-type="float">
            <text:p>1.201608</text:p>
          </table:table-cell>
          <table:table-cell office:value-type="float" office:value="0.37576" calcext:value-type="float">
            <text:p>0.37576</text:p>
          </table:table-cell>
          <table:table-cell office:value-type="float" office:value="240899" calcext:value-type="float">
            <text:p>240899</text:p>
          </table:table-cell>
          <table:table-cell office:value-type="float" office:value="60287" calcext:value-type="float">
            <text:p>60287</text:p>
          </table:table-cell>
          <table:table-cell table:formula="of:=[.B11]*(14.01876/100)" office:value-type="float" office:value="1.2616884" calcext:value-type="float">
            <text:p>1.2616884</text:p>
          </table:table-cell>
          <table:table-cell office:value-type="float" office:value="0.37576" calcext:value-type="float">
            <text:p>0.37576</text:p>
          </table:table-cell>
          <table:table-cell office:value-type="float" office:value="240899" calcext:value-type="float">
            <text:p>240899</text:p>
          </table:table-cell>
          <table:table-cell office:value-type="float" office:value="60287" calcext:value-type="float">
            <text:p>60287</text:p>
          </table:table-cell>
          <table:table-cell table:formula="of:=[.B11]*(14.68632/100)" office:value-type="float" office:value="1.3217688" calcext:value-type="float">
            <text:p>1.3217688</text:p>
          </table:table-cell>
          <table:table-cell office:value-type="float" office:value="0.37576" calcext:value-type="float">
            <text:p>0.37576</text:p>
          </table:table-cell>
          <table:table-cell office:value-type="float" office:value="240899" calcext:value-type="float">
            <text:p>240899</text:p>
          </table:table-cell>
          <table:table-cell office:value-type="float" office:value="60287" calcext:value-type="float">
            <text:p>60287</text:p>
          </table:table-cell>
          <table:table-cell table:formula="of:=[.B11]*(16.02144/100)" office:value-type="float" office:value="1.4419296" calcext:value-type="float">
            <text:p>1.4419296</text:p>
          </table:table-cell>
          <table:table-cell office:value-type="float" office:value="0.375726" calcext:value-type="float">
            <text:p>0.375726</text:p>
          </table:table-cell>
          <table:table-cell office:value-type="float" office:value="240899" calcext:value-type="float">
            <text:p>240899</text:p>
          </table:table-cell>
          <table:table-cell office:value-type="float" office:value="60287" calcext:value-type="float">
            <text:p>60287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B12]*(16.014/100)" office:value-type="float" office:value="1.6014" calcext:value-type="float">
            <text:p>1.6014</text:p>
          </table:table-cell>
          <table:table-cell office:value-type="float" office:value="0.362488" calcext:value-type="float">
            <text:p>0.362488</text:p>
          </table:table-cell>
          <table:table-cell office:value-type="float" office:value="241128" calcext:value-type="float">
            <text:p>241128</text:p>
          </table:table-cell>
          <table:table-cell office:value-type="float" office:value="60347" calcext:value-type="float">
            <text:p>60347</text:p>
          </table:table-cell>
          <table:table-cell table:formula="of:=[.B12]*(13.3512/100)" office:value-type="float" office:value="1.33512" calcext:value-type="float">
            <text:p>1.33512</text:p>
          </table:table-cell>
          <table:table-cell office:value-type="float" office:value="0.362584" calcext:value-type="float">
            <text:p>0.362584</text:p>
          </table:table-cell>
          <table:table-cell office:value-type="float" office:value="241142" calcext:value-type="float">
            <text:p>241142</text:p>
          </table:table-cell>
          <table:table-cell office:value-type="float" office:value="60345" calcext:value-type="float">
            <text:p>60345</text:p>
          </table:table-cell>
          <table:table-cell table:formula="of:=[.B12]*(14.01876/100)" office:value-type="float" office:value="1.401876" calcext:value-type="float">
            <text:p>1.401876</text:p>
          </table:table-cell>
          <table:table-cell office:value-type="float" office:value="0.362584" calcext:value-type="float">
            <text:p>0.362584</text:p>
          </table:table-cell>
          <table:table-cell office:value-type="float" office:value="241142" calcext:value-type="float">
            <text:p>241142</text:p>
          </table:table-cell>
          <table:table-cell office:value-type="float" office:value="60345" calcext:value-type="float">
            <text:p>60345</text:p>
          </table:table-cell>
          <table:table-cell table:formula="of:=[.B12]*(14.68632/100)" office:value-type="float" office:value="1.468632" calcext:value-type="float">
            <text:p>1.468632</text:p>
          </table:table-cell>
          <table:table-cell office:value-type="float" office:value="0.362584" calcext:value-type="float">
            <text:p>0.362584</text:p>
          </table:table-cell>
          <table:table-cell office:value-type="float" office:value="241142" calcext:value-type="float">
            <text:p>241142</text:p>
          </table:table-cell>
          <table:table-cell office:value-type="float" office:value="60345" calcext:value-type="float">
            <text:p>60345</text:p>
          </table:table-cell>
          <table:table-cell table:formula="of:=[.B12]*(16.02144/100)" office:value-type="float" office:value="1.602144" calcext:value-type="float">
            <text:p>1.602144</text:p>
          </table:table-cell>
          <table:table-cell office:value-type="float" office:value="0.362546" calcext:value-type="float">
            <text:p>0.362546</text:p>
          </table:table-cell>
          <table:table-cell office:value-type="float" office:value="241143" calcext:value-type="float">
            <text:p>241143</text:p>
          </table:table-cell>
          <table:table-cell office:value-type="float" office:value="60345" calcext:value-type="float">
            <text:p>6034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.B13]*(16.014/100)" office:value-type="float" office:value="1.76154" calcext:value-type="float">
            <text:p>1.76154</text:p>
          </table:table-cell>
          <table:table-cell office:value-type="float" office:value="0.350912" calcext:value-type="float">
            <text:p>0.350912</text:p>
          </table:table-cell>
          <table:table-cell office:value-type="float" office:value="241374" calcext:value-type="float">
            <text:p>241374</text:p>
          </table:table-cell>
          <table:table-cell office:value-type="float" office:value="60398" calcext:value-type="float">
            <text:p>60398</text:p>
          </table:table-cell>
          <table:table-cell table:formula="of:=[.B13]*(13.3512/100)" office:value-type="float" office:value="1.468632" calcext:value-type="float">
            <text:p>1.468632</text:p>
          </table:table-cell>
          <table:table-cell office:value-type="float" office:value="0.351007" calcext:value-type="float">
            <text:p>0.351007</text:p>
          </table:table-cell>
          <table:table-cell office:value-type="float" office:value="241378" calcext:value-type="float">
            <text:p>241378</text:p>
          </table:table-cell>
          <table:table-cell office:value-type="float" office:value="60400" calcext:value-type="float">
            <text:p>60400</text:p>
          </table:table-cell>
          <table:table-cell table:formula="of:=[.B13]*(14.01876/100)" office:value-type="float" office:value="1.5420636" calcext:value-type="float">
            <text:p>1.5420636</text:p>
          </table:table-cell>
          <table:table-cell office:value-type="float" office:value="0.351007" calcext:value-type="float">
            <text:p>0.351007</text:p>
          </table:table-cell>
          <table:table-cell office:value-type="float" office:value="241378" calcext:value-type="float">
            <text:p>241378</text:p>
          </table:table-cell>
          <table:table-cell office:value-type="float" office:value="60400" calcext:value-type="float">
            <text:p>60400</text:p>
          </table:table-cell>
          <table:table-cell table:formula="of:=[.B13]*(14.68632/100)" office:value-type="float" office:value="1.6154952" calcext:value-type="float">
            <text:p>1.6154952</text:p>
          </table:table-cell>
          <table:table-cell office:value-type="float" office:value="0.350995" calcext:value-type="float">
            <text:p>0.350995</text:p>
          </table:table-cell>
          <table:table-cell office:value-type="float" office:value="241379" calcext:value-type="float">
            <text:p>241379</text:p>
          </table:table-cell>
          <table:table-cell office:value-type="float" office:value="60400" calcext:value-type="float">
            <text:p>60400</text:p>
          </table:table-cell>
          <table:table-cell table:formula="of:=[.B13]*(16.02144/100)" office:value-type="float" office:value="1.7623584" calcext:value-type="float">
            <text:p>1.7623584</text:p>
          </table:table-cell>
          <table:table-cell office:value-type="float" office:value="0.350962" calcext:value-type="float">
            <text:p>0.350962</text:p>
          </table:table-cell>
          <table:table-cell office:value-type="float" office:value="241381" calcext:value-type="float">
            <text:p>241381</text:p>
          </table:table-cell>
          <table:table-cell office:value-type="float" office:value="60400" calcext:value-type="float">
            <text:p>60400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B14]*(16.014/100)" office:value-type="float" office:value="1.92168" calcext:value-type="float">
            <text:p>1.92168</text:p>
          </table:table-cell>
          <table:table-cell office:value-type="float" office:value="0.340667" calcext:value-type="float">
            <text:p>0.340667</text:p>
          </table:table-cell>
          <table:table-cell office:value-type="float" office:value="241592" calcext:value-type="float">
            <text:p>241592</text:p>
          </table:table-cell>
          <table:table-cell office:value-type="float" office:value="60461" calcext:value-type="float">
            <text:p>60461</text:p>
          </table:table-cell>
          <table:table-cell table:formula="of:=[.B14]*(13.3512/100)" office:value-type="float" office:value="1.602144" calcext:value-type="float">
            <text:p>1.602144</text:p>
          </table:table-cell>
          <table:table-cell office:value-type="float" office:value="0.340762" calcext:value-type="float">
            <text:p>0.340762</text:p>
          </table:table-cell>
          <table:table-cell office:value-type="float" office:value="241590" calcext:value-type="float">
            <text:p>241590</text:p>
          </table:table-cell>
          <table:table-cell office:value-type="float" office:value="60462" calcext:value-type="float">
            <text:p>60462</text:p>
          </table:table-cell>
          <table:table-cell table:formula="of:=[.B14]*(14.01876/100)" office:value-type="float" office:value="1.6822512" calcext:value-type="float">
            <text:p>1.6822512</text:p>
          </table:table-cell>
          <table:table-cell office:value-type="float" office:value="0.340762" calcext:value-type="float">
            <text:p>0.340762</text:p>
          </table:table-cell>
          <table:table-cell office:value-type="float" office:value="241590" calcext:value-type="float">
            <text:p>241590</text:p>
          </table:table-cell>
          <table:table-cell office:value-type="float" office:value="60462" calcext:value-type="float">
            <text:p>60462</text:p>
          </table:table-cell>
          <table:table-cell table:formula="of:=[.B14]*(14.68632/100)" office:value-type="float" office:value="1.7623584" calcext:value-type="float">
            <text:p>1.7623584</text:p>
          </table:table-cell>
          <table:table-cell office:value-type="float" office:value="0.340741" calcext:value-type="float">
            <text:p>0.340741</text:p>
          </table:table-cell>
          <table:table-cell office:value-type="float" office:value="241591" calcext:value-type="float">
            <text:p>241591</text:p>
          </table:table-cell>
          <table:table-cell office:value-type="float" office:value="60462" calcext:value-type="float">
            <text:p>60462</text:p>
          </table:table-cell>
          <table:table-cell table:formula="of:=[.B14]*(16.02144/100)" office:value-type="float" office:value="1.9225728" calcext:value-type="float">
            <text:p>1.9225728</text:p>
          </table:table-cell>
          <table:table-cell office:value-type="float" office:value="0.340712" calcext:value-type="float">
            <text:p>0.340712</text:p>
          </table:table-cell>
          <table:table-cell office:value-type="float" office:value="241594" calcext:value-type="float">
            <text:p>241594</text:p>
          </table:table-cell>
          <table:table-cell office:value-type="float" office:value="60462" calcext:value-type="float">
            <text:p>60462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[.B15]*(16.014/100)" office:value-type="float" office:value="2.08182" calcext:value-type="float">
            <text:p>2.08182</text:p>
          </table:table-cell>
          <table:table-cell office:value-type="float" office:value="0.33153" calcext:value-type="float">
            <text:p>0.33153</text:p>
          </table:table-cell>
          <table:table-cell office:value-type="float" office:value="241838" calcext:value-type="float">
            <text:p>241838</text:p>
          </table:table-cell>
          <table:table-cell office:value-type="float" office:value="60514" calcext:value-type="float">
            <text:p>60514</text:p>
          </table:table-cell>
          <table:table-cell table:formula="of:=[.B15]*(13.3512/100)" office:value-type="float" office:value="1.735656" calcext:value-type="float">
            <text:p>1.735656</text:p>
          </table:table-cell>
          <table:table-cell office:value-type="float" office:value="0.331627" calcext:value-type="float">
            <text:p>0.331627</text:p>
          </table:table-cell>
          <table:table-cell office:value-type="float" office:value="241838" calcext:value-type="float">
            <text:p>241838</text:p>
          </table:table-cell>
          <table:table-cell office:value-type="float" office:value="60515" calcext:value-type="float">
            <text:p>60515</text:p>
          </table:table-cell>
          <table:table-cell table:formula="of:=[.B15]*(14.01876/100)" office:value-type="float" office:value="1.8224388" calcext:value-type="float">
            <text:p>1.8224388</text:p>
          </table:table-cell>
          <table:table-cell office:value-type="float" office:value="0.331627" calcext:value-type="float">
            <text:p>0.331627</text:p>
          </table:table-cell>
          <table:table-cell office:value-type="float" office:value="241838" calcext:value-type="float">
            <text:p>241838</text:p>
          </table:table-cell>
          <table:table-cell office:value-type="float" office:value="60515" calcext:value-type="float">
            <text:p>60515</text:p>
          </table:table-cell>
          <table:table-cell table:formula="of:=[.B15]*(14.68632/100)" office:value-type="float" office:value="1.9092216" calcext:value-type="float">
            <text:p>1.9092216</text:p>
          </table:table-cell>
          <table:table-cell office:value-type="float" office:value="0.331599" calcext:value-type="float">
            <text:p>0.331599</text:p>
          </table:table-cell>
          <table:table-cell office:value-type="float" office:value="241839" calcext:value-type="float">
            <text:p>241839</text:p>
          </table:table-cell>
          <table:table-cell office:value-type="float" office:value="60515" calcext:value-type="float">
            <text:p>60515</text:p>
          </table:table-cell>
          <table:table-cell table:formula="of:=[.B15]*(16.02144/100)" office:value-type="float" office:value="2.0827872" calcext:value-type="float">
            <text:p>2.0827872</text:p>
          </table:table-cell>
          <table:table-cell office:value-type="float" office:value="0.331573" calcext:value-type="float">
            <text:p>0.331573</text:p>
          </table:table-cell>
          <table:table-cell office:value-type="float" office:value="241840" calcext:value-type="float">
            <text:p>241840</text:p>
          </table:table-cell>
          <table:table-cell office:value-type="float" office:value="60515" calcext:value-type="float">
            <text:p>60515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[.B16]*(16.014/100)" office:value-type="float" office:value="2.24196" calcext:value-type="float">
            <text:p>2.24196</text:p>
          </table:table-cell>
          <table:table-cell office:value-type="float" office:value="0.323324" calcext:value-type="float">
            <text:p>0.323324</text:p>
          </table:table-cell>
          <table:table-cell office:value-type="float" office:value="242041" calcext:value-type="float">
            <text:p>242041</text:p>
          </table:table-cell>
          <table:table-cell office:value-type="float" office:value="60559" calcext:value-type="float">
            <text:p>60559</text:p>
          </table:table-cell>
          <table:table-cell table:formula="of:=[.B16]*(13.3512/100)" office:value-type="float" office:value="1.869168" calcext:value-type="float">
            <text:p>1.869168</text:p>
          </table:table-cell>
          <table:table-cell office:value-type="float" office:value="0.323422" calcext:value-type="float">
            <text:p>0.323422</text:p>
          </table:table-cell>
          <table:table-cell office:value-type="float" office:value="242050" calcext:value-type="float">
            <text:p>242050</text:p>
          </table:table-cell>
          <table:table-cell office:value-type="float" office:value="60561" calcext:value-type="float">
            <text:p>60561</text:p>
          </table:table-cell>
          <table:table-cell table:formula="of:=[.B16]*(14.01876/100)" office:value-type="float" office:value="1.9626264" calcext:value-type="float">
            <text:p>1.9626264</text:p>
          </table:table-cell>
          <table:table-cell office:value-type="float" office:value="0.323422" calcext:value-type="float">
            <text:p>0.323422</text:p>
          </table:table-cell>
          <table:table-cell office:value-type="float" office:value="242050" calcext:value-type="float">
            <text:p>242050</text:p>
          </table:table-cell>
          <table:table-cell office:value-type="float" office:value="60561" calcext:value-type="float">
            <text:p>60561</text:p>
          </table:table-cell>
          <table:table-cell table:formula="of:=[.B16]*(14.68632/100)" office:value-type="float" office:value="2.0560848" calcext:value-type="float">
            <text:p>2.0560848</text:p>
          </table:table-cell>
          <table:table-cell office:value-type="float" office:value="0.32339" calcext:value-type="float">
            <text:p>0.32339</text:p>
          </table:table-cell>
          <table:table-cell office:value-type="float" office:value="242054" calcext:value-type="float">
            <text:p>242054</text:p>
          </table:table-cell>
          <table:table-cell office:value-type="float" office:value="60560" calcext:value-type="float">
            <text:p>60560</text:p>
          </table:table-cell>
          <table:table-cell table:formula="of:=[.B16]*(16.02144/100)" office:value-type="float" office:value="2.2430016" calcext:value-type="float">
            <text:p>2.2430016</text:p>
          </table:table-cell>
          <table:table-cell office:value-type="float" office:value="0.323367" calcext:value-type="float">
            <text:p>0.323367</text:p>
          </table:table-cell>
          <table:table-cell office:value-type="float" office:value="242054" calcext:value-type="float">
            <text:p>242054</text:p>
          </table:table-cell>
          <table:table-cell office:value-type="float" office:value="60561" calcext:value-type="float">
            <text:p>60561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[.B17]*(16.014/100)" office:value-type="float" office:value="2.4021" calcext:value-type="float">
            <text:p>2.4021</text:p>
          </table:table-cell>
          <table:table-cell office:value-type="float" office:value="0.315918" calcext:value-type="float">
            <text:p>0.315918</text:p>
          </table:table-cell>
          <table:table-cell office:value-type="float" office:value="242256" calcext:value-type="float">
            <text:p>242256</text:p>
          </table:table-cell>
          <table:table-cell office:value-type="float" office:value="60589" calcext:value-type="float">
            <text:p>60589</text:p>
          </table:table-cell>
          <table:table-cell table:formula="of:=[.B17]*(13.3512/100)" office:value-type="float" office:value="2.00268" calcext:value-type="float">
            <text:p>2.00268</text:p>
          </table:table-cell>
          <table:table-cell office:value-type="float" office:value="0.316016" calcext:value-type="float">
            <text:p>0.316016</text:p>
          </table:table-cell>
          <table:table-cell office:value-type="float" office:value="242262" calcext:value-type="float">
            <text:p>242262</text:p>
          </table:table-cell>
          <table:table-cell office:value-type="float" office:value="60593" calcext:value-type="float">
            <text:p>60593</text:p>
          </table:table-cell>
          <table:table-cell table:formula="of:=[.B17]*(14.01876/100)" office:value-type="float" office:value="2.102814" calcext:value-type="float">
            <text:p>2.102814</text:p>
          </table:table-cell>
          <table:table-cell office:value-type="float" office:value="0.316016" calcext:value-type="float">
            <text:p>0.316016</text:p>
          </table:table-cell>
          <table:table-cell office:value-type="float" office:value="242262" calcext:value-type="float">
            <text:p>242262</text:p>
          </table:table-cell>
          <table:table-cell office:value-type="float" office:value="60593" calcext:value-type="float">
            <text:p>60593</text:p>
          </table:table-cell>
          <table:table-cell table:formula="of:=[.B17]*(14.68632/100)" office:value-type="float" office:value="2.202948" calcext:value-type="float">
            <text:p>2.202948</text:p>
          </table:table-cell>
          <table:table-cell office:value-type="float" office:value="0.315977" calcext:value-type="float">
            <text:p>0.315977</text:p>
          </table:table-cell>
          <table:table-cell office:value-type="float" office:value="242264" calcext:value-type="float">
            <text:p>242264</text:p>
          </table:table-cell>
          <table:table-cell office:value-type="float" office:value="60592" calcext:value-type="float">
            <text:p>60592</text:p>
          </table:table-cell>
          <table:table-cell table:formula="of:=[.B17]*(16.02144/100)" office:value-type="float" office:value="2.403216" calcext:value-type="float">
            <text:p>2.403216</text:p>
          </table:table-cell>
          <table:table-cell office:value-type="float" office:value="0.315957" calcext:value-type="float">
            <text:p>0.315957</text:p>
          </table:table-cell>
          <table:table-cell office:value-type="float" office:value="242266" calcext:value-type="float">
            <text:p>242266</text:p>
          </table:table-cell>
          <table:table-cell office:value-type="float" office:value="60593" calcext:value-type="float">
            <text:p>60593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[.B18]*(16.014/100)" office:value-type="float" office:value="2.56224" calcext:value-type="float">
            <text:p>2.56224</text:p>
          </table:table-cell>
          <table:table-cell office:value-type="float" office:value="0.309191" calcext:value-type="float">
            <text:p>0.309191</text:p>
          </table:table-cell>
          <table:table-cell office:value-type="float" office:value="242453" calcext:value-type="float">
            <text:p>242453</text:p>
          </table:table-cell>
          <table:table-cell office:value-type="float" office:value="60631" calcext:value-type="float">
            <text:p>60631</text:p>
          </table:table-cell>
          <table:table-cell table:formula="of:=[.B18]*(13.3512/100)" office:value-type="float" office:value="2.136192" calcext:value-type="float">
            <text:p>2.136192</text:p>
          </table:table-cell>
          <table:table-cell office:value-type="float" office:value="0.309291" calcext:value-type="float">
            <text:p>0.309291</text:p>
          </table:table-cell>
          <table:table-cell office:value-type="float" office:value="242451" calcext:value-type="float">
            <text:p>242451</text:p>
          </table:table-cell>
          <table:table-cell office:value-type="float" office:value="60630" calcext:value-type="float">
            <text:p>60630</text:p>
          </table:table-cell>
          <table:table-cell table:formula="of:=[.B18]*(14.01876/100)" office:value-type="float" office:value="2.2430016" calcext:value-type="float">
            <text:p>2.2430016</text:p>
          </table:table-cell>
          <table:table-cell office:value-type="float" office:value="0.309291" calcext:value-type="float">
            <text:p>0.309291</text:p>
          </table:table-cell>
          <table:table-cell office:value-type="float" office:value="242451" calcext:value-type="float">
            <text:p>242451</text:p>
          </table:table-cell>
          <table:table-cell office:value-type="float" office:value="60630" calcext:value-type="float">
            <text:p>60630</text:p>
          </table:table-cell>
          <table:table-cell table:formula="of:=[.B18]*(14.68632/100)" office:value-type="float" office:value="2.3498112" calcext:value-type="float">
            <text:p>2.3498112</text:p>
          </table:table-cell>
          <table:table-cell office:value-type="float" office:value="0.309251" calcext:value-type="float">
            <text:p>0.309251</text:p>
          </table:table-cell>
          <table:table-cell office:value-type="float" office:value="242457" calcext:value-type="float">
            <text:p>242457</text:p>
          </table:table-cell>
          <table:table-cell office:value-type="float" office:value="60633" calcext:value-type="float">
            <text:p>60633</text:p>
          </table:table-cell>
          <table:table-cell table:formula="of:=[.B18]*(16.02144/100)" office:value-type="float" office:value="2.5634304" calcext:value-type="float">
            <text:p>2.5634304</text:p>
          </table:table-cell>
          <table:table-cell office:value-type="float" office:value="0.309228" calcext:value-type="float">
            <text:p>0.309228</text:p>
          </table:table-cell>
          <table:table-cell office:value-type="float" office:value="242456" calcext:value-type="float">
            <text:p>242456</text:p>
          </table:table-cell>
          <table:table-cell office:value-type="float" office:value="60633" calcext:value-type="float">
            <text:p>60633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[.B19]*(16.014/100)" office:value-type="float" office:value="2.72238" calcext:value-type="float">
            <text:p>2.72238</text:p>
          </table:table-cell>
          <table:table-cell office:value-type="float" office:value="0.303049" calcext:value-type="float">
            <text:p>0.303049</text:p>
          </table:table-cell>
          <table:table-cell office:value-type="float" office:value="242606" calcext:value-type="float">
            <text:p>242606</text:p>
          </table:table-cell>
          <table:table-cell office:value-type="float" office:value="60667" calcext:value-type="float">
            <text:p>60667</text:p>
          </table:table-cell>
          <table:table-cell table:formula="of:=[.B19]*(13.3512/100)" office:value-type="float" office:value="2.269704" calcext:value-type="float">
            <text:p>2.269704</text:p>
          </table:table-cell>
          <table:table-cell office:value-type="float" office:value="0.30315" calcext:value-type="float">
            <text:p>0.30315</text:p>
          </table:table-cell>
          <table:table-cell office:value-type="float" office:value="242610" calcext:value-type="float">
            <text:p>242610</text:p>
          </table:table-cell>
          <table:table-cell office:value-type="float" office:value="60669" calcext:value-type="float">
            <text:p>60669</text:p>
          </table:table-cell>
          <table:table-cell table:formula="of:=[.B19]*(14.01876/100)" office:value-type="float" office:value="2.3831892" calcext:value-type="float">
            <text:p>2.3831892</text:p>
          </table:table-cell>
          <table:table-cell office:value-type="float" office:value="0.30315" calcext:value-type="float">
            <text:p>0.30315</text:p>
          </table:table-cell>
          <table:table-cell office:value-type="float" office:value="242610" calcext:value-type="float">
            <text:p>242610</text:p>
          </table:table-cell>
          <table:table-cell office:value-type="float" office:value="60669" calcext:value-type="float">
            <text:p>60669</text:p>
          </table:table-cell>
          <table:table-cell table:formula="of:=[.B19]*(14.68632/100)" office:value-type="float" office:value="2.4966744" calcext:value-type="float">
            <text:p>2.4966744</text:p>
          </table:table-cell>
          <table:table-cell office:value-type="float" office:value="0.303107" calcext:value-type="float">
            <text:p>0.303107</text:p>
          </table:table-cell>
          <table:table-cell office:value-type="float" office:value="242613" calcext:value-type="float">
            <text:p>242613</text:p>
          </table:table-cell>
          <table:table-cell office:value-type="float" office:value="60669" calcext:value-type="float">
            <text:p>60669</text:p>
          </table:table-cell>
          <table:table-cell table:formula="of:=[.B19]*(16.02144/100)" office:value-type="float" office:value="2.7236448" calcext:value-type="float">
            <text:p>2.7236448</text:p>
          </table:table-cell>
          <table:table-cell office:value-type="float" office:value="0.303085" calcext:value-type="float">
            <text:p>0.303085</text:p>
          </table:table-cell>
          <table:table-cell office:value-type="float" office:value="242616" calcext:value-type="float">
            <text:p>242616</text:p>
          </table:table-cell>
          <table:table-cell office:value-type="float" office:value="60669" calcext:value-type="float">
            <text:p>60669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[.B20]*(16.014/100)" office:value-type="float" office:value="2.88252" calcext:value-type="float">
            <text:p>2.88252</text:p>
          </table:table-cell>
          <table:table-cell office:value-type="float" office:value="0.297415" calcext:value-type="float">
            <text:p>0.297415</text:p>
          </table:table-cell>
          <table:table-cell office:value-type="float" office:value="242776" calcext:value-type="float">
            <text:p>242776</text:p>
          </table:table-cell>
          <table:table-cell office:value-type="float" office:value="60690" calcext:value-type="float">
            <text:p>60690</text:p>
          </table:table-cell>
          <table:table-cell table:formula="of:=[.B20]*(13.3512/100)" office:value-type="float" office:value="2.403216" calcext:value-type="float">
            <text:p>2.403216</text:p>
          </table:table-cell>
          <table:table-cell office:value-type="float" office:value="0.297518" calcext:value-type="float">
            <text:p>0.297518</text:p>
          </table:table-cell>
          <table:table-cell office:value-type="float" office:value="242786" calcext:value-type="float">
            <text:p>242786</text:p>
          </table:table-cell>
          <table:table-cell office:value-type="float" office:value="60688" calcext:value-type="float">
            <text:p>60688</text:p>
          </table:table-cell>
          <table:table-cell table:formula="of:=[.B20]*(14.01876/100)" office:value-type="float" office:value="2.5233768" calcext:value-type="float">
            <text:p>2.5233768</text:p>
          </table:table-cell>
          <table:table-cell office:value-type="float" office:value="0.297518" calcext:value-type="float">
            <text:p>0.297518</text:p>
          </table:table-cell>
          <table:table-cell office:value-type="float" office:value="242786" calcext:value-type="float">
            <text:p>242786</text:p>
          </table:table-cell>
          <table:table-cell office:value-type="float" office:value="60688" calcext:value-type="float">
            <text:p>60688</text:p>
          </table:table-cell>
          <table:table-cell table:formula="of:=[.B20]*(14.68632/100)" office:value-type="float" office:value="2.6435376" calcext:value-type="float">
            <text:p>2.6435376</text:p>
          </table:table-cell>
          <table:table-cell office:value-type="float" office:value="0.297472" calcext:value-type="float">
            <text:p>0.297472</text:p>
          </table:table-cell>
          <table:table-cell office:value-type="float" office:value="242787" calcext:value-type="float">
            <text:p>242787</text:p>
          </table:table-cell>
          <table:table-cell office:value-type="float" office:value="60689" calcext:value-type="float">
            <text:p>60689</text:p>
          </table:table-cell>
          <table:table-cell table:formula="of:=[.B20]*(16.02144/100)" office:value-type="float" office:value="2.8838592" calcext:value-type="float">
            <text:p>2.8838592</text:p>
          </table:table-cell>
          <table:table-cell office:value-type="float" office:value="0.29745" calcext:value-type="float">
            <text:p>0.29745</text:p>
          </table:table-cell>
          <table:table-cell office:value-type="float" office:value="242787" calcext:value-type="float">
            <text:p>242787</text:p>
          </table:table-cell>
          <table:table-cell office:value-type="float" office:value="60689" calcext:value-type="float">
            <text:p>60689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[.B21]*(16.014/100)" office:value-type="float" office:value="3.04266" calcext:value-type="float">
            <text:p>3.04266</text:p>
          </table:table-cell>
          <table:table-cell office:value-type="float" office:value="0.292232" calcext:value-type="float">
            <text:p>0.292232</text:p>
          </table:table-cell>
          <table:table-cell office:value-type="float" office:value="242963" calcext:value-type="float">
            <text:p>242963</text:p>
          </table:table-cell>
          <table:table-cell office:value-type="float" office:value="60731" calcext:value-type="float">
            <text:p>60731</text:p>
          </table:table-cell>
          <table:table-cell table:formula="of:=[.B21]*(13.3512/100)" office:value-type="float" office:value="2.536728" calcext:value-type="float">
            <text:p>2.536728</text:p>
          </table:table-cell>
          <table:table-cell office:value-type="float" office:value="0.292333" calcext:value-type="float">
            <text:p>0.292333</text:p>
          </table:table-cell>
          <table:table-cell office:value-type="float" office:value="242963" calcext:value-type="float">
            <text:p>242963</text:p>
          </table:table-cell>
          <table:table-cell office:value-type="float" office:value="60731" calcext:value-type="float">
            <text:p>60731</text:p>
          </table:table-cell>
          <table:table-cell table:formula="of:=[.B21]*(14.01876/100)" office:value-type="float" office:value="2.6635644" calcext:value-type="float">
            <text:p>2.6635644</text:p>
          </table:table-cell>
          <table:table-cell office:value-type="float" office:value="0.292333" calcext:value-type="float">
            <text:p>0.292333</text:p>
          </table:table-cell>
          <table:table-cell office:value-type="float" office:value="242963" calcext:value-type="float">
            <text:p>242963</text:p>
          </table:table-cell>
          <table:table-cell office:value-type="float" office:value="60731" calcext:value-type="float">
            <text:p>60731</text:p>
          </table:table-cell>
          <table:table-cell table:formula="of:=[.B21]*(14.68632/100)" office:value-type="float" office:value="2.7904008" calcext:value-type="float">
            <text:p>2.7904008</text:p>
          </table:table-cell>
          <table:table-cell office:value-type="float" office:value="0.292287" calcext:value-type="float">
            <text:p>0.292287</text:p>
          </table:table-cell>
          <table:table-cell office:value-type="float" office:value="242967" calcext:value-type="float">
            <text:p>242967</text:p>
          </table:table-cell>
          <table:table-cell office:value-type="float" office:value="60731" calcext:value-type="float">
            <text:p>60731</text:p>
          </table:table-cell>
          <table:table-cell table:formula="of:=[.B21]*(16.02144/100)" office:value-type="float" office:value="3.0440736" calcext:value-type="float">
            <text:p>3.0440736</text:p>
          </table:table-cell>
          <table:table-cell office:value-type="float" office:value="0.292263" calcext:value-type="float">
            <text:p>0.292263</text:p>
          </table:table-cell>
          <table:table-cell office:value-type="float" office:value="242968" calcext:value-type="float">
            <text:p>242968</text:p>
          </table:table-cell>
          <table:table-cell office:value-type="float" office:value="60731" calcext:value-type="float">
            <text:p>60731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B22]*(16.014/100)" office:value-type="float" office:value="3.2028" calcext:value-type="float">
            <text:p>3.2028</text:p>
          </table:table-cell>
          <table:table-cell office:value-type="float" office:value="0.287439" calcext:value-type="float">
            <text:p>0.287439</text:p>
          </table:table-cell>
          <table:table-cell office:value-type="float" office:value="243116" calcext:value-type="float">
            <text:p>243116</text:p>
          </table:table-cell>
          <table:table-cell office:value-type="float" office:value="60755" calcext:value-type="float">
            <text:p>60755</text:p>
          </table:table-cell>
          <table:table-cell table:formula="of:=[.B22]*(13.3512/100)" office:value-type="float" office:value="2.67024" calcext:value-type="float">
            <text:p>2.67024</text:p>
          </table:table-cell>
          <table:table-cell office:value-type="float" office:value="0.287542" calcext:value-type="float">
            <text:p>0.287542</text:p>
          </table:table-cell>
          <table:table-cell office:value-type="float" office:value="243119" calcext:value-type="float">
            <text:p>243119</text:p>
          </table:table-cell>
          <table:table-cell office:value-type="float" office:value="60757" calcext:value-type="float">
            <text:p>60757</text:p>
          </table:table-cell>
          <table:table-cell table:formula="of:=[.B22]*(14.01876/100)" office:value-type="float" office:value="2.803752" calcext:value-type="float">
            <text:p>2.803752</text:p>
          </table:table-cell>
          <table:table-cell office:value-type="float" office:value="0.287542" calcext:value-type="float">
            <text:p>0.287542</text:p>
          </table:table-cell>
          <table:table-cell office:value-type="float" office:value="243119" calcext:value-type="float">
            <text:p>243119</text:p>
          </table:table-cell>
          <table:table-cell office:value-type="float" office:value="60757" calcext:value-type="float">
            <text:p>60757</text:p>
          </table:table-cell>
          <table:table-cell table:formula="of:=[.B22]*(14.68632/100)" office:value-type="float" office:value="2.937264" calcext:value-type="float">
            <text:p>2.937264</text:p>
          </table:table-cell>
          <table:table-cell office:value-type="float" office:value="0.287493" calcext:value-type="float">
            <text:p>0.287493</text:p>
          </table:table-cell>
          <table:table-cell office:value-type="float" office:value="243122" calcext:value-type="float">
            <text:p>243122</text:p>
          </table:table-cell>
          <table:table-cell office:value-type="float" office:value="60760" calcext:value-type="float">
            <text:p>60760</text:p>
          </table:table-cell>
          <table:table-cell table:formula="of:=[.B22]*(16.02144/100)" office:value-type="float" office:value="3.204288" calcext:value-type="float">
            <text:p>3.204288</text:p>
          </table:table-cell>
          <table:table-cell office:value-type="float" office:value="0.28747" calcext:value-type="float">
            <text:p>0.28747</text:p>
          </table:table-cell>
          <table:table-cell office:value-type="float" office:value="243125" calcext:value-type="float">
            <text:p>243125</text:p>
          </table:table-cell>
          <table:table-cell office:value-type="float" office:value="60761" calcext:value-type="float">
            <text:p>60761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[.B23]*(16.014/100)" office:value-type="float" office:value="3.36294" calcext:value-type="float">
            <text:p>3.36294</text:p>
          </table:table-cell>
          <table:table-cell office:value-type="float" office:value="0.282997" calcext:value-type="float">
            <text:p>0.282997</text:p>
          </table:table-cell>
          <table:table-cell office:value-type="float" office:value="243243" calcext:value-type="float">
            <text:p>243243</text:p>
          </table:table-cell>
          <table:table-cell office:value-type="float" office:value="60782" calcext:value-type="float">
            <text:p>60782</text:p>
          </table:table-cell>
          <table:table-cell table:formula="of:=[.B23]*(13.3512/100)" office:value-type="float" office:value="2.803752" calcext:value-type="float">
            <text:p>2.803752</text:p>
          </table:table-cell>
          <table:table-cell office:value-type="float" office:value="0.283102" calcext:value-type="float">
            <text:p>0.283102</text:p>
          </table:table-cell>
          <table:table-cell office:value-type="float" office:value="243247" calcext:value-type="float">
            <text:p>243247</text:p>
          </table:table-cell>
          <table:table-cell office:value-type="float" office:value="60783" calcext:value-type="float">
            <text:p>60783</text:p>
          </table:table-cell>
          <table:table-cell table:formula="of:=[.B23]*(14.01876/100)" office:value-type="float" office:value="2.9439396" calcext:value-type="float">
            <text:p>2.9439396</text:p>
          </table:table-cell>
          <table:table-cell office:value-type="float" office:value="0.283094" calcext:value-type="float">
            <text:p>0.283094</text:p>
          </table:table-cell>
          <table:table-cell office:value-type="float" office:value="243251" calcext:value-type="float">
            <text:p>243251</text:p>
          </table:table-cell>
          <table:table-cell office:value-type="float" office:value="60782" calcext:value-type="float">
            <text:p>60782</text:p>
          </table:table-cell>
          <table:table-cell table:formula="of:=[.B23]*(14.68632/100)" office:value-type="float" office:value="3.0841272" calcext:value-type="float">
            <text:p>3.0841272</text:p>
          </table:table-cell>
          <table:table-cell office:value-type="float" office:value="0.283049" calcext:value-type="float">
            <text:p>0.283049</text:p>
          </table:table-cell>
          <table:table-cell office:value-type="float" office:value="243253" calcext:value-type="float">
            <text:p>243253</text:p>
          </table:table-cell>
          <table:table-cell office:value-type="float" office:value="60784" calcext:value-type="float">
            <text:p>60784</text:p>
          </table:table-cell>
          <table:table-cell table:formula="of:=[.B23]*(16.02144/100)" office:value-type="float" office:value="3.3645024" calcext:value-type="float">
            <text:p>3.3645024</text:p>
          </table:table-cell>
          <table:table-cell office:value-type="float" office:value="0.283029" calcext:value-type="float">
            <text:p>0.283029</text:p>
          </table:table-cell>
          <table:table-cell office:value-type="float" office:value="243256" calcext:value-type="float">
            <text:p>243256</text:p>
          </table:table-cell>
          <table:table-cell office:value-type="float" office:value="60784" calcext:value-type="float">
            <text:p>60784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[.B24]*(16.014/100)" office:value-type="float" office:value="3.52308" calcext:value-type="float">
            <text:p>3.52308</text:p>
          </table:table-cell>
          <table:table-cell office:value-type="float" office:value="0.278865" calcext:value-type="float">
            <text:p>0.278865</text:p>
          </table:table-cell>
          <table:table-cell office:value-type="float" office:value="243384" calcext:value-type="float">
            <text:p>243384</text:p>
          </table:table-cell>
          <table:table-cell office:value-type="float" office:value="60812" calcext:value-type="float">
            <text:p>60812</text:p>
          </table:table-cell>
          <table:table-cell table:formula="of:=[.B24]*(13.3512/100)" office:value-type="float" office:value="2.937264" calcext:value-type="float">
            <text:p>2.937264</text:p>
          </table:table-cell>
          <table:table-cell office:value-type="float" office:value="0.27897" calcext:value-type="float">
            <text:p>0.27897</text:p>
          </table:table-cell>
          <table:table-cell office:value-type="float" office:value="243388" calcext:value-type="float">
            <text:p>243388</text:p>
          </table:table-cell>
          <table:table-cell office:value-type="float" office:value="60815" calcext:value-type="float">
            <text:p>60815</text:p>
          </table:table-cell>
          <table:table-cell table:formula="of:=[.B24]*(14.01876/100)" office:value-type="float" office:value="3.0841272" calcext:value-type="float">
            <text:p>3.0841272</text:p>
          </table:table-cell>
          <table:table-cell office:value-type="float" office:value="0.278955" calcext:value-type="float">
            <text:p>0.278955</text:p>
          </table:table-cell>
          <table:table-cell office:value-type="float" office:value="243389" calcext:value-type="float">
            <text:p>243389</text:p>
          </table:table-cell>
          <table:table-cell office:value-type="float" office:value="60815" calcext:value-type="float">
            <text:p>60815</text:p>
          </table:table-cell>
          <table:table-cell table:formula="of:=[.B24]*(14.68632/100)" office:value-type="float" office:value="3.2309904" calcext:value-type="float">
            <text:p>3.2309904</text:p>
          </table:table-cell>
          <table:table-cell office:value-type="float" office:value="0.278915" calcext:value-type="float">
            <text:p>0.278915</text:p>
          </table:table-cell>
          <table:table-cell office:value-type="float" office:value="243391" calcext:value-type="float">
            <text:p>243391</text:p>
          </table:table-cell>
          <table:table-cell office:value-type="float" office:value="60814" calcext:value-type="float">
            <text:p>60814</text:p>
          </table:table-cell>
          <table:table-cell table:formula="of:=[.B24]*(16.02144/100)" office:value-type="float" office:value="3.5247168" calcext:value-type="float">
            <text:p>3.5247168</text:p>
          </table:table-cell>
          <table:table-cell office:value-type="float" office:value="0.278895" calcext:value-type="float">
            <text:p>0.278895</text:p>
          </table:table-cell>
          <table:table-cell office:value-type="float" office:value="243394" calcext:value-type="float">
            <text:p>243394</text:p>
          </table:table-cell>
          <table:table-cell office:value-type="float" office:value="60814" calcext:value-type="float">
            <text:p>60814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[.B25]*(16.014/100)" office:value-type="float" office:value="3.68322" calcext:value-type="float">
            <text:p>3.68322</text:p>
          </table:table-cell>
          <table:table-cell office:value-type="float" office:value="0.275005" calcext:value-type="float">
            <text:p>0.275005</text:p>
          </table:table-cell>
          <table:table-cell office:value-type="float" office:value="243527" calcext:value-type="float">
            <text:p>243527</text:p>
          </table:table-cell>
          <table:table-cell office:value-type="float" office:value="60852" calcext:value-type="float">
            <text:p>60852</text:p>
          </table:table-cell>
          <table:table-cell table:formula="of:=[.B25]*(13.3512/100)" office:value-type="float" office:value="3.070776" calcext:value-type="float">
            <text:p>3.070776</text:p>
          </table:table-cell>
          <table:table-cell office:value-type="float" office:value="0.275112" calcext:value-type="float">
            <text:p>0.275112</text:p>
          </table:table-cell>
          <table:table-cell office:value-type="float" office:value="243529" calcext:value-type="float">
            <text:p>243529</text:p>
          </table:table-cell>
          <table:table-cell office:value-type="float" office:value="60851" calcext:value-type="float">
            <text:p>60851</text:p>
          </table:table-cell>
          <table:table-cell table:formula="of:=[.B25]*(14.01876/100)" office:value-type="float" office:value="3.2243148" calcext:value-type="float">
            <text:p>3.2243148</text:p>
          </table:table-cell>
          <table:table-cell office:value-type="float" office:value="0.275091" calcext:value-type="float">
            <text:p>0.275091</text:p>
          </table:table-cell>
          <table:table-cell office:value-type="float" office:value="243533" calcext:value-type="float">
            <text:p>243533</text:p>
          </table:table-cell>
          <table:table-cell office:value-type="float" office:value="60854" calcext:value-type="float">
            <text:p>60854</text:p>
          </table:table-cell>
          <table:table-cell table:formula="of:=[.B25]*(14.68632/100)" office:value-type="float" office:value="3.3778536" calcext:value-type="float">
            <text:p>3.3778536</text:p>
          </table:table-cell>
          <table:table-cell office:value-type="float" office:value="0.275051" calcext:value-type="float">
            <text:p>0.275051</text:p>
          </table:table-cell>
          <table:table-cell office:value-type="float" office:value="243533" calcext:value-type="float">
            <text:p>243533</text:p>
          </table:table-cell>
          <table:table-cell office:value-type="float" office:value="60854" calcext:value-type="float">
            <text:p>60854</text:p>
          </table:table-cell>
          <table:table-cell table:formula="of:=[.B25]*(16.02144/100)" office:value-type="float" office:value="3.6849312" calcext:value-type="float">
            <text:p>3.6849312</text:p>
          </table:table-cell>
          <table:table-cell office:value-type="float" office:value="0.275032" calcext:value-type="float">
            <text:p>0.275032</text:p>
          </table:table-cell>
          <table:table-cell office:value-type="float" office:value="243534" calcext:value-type="float">
            <text:p>243534</text:p>
          </table:table-cell>
          <table:table-cell office:value-type="float" office:value="60854" calcext:value-type="float">
            <text:p>60854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[.B26]*(16.014/100)" office:value-type="float" office:value="3.84336" calcext:value-type="float">
            <text:p>3.84336</text:p>
          </table:table-cell>
          <table:table-cell office:value-type="float" office:value="0.271395" calcext:value-type="float">
            <text:p>0.271395</text:p>
          </table:table-cell>
          <table:table-cell office:value-type="float" office:value="243634" calcext:value-type="float">
            <text:p>243634</text:p>
          </table:table-cell>
          <table:table-cell office:value-type="float" office:value="60872" calcext:value-type="float">
            <text:p>60872</text:p>
          </table:table-cell>
          <table:table-cell table:formula="of:=[.B26]*(13.3512/100)" office:value-type="float" office:value="3.204288" calcext:value-type="float">
            <text:p>3.204288</text:p>
          </table:table-cell>
          <table:table-cell office:value-type="float" office:value="0.271501" calcext:value-type="float">
            <text:p>0.271501</text:p>
          </table:table-cell>
          <table:table-cell office:value-type="float" office:value="243639" calcext:value-type="float">
            <text:p>243639</text:p>
          </table:table-cell>
          <table:table-cell office:value-type="float" office:value="60876" calcext:value-type="float">
            <text:p>60876</text:p>
          </table:table-cell>
          <table:table-cell table:formula="of:=[.B26]*(14.01876/100)" office:value-type="float" office:value="3.3645024" calcext:value-type="float">
            <text:p>3.3645024</text:p>
          </table:table-cell>
          <table:table-cell office:value-type="float" office:value="0.271476" calcext:value-type="float">
            <text:p>0.271476</text:p>
          </table:table-cell>
          <table:table-cell office:value-type="float" office:value="243643" calcext:value-type="float">
            <text:p>243643</text:p>
          </table:table-cell>
          <table:table-cell office:value-type="float" office:value="60878" calcext:value-type="float">
            <text:p>60878</text:p>
          </table:table-cell>
          <table:table-cell table:formula="of:=[.B26]*(14.68632/100)" office:value-type="float" office:value="3.5247168" calcext:value-type="float">
            <text:p>3.5247168</text:p>
          </table:table-cell>
          <table:table-cell office:value-type="float" office:value="0.271439" calcext:value-type="float">
            <text:p>0.271439</text:p>
          </table:table-cell>
          <table:table-cell office:value-type="float" office:value="243645" calcext:value-type="float">
            <text:p>243645</text:p>
          </table:table-cell>
          <table:table-cell office:value-type="float" office:value="60878" calcext:value-type="float">
            <text:p>60878</text:p>
          </table:table-cell>
          <table:table-cell table:formula="of:=[.B26]*(16.02144/100)" office:value-type="float" office:value="3.8451456" calcext:value-type="float">
            <text:p>3.8451456</text:p>
          </table:table-cell>
          <table:table-cell office:value-type="float" office:value="0.271422" calcext:value-type="float">
            <text:p>0.271422</text:p>
          </table:table-cell>
          <table:table-cell office:value-type="float" office:value="243647" calcext:value-type="float">
            <text:p>243647</text:p>
          </table:table-cell>
          <table:table-cell office:value-type="float" office:value="60878" calcext:value-type="float">
            <text:p>60878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[.B27]*(16.014/100)" office:value-type="float" office:value="4.0035" calcext:value-type="float">
            <text:p>4.0035</text:p>
          </table:table-cell>
          <table:table-cell office:value-type="float" office:value="0.268012" calcext:value-type="float">
            <text:p>0.268012</text:p>
          </table:table-cell>
          <table:table-cell office:value-type="float" office:value="243764" calcext:value-type="float">
            <text:p>243764</text:p>
          </table:table-cell>
          <table:table-cell office:value-type="float" office:value="60907" calcext:value-type="float">
            <text:p>60907</text:p>
          </table:table-cell>
          <table:table-cell table:formula="of:=[.B27]*(13.3512/100)" office:value-type="float" office:value="3.3378" calcext:value-type="float">
            <text:p>3.3378</text:p>
          </table:table-cell>
          <table:table-cell office:value-type="float" office:value="0.26812" calcext:value-type="float">
            <text:p>0.26812</text:p>
          </table:table-cell>
          <table:table-cell office:value-type="float" office:value="243755" calcext:value-type="float">
            <text:p>243755</text:p>
          </table:table-cell>
          <table:table-cell office:value-type="float" office:value="60908" calcext:value-type="float">
            <text:p>60908</text:p>
          </table:table-cell>
          <table:table-cell table:formula="of:=[.B27]*(14.01876/100)" office:value-type="float" office:value="3.50469" calcext:value-type="float">
            <text:p>3.50469</text:p>
          </table:table-cell>
          <table:table-cell office:value-type="float" office:value="0.268091" calcext:value-type="float">
            <text:p>0.268091</text:p>
          </table:table-cell>
          <table:table-cell office:value-type="float" office:value="243760" calcext:value-type="float">
            <text:p>243760</text:p>
          </table:table-cell>
          <table:table-cell office:value-type="float" office:value="60909" calcext:value-type="float">
            <text:p>60909</text:p>
          </table:table-cell>
          <table:table-cell table:formula="of:=[.B27]*(14.68632/100)" office:value-type="float" office:value="3.67158" calcext:value-type="float">
            <text:p>3.67158</text:p>
          </table:table-cell>
          <table:table-cell office:value-type="float" office:value="0.268056" calcext:value-type="float">
            <text:p>0.268056</text:p>
          </table:table-cell>
          <table:table-cell office:value-type="float" office:value="243761" calcext:value-type="float">
            <text:p>243761</text:p>
          </table:table-cell>
          <table:table-cell office:value-type="float" office:value="60908" calcext:value-type="float">
            <text:p>60908</text:p>
          </table:table-cell>
          <table:table-cell table:formula="of:=[.B27]*(16.02144/100)" office:value-type="float" office:value="4.00536" calcext:value-type="float">
            <text:p>4.00536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243760" calcext:value-type="float">
            <text:p>243760</text:p>
          </table:table-cell>
          <table:table-cell office:value-type="float" office:value="60909" calcext:value-type="float">
            <text:p>60909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[.B28]*(16.014/100)" office:value-type="float" office:value="4.16364" calcext:value-type="float">
            <text:p>4.16364</text:p>
          </table:table-cell>
          <table:table-cell office:value-type="float" office:value="0.264825" calcext:value-type="float">
            <text:p>0.264825</text:p>
          </table:table-cell>
          <table:table-cell office:value-type="float" office:value="243869" calcext:value-type="float">
            <text:p>243869</text:p>
          </table:table-cell>
          <table:table-cell office:value-type="float" office:value="60927" calcext:value-type="float">
            <text:p>60927</text:p>
          </table:table-cell>
          <table:table-cell table:formula="of:=[.B28]*(13.3512/100)" office:value-type="float" office:value="3.471312" calcext:value-type="float">
            <text:p>3.471312</text:p>
          </table:table-cell>
          <table:table-cell office:value-type="float" office:value="0.264933" calcext:value-type="float">
            <text:p>0.264933</text:p>
          </table:table-cell>
          <table:table-cell office:value-type="float" office:value="243875" calcext:value-type="float">
            <text:p>243875</text:p>
          </table:table-cell>
          <table:table-cell office:value-type="float" office:value="60922" calcext:value-type="float">
            <text:p>60922</text:p>
          </table:table-cell>
          <table:table-cell table:formula="of:=[.B28]*(14.01876/100)" office:value-type="float" office:value="3.6448776" calcext:value-type="float">
            <text:p>3.6448776</text:p>
          </table:table-cell>
          <table:table-cell office:value-type="float" office:value="0.264899" calcext:value-type="float">
            <text:p>0.264899</text:p>
          </table:table-cell>
          <table:table-cell office:value-type="float" office:value="243880" calcext:value-type="float">
            <text:p>243880</text:p>
          </table:table-cell>
          <table:table-cell office:value-type="float" office:value="60922" calcext:value-type="float">
            <text:p>60922</text:p>
          </table:table-cell>
          <table:table-cell table:formula="of:=[.B28]*(14.68632/100)" office:value-type="float" office:value="3.8184432" calcext:value-type="float">
            <text:p>3.8184432</text:p>
          </table:table-cell>
          <table:table-cell office:value-type="float" office:value="0.264866" calcext:value-type="float">
            <text:p>0.264866</text:p>
          </table:table-cell>
          <table:table-cell office:value-type="float" office:value="243881" calcext:value-type="float">
            <text:p>243881</text:p>
          </table:table-cell>
          <table:table-cell office:value-type="float" office:value="60923" calcext:value-type="float">
            <text:p>60923</text:p>
          </table:table-cell>
          <table:table-cell table:formula="of:=[.B28]*(16.02144/100)" office:value-type="float" office:value="4.1655744" calcext:value-type="float">
            <text:p>4.1655744</text:p>
          </table:table-cell>
          <table:table-cell office:value-type="float" office:value="0.264849" calcext:value-type="float">
            <text:p>0.264849</text:p>
          </table:table-cell>
          <table:table-cell office:value-type="float" office:value="243886" calcext:value-type="float">
            <text:p>243886</text:p>
          </table:table-cell>
          <table:table-cell office:value-type="float" office:value="60923" calcext:value-type="float">
            <text:p>60923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[.B29]*(16.014/100)" office:value-type="float" office:value="4.32378" calcext:value-type="float">
            <text:p>4.32378</text:p>
          </table:table-cell>
          <table:table-cell office:value-type="float" office:value="0.261828" calcext:value-type="float">
            <text:p>0.261828</text:p>
          </table:table-cell>
          <table:table-cell office:value-type="float" office:value="243979" calcext:value-type="float">
            <text:p>243979</text:p>
          </table:table-cell>
          <table:table-cell office:value-type="float" office:value="60956" calcext:value-type="float">
            <text:p>60956</text:p>
          </table:table-cell>
          <table:table-cell table:formula="of:=[.B29]*(13.3512/100)" office:value-type="float" office:value="3.604824" calcext:value-type="float">
            <text:p>3.604824</text:p>
          </table:table-cell>
          <table:table-cell office:value-type="float" office:value="0.261936" calcext:value-type="float">
            <text:p>0.261936</text:p>
          </table:table-cell>
          <table:table-cell office:value-type="float" office:value="243977" calcext:value-type="float">
            <text:p>243977</text:p>
          </table:table-cell>
          <table:table-cell office:value-type="float" office:value="60956" calcext:value-type="float">
            <text:p>60956</text:p>
          </table:table-cell>
          <table:table-cell table:formula="of:=[.B29]*(14.01876/100)" office:value-type="float" office:value="3.7850652" calcext:value-type="float">
            <text:p>3.7850652</text:p>
          </table:table-cell>
          <table:table-cell office:value-type="float" office:value="0.261901" calcext:value-type="float">
            <text:p>0.261901</text:p>
          </table:table-cell>
          <table:table-cell office:value-type="float" office:value="243983" calcext:value-type="float">
            <text:p>243983</text:p>
          </table:table-cell>
          <table:table-cell office:value-type="float" office:value="60958" calcext:value-type="float">
            <text:p>60958</text:p>
          </table:table-cell>
          <table:table-cell table:formula="of:=[.B29]*(14.68632/100)" office:value-type="float" office:value="3.9653064" calcext:value-type="float">
            <text:p>3.9653064</text:p>
          </table:table-cell>
          <table:table-cell office:value-type="float" office:value="0.261868" calcext:value-type="float">
            <text:p>0.261868</text:p>
          </table:table-cell>
          <table:table-cell office:value-type="float" office:value="243984" calcext:value-type="float">
            <text:p>243984</text:p>
          </table:table-cell>
          <table:table-cell office:value-type="float" office:value="60959" calcext:value-type="float">
            <text:p>60959</text:p>
          </table:table-cell>
          <table:table-cell table:formula="of:=[.B29]*(16.02144/100)" office:value-type="float" office:value="4.3257888" calcext:value-type="float">
            <text:p>4.3257888</text:p>
          </table:table-cell>
          <table:table-cell office:value-type="float" office:value="0.261851" calcext:value-type="float">
            <text:p>0.261851</text:p>
          </table:table-cell>
          <table:table-cell office:value-type="float" office:value="243984" calcext:value-type="float">
            <text:p>243984</text:p>
          </table:table-cell>
          <table:table-cell office:value-type="float" office:value="60962" calcext:value-type="float">
            <text:p>6096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[.B30]*(16.014/100)" office:value-type="float" office:value="4.48392" calcext:value-type="float">
            <text:p>4.48392</text:p>
          </table:table-cell>
          <table:table-cell office:value-type="float" office:value="0.258988" calcext:value-type="float">
            <text:p>0.258988</text:p>
          </table:table-cell>
          <table:table-cell office:value-type="float" office:value="244082" calcext:value-type="float">
            <text:p>244082</text:p>
          </table:table-cell>
          <table:table-cell office:value-type="float" office:value="60980" calcext:value-type="float">
            <text:p>60980</text:p>
          </table:table-cell>
          <table:table-cell table:formula="of:=[.B30]*(13.3512/100)" office:value-type="float" office:value="3.738336" calcext:value-type="float">
            <text:p>3.738336</text:p>
          </table:table-cell>
          <table:table-cell office:value-type="float" office:value="0.259094" calcext:value-type="float">
            <text:p>0.259094</text:p>
          </table:table-cell>
          <table:table-cell office:value-type="float" office:value="244088" calcext:value-type="float">
            <text:p>244088</text:p>
          </table:table-cell>
          <table:table-cell office:value-type="float" office:value="60986" calcext:value-type="float">
            <text:p>60986</text:p>
          </table:table-cell>
          <table:table-cell table:formula="of:=[.B30]*(14.01876/100)" office:value-type="float" office:value="3.9252528" calcext:value-type="float">
            <text:p>3.9252528</text:p>
          </table:table-cell>
          <table:table-cell office:value-type="float" office:value="0.259056" calcext:value-type="float">
            <text:p>0.259056</text:p>
          </table:table-cell>
          <table:table-cell office:value-type="float" office:value="244090" calcext:value-type="float">
            <text:p>244090</text:p>
          </table:table-cell>
          <table:table-cell office:value-type="float" office:value="60986" calcext:value-type="float">
            <text:p>60986</text:p>
          </table:table-cell>
          <table:table-cell table:formula="of:=[.B30]*(14.68632/100)" office:value-type="float" office:value="4.1121696" calcext:value-type="float">
            <text:p>4.1121696</text:p>
          </table:table-cell>
          <table:table-cell office:value-type="float" office:value="0.259027" calcext:value-type="float">
            <text:p>0.259027</text:p>
          </table:table-cell>
          <table:table-cell office:value-type="float" office:value="244094" calcext:value-type="float">
            <text:p>244094</text:p>
          </table:table-cell>
          <table:table-cell office:value-type="float" office:value="60986" calcext:value-type="float">
            <text:p>60986</text:p>
          </table:table-cell>
          <table:table-cell table:formula="of:=[.B30]*(16.02144/100)" office:value-type="float" office:value="4.4860032" calcext:value-type="float">
            <text:p>4.4860032</text:p>
          </table:table-cell>
          <table:table-cell office:value-type="float" office:value="0.25901" calcext:value-type="float">
            <text:p>0.25901</text:p>
          </table:table-cell>
          <table:table-cell office:value-type="float" office:value="244094" calcext:value-type="float">
            <text:p>244094</text:p>
          </table:table-cell>
          <table:table-cell office:value-type="float" office:value="60987" calcext:value-type="float">
            <text:p>6098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[.B31]*(16.014/100)" office:value-type="float" office:value="4.64406" calcext:value-type="float">
            <text:p>4.64406</text:p>
          </table:table-cell>
          <table:table-cell office:value-type="float" office:value="0.256308" calcext:value-type="float">
            <text:p>0.256308</text:p>
          </table:table-cell>
          <table:table-cell office:value-type="float" office:value="244185" calcext:value-type="float">
            <text:p>244185</text:p>
          </table:table-cell>
          <table:table-cell office:value-type="float" office:value="60998" calcext:value-type="float">
            <text:p>60998</text:p>
          </table:table-cell>
          <table:table-cell table:formula="of:=[.B31]*(13.3512/100)" office:value-type="float" office:value="3.871848" calcext:value-type="float">
            <text:p>3.871848</text:p>
          </table:table-cell>
          <table:table-cell office:value-type="float" office:value="0.256416" calcext:value-type="float">
            <text:p>0.256416</text:p>
          </table:table-cell>
          <table:table-cell office:value-type="float" office:value="244195" calcext:value-type="float">
            <text:p>244195</text:p>
          </table:table-cell>
          <table:table-cell office:value-type="float" office:value="61001" calcext:value-type="float">
            <text:p>61001</text:p>
          </table:table-cell>
          <table:table-cell table:formula="of:=[.B31]*(14.01876/100)" office:value-type="float" office:value="4.0654404" calcext:value-type="float">
            <text:p>4.0654404</text:p>
          </table:table-cell>
          <table:table-cell office:value-type="float" office:value="0.256374" calcext:value-type="float">
            <text:p>0.256374</text:p>
          </table:table-cell>
          <table:table-cell office:value-type="float" office:value="244197" calcext:value-type="float">
            <text:p>244197</text:p>
          </table:table-cell>
          <table:table-cell office:value-type="float" office:value="61004" calcext:value-type="float">
            <text:p>61004</text:p>
          </table:table-cell>
          <table:table-cell table:formula="of:=[.B31]*(14.68632/100)" office:value-type="float" office:value="4.2590328" calcext:value-type="float">
            <text:p>4.2590328</text:p>
          </table:table-cell>
          <table:table-cell office:value-type="float" office:value="0.256347" calcext:value-type="float">
            <text:p>0.256347</text:p>
          </table:table-cell>
          <table:table-cell office:value-type="float" office:value="244201" calcext:value-type="float">
            <text:p>244201</text:p>
          </table:table-cell>
          <table:table-cell office:value-type="float" office:value="61004" calcext:value-type="float">
            <text:p>61004</text:p>
          </table:table-cell>
          <table:table-cell table:formula="of:=[.B31]*(16.02144/100)" office:value-type="float" office:value="4.6462176" calcext:value-type="float">
            <text:p>4.6462176</text:p>
          </table:table-cell>
          <table:table-cell office:value-type="float" office:value="0.256329" calcext:value-type="float">
            <text:p>0.256329</text:p>
          </table:table-cell>
          <table:table-cell office:value-type="float" office:value="244202" calcext:value-type="float">
            <text:p>244202</text:p>
          </table:table-cell>
          <table:table-cell office:value-type="float" office:value="61004" calcext:value-type="float">
            <text:p>61004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[.B32]*(16.014/100)" office:value-type="float" office:value="4.8042" calcext:value-type="float">
            <text:p>4.8042</text:p>
          </table:table-cell>
          <table:table-cell office:value-type="float" office:value="0.253768" calcext:value-type="float">
            <text:p>0.253768</text:p>
          </table:table-cell>
          <table:table-cell office:value-type="float" office:value="244276" calcext:value-type="float">
            <text:p>244276</text:p>
          </table:table-cell>
          <table:table-cell office:value-type="float" office:value="61035" calcext:value-type="float">
            <text:p>61035</text:p>
          </table:table-cell>
          <table:table-cell table:formula="of:=[.B32]*(13.3512/100)" office:value-type="float" office:value="4.00536" calcext:value-type="float">
            <text:p>4.00536</text:p>
          </table:table-cell>
          <table:table-cell office:value-type="float" office:value="0.253877" calcext:value-type="float">
            <text:p>0.253877</text:p>
          </table:table-cell>
          <table:table-cell office:value-type="float" office:value="244279" calcext:value-type="float">
            <text:p>244279</text:p>
          </table:table-cell>
          <table:table-cell office:value-type="float" office:value="61036" calcext:value-type="float">
            <text:p>61036</text:p>
          </table:table-cell>
          <table:table-cell table:formula="of:=[.B32]*(14.01876/100)" office:value-type="float" office:value="4.205628" calcext:value-type="float">
            <text:p>4.205628</text:p>
          </table:table-cell>
          <table:table-cell office:value-type="float" office:value="0.253833" calcext:value-type="float">
            <text:p>0.253833</text:p>
          </table:table-cell>
          <table:table-cell office:value-type="float" office:value="244282" calcext:value-type="float">
            <text:p>244282</text:p>
          </table:table-cell>
          <table:table-cell office:value-type="float" office:value="61037" calcext:value-type="float">
            <text:p>61037</text:p>
          </table:table-cell>
          <table:table-cell table:formula="of:=[.B32]*(14.68632/100)" office:value-type="float" office:value="4.405896" calcext:value-type="float">
            <text:p>4.405896</text:p>
          </table:table-cell>
          <table:table-cell office:value-type="float" office:value="0.253807" calcext:value-type="float">
            <text:p>0.253807</text:p>
          </table:table-cell>
          <table:table-cell office:value-type="float" office:value="244282" calcext:value-type="float">
            <text:p>244282</text:p>
          </table:table-cell>
          <table:table-cell office:value-type="float" office:value="61037" calcext:value-type="float">
            <text:p>61037</text:p>
          </table:table-cell>
          <table:table-cell table:formula="of:=[.B32]*(16.02144/100)" office:value-type="float" office:value="4.806432" calcext:value-type="float">
            <text:p>4.806432</text:p>
          </table:table-cell>
          <table:table-cell office:value-type="float" office:value="0.253789" calcext:value-type="float">
            <text:p>0.253789</text:p>
          </table:table-cell>
          <table:table-cell office:value-type="float" office:value="244279" calcext:value-type="float">
            <text:p>244279</text:p>
          </table:table-cell>
          <table:table-cell office:value-type="float" office:value="61037" calcext:value-type="float">
            <text:p>61037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[.B33]*(16.014/100)" office:value-type="float" office:value="4.96434" calcext:value-type="float">
            <text:p>4.96434</text:p>
          </table:table-cell>
          <table:table-cell office:value-type="float" office:value="0.251347" calcext:value-type="float">
            <text:p>0.251347</text:p>
          </table:table-cell>
          <table:table-cell office:value-type="float" office:value="244349" calcext:value-type="float">
            <text:p>244349</text:p>
          </table:table-cell>
          <table:table-cell office:value-type="float" office:value="61054" calcext:value-type="float">
            <text:p>61054</text:p>
          </table:table-cell>
          <table:table-cell table:formula="of:=[.B33]*(13.3512/100)" office:value-type="float" office:value="4.138872" calcext:value-type="float">
            <text:p>4.138872</text:p>
          </table:table-cell>
          <table:table-cell office:value-type="float" office:value="0.251456" calcext:value-type="float">
            <text:p>0.251456</text:p>
          </table:table-cell>
          <table:table-cell office:value-type="float" office:value="244346" calcext:value-type="float">
            <text:p>244346</text:p>
          </table:table-cell>
          <table:table-cell office:value-type="float" office:value="61062" calcext:value-type="float">
            <text:p>61062</text:p>
          </table:table-cell>
          <table:table-cell table:formula="of:=[.B33]*(14.01876/100)" office:value-type="float" office:value="4.3458156" calcext:value-type="float">
            <text:p>4.3458156</text:p>
          </table:table-cell>
          <table:table-cell office:value-type="float" office:value="0.251411" calcext:value-type="float">
            <text:p>0.251411</text:p>
          </table:table-cell>
          <table:table-cell office:value-type="float" office:value="244349" calcext:value-type="float">
            <text:p>244349</text:p>
          </table:table-cell>
          <table:table-cell office:value-type="float" office:value="61062" calcext:value-type="float">
            <text:p>61062</text:p>
          </table:table-cell>
          <table:table-cell table:formula="of:=[.B33]*(14.68632/100)" office:value-type="float" office:value="4.5527592" calcext:value-type="float">
            <text:p>4.5527592</text:p>
          </table:table-cell>
          <table:table-cell office:value-type="float" office:value="0.251383" calcext:value-type="float">
            <text:p>0.251383</text:p>
          </table:table-cell>
          <table:table-cell office:value-type="float" office:value="244350" calcext:value-type="float">
            <text:p>244350</text:p>
          </table:table-cell>
          <table:table-cell office:value-type="float" office:value="61063" calcext:value-type="float">
            <text:p>61063</text:p>
          </table:table-cell>
          <table:table-cell table:formula="of:=[.B33]*(16.02144/100)" office:value-type="float" office:value="4.9666464" calcext:value-type="float">
            <text:p>4.9666464</text:p>
          </table:table-cell>
          <table:table-cell office:value-type="float" office:value="0.251368" calcext:value-type="float">
            <text:p>0.251368</text:p>
          </table:table-cell>
          <table:table-cell office:value-type="float" office:value="244351" calcext:value-type="float">
            <text:p>244351</text:p>
          </table:table-cell>
          <table:table-cell office:value-type="float" office:value="61063" calcext:value-type="float">
            <text:p>61063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[.B34]*(16.014/100)" office:value-type="float" office:value="5.12448" calcext:value-type="float">
            <text:p>5.12448</text:p>
          </table:table-cell>
          <table:table-cell office:value-type="float" office:value="0.249055" calcext:value-type="float">
            <text:p>0.249055</text:p>
          </table:table-cell>
          <table:table-cell office:value-type="float" office:value="244439" calcext:value-type="float">
            <text:p>244439</text:p>
          </table:table-cell>
          <table:table-cell office:value-type="float" office:value="61090" calcext:value-type="float">
            <text:p>61090</text:p>
          </table:table-cell>
          <table:table-cell table:formula="of:=[.B34]*(13.3512/100)" office:value-type="float" office:value="4.272384" calcext:value-type="float">
            <text:p>4.272384</text:p>
          </table:table-cell>
          <table:table-cell office:value-type="float" office:value="0.249165" calcext:value-type="float">
            <text:p>0.249165</text:p>
          </table:table-cell>
          <table:table-cell office:value-type="float" office:value="244438" calcext:value-type="float">
            <text:p>244438</text:p>
          </table:table-cell>
          <table:table-cell office:value-type="float" office:value="61089" calcext:value-type="float">
            <text:p>61089</text:p>
          </table:table-cell>
          <table:table-cell table:formula="of:=[.B34]*(14.01876/100)" office:value-type="float" office:value="4.4860032" calcext:value-type="float">
            <text:p>4.4860032</text:p>
          </table:table-cell>
          <table:table-cell office:value-type="float" office:value="0.249116" calcext:value-type="float">
            <text:p>0.249116</text:p>
          </table:table-cell>
          <table:table-cell office:value-type="float" office:value="244442" calcext:value-type="float">
            <text:p>244442</text:p>
          </table:table-cell>
          <table:table-cell office:value-type="float" office:value="61092" calcext:value-type="float">
            <text:p>61092</text:p>
          </table:table-cell>
          <table:table-cell table:formula="of:=[.B34]*(14.68632/100)" office:value-type="float" office:value="4.6996224" calcext:value-type="float">
            <text:p>4.6996224</text:p>
          </table:table-cell>
          <table:table-cell office:value-type="float" office:value="0.249088" calcext:value-type="float">
            <text:p>0.249088</text:p>
          </table:table-cell>
          <table:table-cell office:value-type="float" office:value="244447" calcext:value-type="float">
            <text:p>244447</text:p>
          </table:table-cell>
          <table:table-cell office:value-type="float" office:value="61092" calcext:value-type="float">
            <text:p>61092</text:p>
          </table:table-cell>
          <table:table-cell table:formula="of:=[.B34]*(16.02144/100)" office:value-type="float" office:value="5.1268608" calcext:value-type="float">
            <text:p>5.1268608</text:p>
          </table:table-cell>
          <table:table-cell office:value-type="float" office:value="0.249073" calcext:value-type="float">
            <text:p>0.249073</text:p>
          </table:table-cell>
          <table:table-cell office:value-type="float" office:value="244449" calcext:value-type="float">
            <text:p>244449</text:p>
          </table:table-cell>
          <table:table-cell office:value-type="float" office:value="61092" calcext:value-type="float">
            <text:p>61092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formula="of:=[.B35]*(16.014/100)" office:value-type="float" office:value="5.28462" calcext:value-type="float">
            <text:p>5.28462</text:p>
          </table:table-cell>
          <table:table-cell office:value-type="float" office:value="0.246862" calcext:value-type="float">
            <text:p>0.246862</text:p>
          </table:table-cell>
          <table:table-cell office:value-type="float" office:value="244524" calcext:value-type="float">
            <text:p>244524</text:p>
          </table:table-cell>
          <table:table-cell office:value-type="float" office:value="61101" calcext:value-type="float">
            <text:p>61101</text:p>
          </table:table-cell>
          <table:table-cell table:formula="of:=[.B35]*(13.3512/100)" office:value-type="float" office:value="4.405896" calcext:value-type="float">
            <text:p>4.405896</text:p>
          </table:table-cell>
          <table:table-cell office:value-type="float" office:value="0.246976" calcext:value-type="float">
            <text:p>0.246976</text:p>
          </table:table-cell>
          <table:table-cell office:value-type="float" office:value="244524" calcext:value-type="float">
            <text:p>244524</text:p>
          </table:table-cell>
          <table:table-cell office:value-type="float" office:value="61102" calcext:value-type="float">
            <text:p>61102</text:p>
          </table:table-cell>
          <table:table-cell table:formula="of:=[.B35]*(14.01876/100)" office:value-type="float" office:value="4.6261908" calcext:value-type="float">
            <text:p>4.6261908</text:p>
          </table:table-cell>
          <table:table-cell office:value-type="float" office:value="0.246925" calcext:value-type="float">
            <text:p>0.246925</text:p>
          </table:table-cell>
          <table:table-cell office:value-type="float" office:value="244531" calcext:value-type="float">
            <text:p>244531</text:p>
          </table:table-cell>
          <table:table-cell office:value-type="float" office:value="61102" calcext:value-type="float">
            <text:p>61102</text:p>
          </table:table-cell>
          <table:table-cell table:formula="of:=[.B35]*(14.68632/100)" office:value-type="float" office:value="4.8464856" calcext:value-type="float">
            <text:p>4.8464856</text:p>
          </table:table-cell>
          <table:table-cell office:value-type="float" office:value="0.246897" calcext:value-type="float">
            <text:p>0.246897</text:p>
          </table:table-cell>
          <table:table-cell office:value-type="float" office:value="244532" calcext:value-type="float">
            <text:p>244532</text:p>
          </table:table-cell>
          <table:table-cell office:value-type="float" office:value="61103" calcext:value-type="float">
            <text:p>61103</text:p>
          </table:table-cell>
          <table:table-cell table:formula="of:=[.B35]*(16.02144/100)" office:value-type="float" office:value="5.2870752" calcext:value-type="float">
            <text:p>5.2870752</text:p>
          </table:table-cell>
          <table:table-cell office:value-type="float" office:value="0.246882" calcext:value-type="float">
            <text:p>0.246882</text:p>
          </table:table-cell>
          <table:table-cell office:value-type="float" office:value="244533" calcext:value-type="float">
            <text:p>244533</text:p>
          </table:table-cell>
          <table:table-cell office:value-type="float" office:value="61103" calcext:value-type="float">
            <text:p>61103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[.B36]*(16.014/100)" office:value-type="float" office:value="5.44476" calcext:value-type="float">
            <text:p>5.44476</text:p>
          </table:table-cell>
          <table:table-cell office:value-type="float" office:value="0.244776" calcext:value-type="float">
            <text:p>0.244776</text:p>
          </table:table-cell>
          <table:table-cell office:value-type="float" office:value="244617" calcext:value-type="float">
            <text:p>244617</text:p>
          </table:table-cell>
          <table:table-cell office:value-type="float" office:value="61124" calcext:value-type="float">
            <text:p>61124</text:p>
          </table:table-cell>
          <table:table-cell table:formula="of:=[.B36]*(13.3512/100)" office:value-type="float" office:value="4.539408" calcext:value-type="float">
            <text:p>4.539408</text:p>
          </table:table-cell>
          <table:table-cell office:value-type="float" office:value="0.244886" calcext:value-type="float">
            <text:p>0.244886</text:p>
          </table:table-cell>
          <table:table-cell office:value-type="float" office:value="244609" calcext:value-type="float">
            <text:p>244609</text:p>
          </table:table-cell>
          <table:table-cell office:value-type="float" office:value="61125" calcext:value-type="float">
            <text:p>61125</text:p>
          </table:table-cell>
          <table:table-cell table:formula="of:=[.B36]*(14.01876/100)" office:value-type="float" office:value="4.7663784" calcext:value-type="float">
            <text:p>4.7663784</text:p>
          </table:table-cell>
          <table:table-cell office:value-type="float" office:value="0.244834" calcext:value-type="float">
            <text:p>0.244834</text:p>
          </table:table-cell>
          <table:table-cell office:value-type="float" office:value="244612" calcext:value-type="float">
            <text:p>244612</text:p>
          </table:table-cell>
          <table:table-cell office:value-type="float" office:value="61126" calcext:value-type="float">
            <text:p>61126</text:p>
          </table:table-cell>
          <table:table-cell table:formula="of:=[.B36]*(14.68632/100)" office:value-type="float" office:value="4.9933488" calcext:value-type="float">
            <text:p>4.9933488</text:p>
          </table:table-cell>
          <table:table-cell office:value-type="float" office:value="0.244807" calcext:value-type="float">
            <text:p>0.244807</text:p>
          </table:table-cell>
          <table:table-cell office:value-type="float" office:value="244614" calcext:value-type="float">
            <text:p>244614</text:p>
          </table:table-cell>
          <table:table-cell office:value-type="float" office:value="61127" calcext:value-type="float">
            <text:p>61127</text:p>
          </table:table-cell>
          <table:table-cell table:formula="of:=[.B36]*(16.02144/100)" office:value-type="float" office:value="5.4472896" calcext:value-type="float">
            <text:p>5.4472896</text:p>
          </table:table-cell>
          <table:table-cell office:value-type="float" office:value="0.244792" calcext:value-type="float">
            <text:p>0.244792</text:p>
          </table:table-cell>
          <table:table-cell office:value-type="float" office:value="244614" calcext:value-type="float">
            <text:p>244614</text:p>
          </table:table-cell>
          <table:table-cell office:value-type="float" office:value="61127" calcext:value-type="float">
            <text:p>61127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formula="of:=[.B37]*(16.014/100)" office:value-type="float" office:value="5.6049" calcext:value-type="float">
            <text:p>5.6049</text:p>
          </table:table-cell>
          <table:table-cell office:value-type="float" office:value="0.24278" calcext:value-type="float">
            <text:p>0.24278</text:p>
          </table:table-cell>
          <table:table-cell office:value-type="float" office:value="244709" calcext:value-type="float">
            <text:p>244709</text:p>
          </table:table-cell>
          <table:table-cell office:value-type="float" office:value="61151" calcext:value-type="float">
            <text:p>61151</text:p>
          </table:table-cell>
          <table:table-cell table:formula="of:=[.B37]*(13.3512/100)" office:value-type="float" office:value="4.67292" calcext:value-type="float">
            <text:p>4.67292</text:p>
          </table:table-cell>
          <table:table-cell office:value-type="float" office:value="0.24289" calcext:value-type="float">
            <text:p>0.24289</text:p>
          </table:table-cell>
          <table:table-cell office:value-type="float" office:value="244707" calcext:value-type="float">
            <text:p>244707</text:p>
          </table:table-cell>
          <table:table-cell office:value-type="float" office:value="61150" calcext:value-type="float">
            <text:p>61150</text:p>
          </table:table-cell>
          <table:table-cell table:formula="of:=[.B37]*(14.01876/100)" office:value-type="float" office:value="4.906566" calcext:value-type="float">
            <text:p>4.906566</text:p>
          </table:table-cell>
          <table:table-cell office:value-type="float" office:value="0.242837" calcext:value-type="float">
            <text:p>0.242837</text:p>
          </table:table-cell>
          <table:table-cell office:value-type="float" office:value="244711" calcext:value-type="float">
            <text:p>244711</text:p>
          </table:table-cell>
          <table:table-cell office:value-type="float" office:value="61151" calcext:value-type="float">
            <text:p>61151</text:p>
          </table:table-cell>
          <table:table-cell table:formula="of:=[.B37]*(14.68632/100)" office:value-type="float" office:value="5.140212" calcext:value-type="float">
            <text:p>5.140212</text:p>
          </table:table-cell>
          <table:table-cell office:value-type="float" office:value="0.24281" calcext:value-type="float">
            <text:p>0.24281</text:p>
          </table:table-cell>
          <table:table-cell office:value-type="float" office:value="244713" calcext:value-type="float">
            <text:p>244713</text:p>
          </table:table-cell>
          <table:table-cell office:value-type="float" office:value="61152" calcext:value-type="float">
            <text:p>61152</text:p>
          </table:table-cell>
          <table:table-cell table:formula="of:=[.B37]*(16.02144/100)" office:value-type="float" office:value="5.607504" calcext:value-type="float">
            <text:p>5.607504</text:p>
          </table:table-cell>
          <table:table-cell office:value-type="float" office:value="0.242796" calcext:value-type="float">
            <text:p>0.242796</text:p>
          </table:table-cell>
          <table:table-cell office:value-type="float" office:value="244715" calcext:value-type="float">
            <text:p>244715</text:p>
          </table:table-cell>
          <table:table-cell office:value-type="float" office:value="61152" calcext:value-type="float">
            <text:p>61152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formula="of:=[.B38]*(16.014/100)" office:value-type="float" office:value="5.76504" calcext:value-type="float">
            <text:p>5.76504</text:p>
          </table:table-cell>
          <table:table-cell office:value-type="float" office:value="0.240871" calcext:value-type="float">
            <text:p>0.240871</text:p>
          </table:table-cell>
          <table:table-cell office:value-type="float" office:value="244793" calcext:value-type="float">
            <text:p>244793</text:p>
          </table:table-cell>
          <table:table-cell office:value-type="float" office:value="61168" calcext:value-type="float">
            <text:p>61168</text:p>
          </table:table-cell>
          <table:table-cell table:formula="of:=[.B38]*(13.3512/100)" office:value-type="float" office:value="4.806432" calcext:value-type="float">
            <text:p>4.806432</text:p>
          </table:table-cell>
          <table:table-cell office:value-type="float" office:value="0.240983" calcext:value-type="float">
            <text:p>0.240983</text:p>
          </table:table-cell>
          <table:table-cell office:value-type="float" office:value="244784" calcext:value-type="float">
            <text:p>244784</text:p>
          </table:table-cell>
          <table:table-cell office:value-type="float" office:value="61165" calcext:value-type="float">
            <text:p>61165</text:p>
          </table:table-cell>
          <table:table-cell table:formula="of:=[.B38]*(14.01876/100)" office:value-type="float" office:value="5.0467536" calcext:value-type="float">
            <text:p>5.0467536</text:p>
          </table:table-cell>
          <table:table-cell office:value-type="float" office:value="0.240929" calcext:value-type="float">
            <text:p>0.240929</text:p>
          </table:table-cell>
          <table:table-cell office:value-type="float" office:value="244792" calcext:value-type="float">
            <text:p>244792</text:p>
          </table:table-cell>
          <table:table-cell office:value-type="float" office:value="61167" calcext:value-type="float">
            <text:p>61167</text:p>
          </table:table-cell>
          <table:table-cell table:formula="of:=[.B38]*(14.68632/100)" office:value-type="float" office:value="5.2870752" calcext:value-type="float">
            <text:p>5.2870752</text:p>
          </table:table-cell>
          <table:table-cell office:value-type="float" office:value="0.2409" calcext:value-type="float">
            <text:p>0.2409</text:p>
          </table:table-cell>
          <table:table-cell office:value-type="float" office:value="244795" calcext:value-type="float">
            <text:p>244795</text:p>
          </table:table-cell>
          <table:table-cell office:value-type="float" office:value="61169" calcext:value-type="float">
            <text:p>61169</text:p>
          </table:table-cell>
          <table:table-cell table:formula="of:=[.B38]*(16.02144/100)" office:value-type="float" office:value="5.7677184" calcext:value-type="float">
            <text:p>5.7677184</text:p>
          </table:table-cell>
          <table:table-cell office:value-type="float" office:value="0.240886" calcext:value-type="float">
            <text:p>0.240886</text:p>
          </table:table-cell>
          <table:table-cell office:value-type="float" office:value="244795" calcext:value-type="float">
            <text:p>244795</text:p>
          </table:table-cell>
          <table:table-cell office:value-type="float" office:value="61169" calcext:value-type="float">
            <text:p>61169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formula="of:=[.B39]*(16.014/100)" office:value-type="float" office:value="5.92518" calcext:value-type="float">
            <text:p>5.92518</text:p>
          </table:table-cell>
          <table:table-cell office:value-type="float" office:value="0.239043" calcext:value-type="float">
            <text:p>0.239043</text:p>
          </table:table-cell>
          <table:table-cell office:value-type="float" office:value="244843" calcext:value-type="float">
            <text:p>244843</text:p>
          </table:table-cell>
          <table:table-cell office:value-type="float" office:value="61183" calcext:value-type="float">
            <text:p>61183</text:p>
          </table:table-cell>
          <table:table-cell table:formula="of:=[.B39]*(13.3512/100)" office:value-type="float" office:value="4.939944" calcext:value-type="float">
            <text:p>4.939944</text:p>
          </table:table-cell>
          <table:table-cell office:value-type="float" office:value="0.239154" calcext:value-type="float">
            <text:p>0.239154</text:p>
          </table:table-cell>
          <table:table-cell office:value-type="float" office:value="244843" calcext:value-type="float">
            <text:p>244843</text:p>
          </table:table-cell>
          <table:table-cell office:value-type="float" office:value="61181" calcext:value-type="float">
            <text:p>61181</text:p>
          </table:table-cell>
          <table:table-cell table:formula="of:=[.B39]*(14.01876/100)" office:value-type="float" office:value="5.1869412" calcext:value-type="float">
            <text:p>5.1869412</text:p>
          </table:table-cell>
          <table:table-cell office:value-type="float" office:value="0.2391" calcext:value-type="float">
            <text:p>0.2391</text:p>
          </table:table-cell>
          <table:table-cell office:value-type="float" office:value="244847" calcext:value-type="float">
            <text:p>244847</text:p>
          </table:table-cell>
          <table:table-cell office:value-type="float" office:value="61182" calcext:value-type="float">
            <text:p>61182</text:p>
          </table:table-cell>
          <table:table-cell table:formula="of:=[.B39]*(14.68632/100)" office:value-type="float" office:value="5.4339384" calcext:value-type="float">
            <text:p>5.4339384</text:p>
          </table:table-cell>
          <table:table-cell office:value-type="float" office:value="0.239071" calcext:value-type="float">
            <text:p>0.239071</text:p>
          </table:table-cell>
          <table:table-cell office:value-type="float" office:value="244849" calcext:value-type="float">
            <text:p>244849</text:p>
          </table:table-cell>
          <table:table-cell office:value-type="float" office:value="61183" calcext:value-type="float">
            <text:p>61183</text:p>
          </table:table-cell>
          <table:table-cell table:formula="of:=[.B39]*(16.02144/100)" office:value-type="float" office:value="5.9279328" calcext:value-type="float">
            <text:p>5.9279328</text:p>
          </table:table-cell>
          <table:table-cell office:value-type="float" office:value="0.239058" calcext:value-type="float">
            <text:p>0.239058</text:p>
          </table:table-cell>
          <table:table-cell office:value-type="float" office:value="244851" calcext:value-type="float">
            <text:p>244851</text:p>
          </table:table-cell>
          <table:table-cell office:value-type="float" office:value="61184" calcext:value-type="float">
            <text:p>61184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formula="of:=[.B40]*(16.014/100)" office:value-type="float" office:value="6.08532" calcext:value-type="float">
            <text:p>6.08532</text:p>
          </table:table-cell>
          <table:table-cell office:value-type="float" office:value="0.237291" calcext:value-type="float">
            <text:p>0.237291</text:p>
          </table:table-cell>
          <table:table-cell office:value-type="float" office:value="244904" calcext:value-type="float">
            <text:p>244904</text:p>
          </table:table-cell>
          <table:table-cell office:value-type="float" office:value="61204" calcext:value-type="float">
            <text:p>61204</text:p>
          </table:table-cell>
          <table:table-cell table:formula="of:=[.B40]*(13.3512/100)" office:value-type="float" office:value="5.073456" calcext:value-type="float">
            <text:p>5.073456</text:p>
          </table:table-cell>
          <table:table-cell office:value-type="float" office:value="0.237402" calcext:value-type="float">
            <text:p>0.237402</text:p>
          </table:table-cell>
          <table:table-cell office:value-type="float" office:value="244896" calcext:value-type="float">
            <text:p>244896</text:p>
          </table:table-cell>
          <table:table-cell office:value-type="float" office:value="61206" calcext:value-type="float">
            <text:p>61206</text:p>
          </table:table-cell>
          <table:table-cell table:formula="of:=[.B40]*(14.01876/100)" office:value-type="float" office:value="5.3271288" calcext:value-type="float">
            <text:p>5.3271288</text:p>
          </table:table-cell>
          <table:table-cell office:value-type="float" office:value="0.237347" calcext:value-type="float">
            <text:p>0.237347</text:p>
          </table:table-cell>
          <table:table-cell office:value-type="float" office:value="244900" calcext:value-type="float">
            <text:p>244900</text:p>
          </table:table-cell>
          <table:table-cell office:value-type="float" office:value="61205" calcext:value-type="float">
            <text:p>61205</text:p>
          </table:table-cell>
          <table:table-cell table:formula="of:=[.B40]*(14.68632/100)" office:value-type="float" office:value="5.5808016" calcext:value-type="float">
            <text:p>5.5808016</text:p>
          </table:table-cell>
          <table:table-cell office:value-type="float" office:value="0.237319" calcext:value-type="float">
            <text:p>0.237319</text:p>
          </table:table-cell>
          <table:table-cell office:value-type="float" office:value="244901" calcext:value-type="float">
            <text:p>244901</text:p>
          </table:table-cell>
          <table:table-cell office:value-type="float" office:value="61206" calcext:value-type="float">
            <text:p>61206</text:p>
          </table:table-cell>
          <table:table-cell table:formula="of:=[.B40]*(16.02144/100)" office:value-type="float" office:value="6.0881472" calcext:value-type="float">
            <text:p>6.0881472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244902" calcext:value-type="float">
            <text:p>244902</text:p>
          </table:table-cell>
          <table:table-cell office:value-type="float" office:value="61205" calcext:value-type="float">
            <text:p>61205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formula="of:=[.B41]*(16.014/100)" office:value-type="float" office:value="6.24546" calcext:value-type="float">
            <text:p>6.24546</text:p>
          </table:table-cell>
          <table:table-cell office:value-type="float" office:value="0.235606" calcext:value-type="float">
            <text:p>0.235606</text:p>
          </table:table-cell>
          <table:table-cell office:value-type="float" office:value="244962" calcext:value-type="float">
            <text:p>244962</text:p>
          </table:table-cell>
          <table:table-cell office:value-type="float" office:value="61230" calcext:value-type="float">
            <text:p>61230</text:p>
          </table:table-cell>
          <table:table-cell table:formula="of:=[.B41]*(13.3512/100)" office:value-type="float" office:value="5.206968" calcext:value-type="float">
            <text:p>5.206968</text:p>
          </table:table-cell>
          <table:table-cell office:value-type="float" office:value="0.235717" calcext:value-type="float">
            <text:p>0.235717</text:p>
          </table:table-cell>
          <table:table-cell office:value-type="float" office:value="244955" calcext:value-type="float">
            <text:p>244955</text:p>
          </table:table-cell>
          <table:table-cell office:value-type="float" office:value="61229" calcext:value-type="float">
            <text:p>61229</text:p>
          </table:table-cell>
          <table:table-cell table:formula="of:=[.B41]*(14.01876/100)" office:value-type="float" office:value="5.4673164" calcext:value-type="float">
            <text:p>5.4673164</text:p>
          </table:table-cell>
          <table:table-cell office:value-type="float" office:value="0.23566" calcext:value-type="float">
            <text:p>0.23566</text:p>
          </table:table-cell>
          <table:table-cell office:value-type="float" office:value="244960" calcext:value-type="float">
            <text:p>244960</text:p>
          </table:table-cell>
          <table:table-cell office:value-type="float" office:value="61228" calcext:value-type="float">
            <text:p>61228</text:p>
          </table:table-cell>
          <table:table-cell table:formula="of:=[.B41]*(14.68632/100)" office:value-type="float" office:value="5.7276648" calcext:value-type="float">
            <text:p>5.7276648</text:p>
          </table:table-cell>
          <table:table-cell office:value-type="float" office:value="0.235631" calcext:value-type="float">
            <text:p>0.235631</text:p>
          </table:table-cell>
          <table:table-cell office:value-type="float" office:value="244961" calcext:value-type="float">
            <text:p>244961</text:p>
          </table:table-cell>
          <table:table-cell office:value-type="float" office:value="61228" calcext:value-type="float">
            <text:p>61228</text:p>
          </table:table-cell>
          <table:table-cell table:formula="of:=[.B41]*(16.02144/100)" office:value-type="float" office:value="6.2483616" calcext:value-type="float">
            <text:p>6.2483616</text:p>
          </table:table-cell>
          <table:table-cell office:value-type="float" office:value="0.235617" calcext:value-type="float">
            <text:p>0.235617</text:p>
          </table:table-cell>
          <table:table-cell office:value-type="float" office:value="244962" calcext:value-type="float">
            <text:p>244962</text:p>
          </table:table-cell>
          <table:table-cell office:value-type="float" office:value="61229" calcext:value-type="float">
            <text:p>61229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[.B42]*(16.014/100)" office:value-type="float" office:value="6.4056" calcext:value-type="float">
            <text:p>6.4056</text:p>
          </table:table-cell>
          <table:table-cell office:value-type="float" office:value="0.233991" calcext:value-type="float">
            <text:p>0.233991</text:p>
          </table:table-cell>
          <table:table-cell office:value-type="float" office:value="245031" calcext:value-type="float">
            <text:p>245031</text:p>
          </table:table-cell>
          <table:table-cell office:value-type="float" office:value="61235" calcext:value-type="float">
            <text:p>61235</text:p>
          </table:table-cell>
          <table:table-cell table:formula="of:=[.B42]*(13.3512/100)" office:value-type="float" office:value="5.34048" calcext:value-type="float">
            <text:p>5.34048</text:p>
          </table:table-cell>
          <table:table-cell office:value-type="float" office:value="0.234102" calcext:value-type="float">
            <text:p>0.234102</text:p>
          </table:table-cell>
          <table:table-cell office:value-type="float" office:value="245022" calcext:value-type="float">
            <text:p>245022</text:p>
          </table:table-cell>
          <table:table-cell office:value-type="float" office:value="61237" calcext:value-type="float">
            <text:p>61237</text:p>
          </table:table-cell>
          <table:table-cell table:formula="of:=[.B42]*(14.01876/100)" office:value-type="float" office:value="5.607504" calcext:value-type="float">
            <text:p>5.607504</text:p>
          </table:table-cell>
          <table:table-cell office:value-type="float" office:value="0.234046" calcext:value-type="float">
            <text:p>0.234046</text:p>
          </table:table-cell>
          <table:table-cell office:value-type="float" office:value="245029" calcext:value-type="float">
            <text:p>245029</text:p>
          </table:table-cell>
          <table:table-cell office:value-type="float" office:value="61238" calcext:value-type="float">
            <text:p>61238</text:p>
          </table:table-cell>
          <table:table-cell table:formula="of:=[.B42]*(14.68632/100)" office:value-type="float" office:value="5.874528" calcext:value-type="float">
            <text:p>5.874528</text:p>
          </table:table-cell>
          <table:table-cell office:value-type="float" office:value="0.234017" calcext:value-type="float">
            <text:p>0.234017</text:p>
          </table:table-cell>
          <table:table-cell office:value-type="float" office:value="245032" calcext:value-type="float">
            <text:p>245032</text:p>
          </table:table-cell>
          <table:table-cell office:value-type="float" office:value="61239" calcext:value-type="float">
            <text:p>61239</text:p>
          </table:table-cell>
          <table:table-cell table:formula="of:=[.B42]*(16.02144/100)" office:value-type="float" office:value="6.408576" calcext:value-type="float">
            <text:p>6.408576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245032" calcext:value-type="float">
            <text:p>245032</text:p>
          </table:table-cell>
          <table:table-cell office:value-type="float" office:value="61238" calcext:value-type="float">
            <text:p>61238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formula="of:=[.B43]*(16.014/100)" office:value-type="float" office:value="6.56574" calcext:value-type="float">
            <text:p>6.56574</text:p>
          </table:table-cell>
          <table:table-cell office:value-type="float" office:value="0.232429" calcext:value-type="float">
            <text:p>0.232429</text:p>
          </table:table-cell>
          <table:table-cell office:value-type="float" office:value="245091" calcext:value-type="float">
            <text:p>245091</text:p>
          </table:table-cell>
          <table:table-cell office:value-type="float" office:value="61245" calcext:value-type="float">
            <text:p>61245</text:p>
          </table:table-cell>
          <table:table-cell table:formula="of:=[.B43]*(13.3512/100)" office:value-type="float" office:value="5.473992" calcext:value-type="float">
            <text:p>5.473992</text:p>
          </table:table-cell>
          <table:table-cell office:value-type="float" office:value="0.232544" calcext:value-type="float">
            <text:p>0.232544</text:p>
          </table:table-cell>
          <table:table-cell office:value-type="float" office:value="245079" calcext:value-type="float">
            <text:p>245079</text:p>
          </table:table-cell>
          <table:table-cell office:value-type="float" office:value="61248" calcext:value-type="float">
            <text:p>61248</text:p>
          </table:table-cell>
          <table:table-cell table:formula="of:=[.B43]*(14.01876/100)" office:value-type="float" office:value="5.7476916" calcext:value-type="float">
            <text:p>5.7476916</text:p>
          </table:table-cell>
          <table:table-cell office:value-type="float" office:value="0.232484" calcext:value-type="float">
            <text:p>0.232484</text:p>
          </table:table-cell>
          <table:table-cell office:value-type="float" office:value="245089" calcext:value-type="float">
            <text:p>245089</text:p>
          </table:table-cell>
          <table:table-cell office:value-type="float" office:value="61249" calcext:value-type="float">
            <text:p>61249</text:p>
          </table:table-cell>
          <table:table-cell table:formula="of:=[.B43]*(14.68632/100)" office:value-type="float" office:value="6.0213912" calcext:value-type="float">
            <text:p>6.0213912</text:p>
          </table:table-cell>
          <table:table-cell office:value-type="float" office:value="0.232457" calcext:value-type="float">
            <text:p>0.232457</text:p>
          </table:table-cell>
          <table:table-cell office:value-type="float" office:value="245088" calcext:value-type="float">
            <text:p>245088</text:p>
          </table:table-cell>
          <table:table-cell office:value-type="float" office:value="61252" calcext:value-type="float">
            <text:p>61252</text:p>
          </table:table-cell>
          <table:table-cell table:formula="of:=[.B43]*(16.02144/100)" office:value-type="float" office:value="6.5687904" calcext:value-type="float">
            <text:p>6.5687904</text:p>
          </table:table-cell>
          <table:table-cell office:value-type="float" office:value="0.232444" calcext:value-type="float">
            <text:p>0.232444</text:p>
          </table:table-cell>
          <table:table-cell office:value-type="float" office:value="245089" calcext:value-type="float">
            <text:p>245089</text:p>
          </table:table-cell>
          <table:table-cell office:value-type="float" office:value="61253" calcext:value-type="float">
            <text:p>61253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formula="of:=[.B44]*(16.014/100)" office:value-type="float" office:value="6.72588" calcext:value-type="float">
            <text:p>6.72588</text:p>
          </table:table-cell>
          <table:table-cell office:value-type="float" office:value="0.230933" calcext:value-type="float">
            <text:p>0.230933</text:p>
          </table:table-cell>
          <table:table-cell office:value-type="float" office:value="245160" calcext:value-type="float">
            <text:p>245160</text:p>
          </table:table-cell>
          <table:table-cell office:value-type="float" office:value="61263" calcext:value-type="float">
            <text:p>61263</text:p>
          </table:table-cell>
          <table:table-cell table:formula="of:=[.B44]*(13.3512/100)" office:value-type="float" office:value="5.607504" calcext:value-type="float">
            <text:p>5.607504</text:p>
          </table:table-cell>
          <table:table-cell office:value-type="float" office:value="0.23105" calcext:value-type="float">
            <text:p>0.23105</text:p>
          </table:table-cell>
          <table:table-cell office:value-type="float" office:value="245161" calcext:value-type="float">
            <text:p>245161</text:p>
          </table:table-cell>
          <table:table-cell office:value-type="float" office:value="61263" calcext:value-type="float">
            <text:p>61263</text:p>
          </table:table-cell>
          <table:table-cell table:formula="of:=[.B44]*(14.01876/100)" office:value-type="float" office:value="5.8878792" calcext:value-type="float">
            <text:p>5.8878792</text:p>
          </table:table-cell>
          <table:table-cell office:value-type="float" office:value="0.230986" calcext:value-type="float">
            <text:p>0.230986</text:p>
          </table:table-cell>
          <table:table-cell office:value-type="float" office:value="245167" calcext:value-type="float">
            <text:p>245167</text:p>
          </table:table-cell>
          <table:table-cell office:value-type="float" office:value="61264" calcext:value-type="float">
            <text:p>61264</text:p>
          </table:table-cell>
          <table:table-cell table:formula="of:=[.B44]*(14.68632/100)" office:value-type="float" office:value="6.1682544" calcext:value-type="float">
            <text:p>6.1682544</text:p>
          </table:table-cell>
          <table:table-cell office:value-type="float" office:value="0.23096" calcext:value-type="float">
            <text:p>0.23096</text:p>
          </table:table-cell>
          <table:table-cell office:value-type="float" office:value="245168" calcext:value-type="float">
            <text:p>245168</text:p>
          </table:table-cell>
          <table:table-cell office:value-type="float" office:value="61264" calcext:value-type="float">
            <text:p>61264</text:p>
          </table:table-cell>
          <table:table-cell table:formula="of:=[.B44]*(16.02144/100)" office:value-type="float" office:value="6.7290048" calcext:value-type="float">
            <text:p>6.7290048</text:p>
          </table:table-cell>
          <table:table-cell office:value-type="float" office:value="0.230947" calcext:value-type="float">
            <text:p>0.230947</text:p>
          </table:table-cell>
          <table:table-cell office:value-type="float" office:value="245169" calcext:value-type="float">
            <text:p>245169</text:p>
          </table:table-cell>
          <table:table-cell office:value-type="float" office:value="61264" calcext:value-type="float">
            <text:p>61264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formula="of:=[.B45]*(16.014/100)" office:value-type="float" office:value="6.88602" calcext:value-type="float">
            <text:p>6.88602</text:p>
          </table:table-cell>
          <table:table-cell office:value-type="float" office:value="0.229485" calcext:value-type="float">
            <text:p>0.229485</text:p>
          </table:table-cell>
          <table:table-cell office:value-type="float" office:value="245229" calcext:value-type="float">
            <text:p>245229</text:p>
          </table:table-cell>
          <table:table-cell office:value-type="float" office:value="61285" calcext:value-type="float">
            <text:p>61285</text:p>
          </table:table-cell>
          <table:table-cell table:formula="of:=[.B45]*(13.3512/100)" office:value-type="float" office:value="5.741016" calcext:value-type="float">
            <text:p>5.741016</text:p>
          </table:table-cell>
          <table:table-cell office:value-type="float" office:value="0.229599" calcext:value-type="float">
            <text:p>0.229599</text:p>
          </table:table-cell>
          <table:table-cell office:value-type="float" office:value="245228" calcext:value-type="float">
            <text:p>245228</text:p>
          </table:table-cell>
          <table:table-cell office:value-type="float" office:value="61283" calcext:value-type="float">
            <text:p>61283</text:p>
          </table:table-cell>
          <table:table-cell table:formula="of:=[.B45]*(14.01876/100)" office:value-type="float" office:value="6.0280668" calcext:value-type="float">
            <text:p>6.0280668</text:p>
          </table:table-cell>
          <table:table-cell office:value-type="float" office:value="0.229536" calcext:value-type="float">
            <text:p>0.229536</text:p>
          </table:table-cell>
          <table:table-cell office:value-type="float" office:value="245238" calcext:value-type="float">
            <text:p>245238</text:p>
          </table:table-cell>
          <table:table-cell office:value-type="float" office:value="61289" calcext:value-type="float">
            <text:p>61289</text:p>
          </table:table-cell>
          <table:table-cell table:formula="of:=[.B45]*(14.68632/100)" office:value-type="float" office:value="6.3151176" calcext:value-type="float">
            <text:p>6.3151176</text:p>
          </table:table-cell>
          <table:table-cell office:value-type="float" office:value="0.229511" calcext:value-type="float">
            <text:p>0.229511</text:p>
          </table:table-cell>
          <table:table-cell office:value-type="float" office:value="245240" calcext:value-type="float">
            <text:p>245240</text:p>
          </table:table-cell>
          <table:table-cell office:value-type="float" office:value="61291" calcext:value-type="float">
            <text:p>61291</text:p>
          </table:table-cell>
          <table:table-cell table:formula="of:=[.B45]*(16.02144/100)" office:value-type="float" office:value="6.8892192" calcext:value-type="float">
            <text:p>6.8892192</text:p>
          </table:table-cell>
          <table:table-cell office:value-type="float" office:value="0.229499" calcext:value-type="float">
            <text:p>0.229499</text:p>
          </table:table-cell>
          <table:table-cell office:value-type="float" office:value="245240" calcext:value-type="float">
            <text:p>245240</text:p>
          </table:table-cell>
          <table:table-cell office:value-type="float" office:value="61291" calcext:value-type="float">
            <text:p>61291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formula="of:=[.B46]*(16.014/100)" office:value-type="float" office:value="7.04616" calcext:value-type="float">
            <text:p>7.04616</text:p>
          </table:table-cell>
          <table:table-cell office:value-type="float" office:value="0.228096" calcext:value-type="float">
            <text:p>0.228096</text:p>
          </table:table-cell>
          <table:table-cell office:value-type="float" office:value="245292" calcext:value-type="float">
            <text:p>245292</text:p>
          </table:table-cell>
          <table:table-cell office:value-type="float" office:value="61308" calcext:value-type="float">
            <text:p>61308</text:p>
          </table:table-cell>
          <table:table-cell table:formula="of:=[.B46]*(13.3512/100)" office:value-type="float" office:value="5.874528" calcext:value-type="float">
            <text:p>5.874528</text:p>
          </table:table-cell>
          <table:table-cell office:value-type="float" office:value="0.228209" calcext:value-type="float">
            <text:p>0.228209</text:p>
          </table:table-cell>
          <table:table-cell office:value-type="float" office:value="245286" calcext:value-type="float">
            <text:p>245286</text:p>
          </table:table-cell>
          <table:table-cell office:value-type="float" office:value="61305" calcext:value-type="float">
            <text:p>61305</text:p>
          </table:table-cell>
          <table:table-cell table:formula="of:=[.B46]*(14.01876/100)" office:value-type="float" office:value="6.1682544" calcext:value-type="float">
            <text:p>6.1682544</text:p>
          </table:table-cell>
          <table:table-cell office:value-type="float" office:value="0.228144" calcext:value-type="float">
            <text:p>0.228144</text:p>
          </table:table-cell>
          <table:table-cell office:value-type="float" office:value="245296" calcext:value-type="float">
            <text:p>245296</text:p>
          </table:table-cell>
          <table:table-cell office:value-type="float" office:value="61309" calcext:value-type="float">
            <text:p>61309</text:p>
          </table:table-cell>
          <table:table-cell table:formula="of:=[.B46]*(14.68632/100)" office:value-type="float" office:value="6.4619808" calcext:value-type="float">
            <text:p>6.4619808</text:p>
          </table:table-cell>
          <table:table-cell office:value-type="float" office:value="0.22812" calcext:value-type="float">
            <text:p>0.22812</text:p>
          </table:table-cell>
          <table:table-cell office:value-type="float" office:value="245298" calcext:value-type="float">
            <text:p>245298</text:p>
          </table:table-cell>
          <table:table-cell office:value-type="float" office:value="61310" calcext:value-type="float">
            <text:p>61310</text:p>
          </table:table-cell>
          <table:table-cell table:formula="of:=[.B46]*(16.02144/100)" office:value-type="float" office:value="7.0494336" calcext:value-type="float">
            <text:p>7.0494336</text:p>
          </table:table-cell>
          <table:table-cell office:value-type="float" office:value="0.228108" calcext:value-type="float">
            <text:p>0.228108</text:p>
          </table:table-cell>
          <table:table-cell office:value-type="float" office:value="245298" calcext:value-type="float">
            <text:p>245298</text:p>
          </table:table-cell>
          <table:table-cell office:value-type="float" office:value="61310" calcext:value-type="float">
            <text:p>61310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[.B47]*(16.014/100)" office:value-type="float" office:value="7.2063" calcext:value-type="float">
            <text:p>7.2063</text:p>
          </table:table-cell>
          <table:table-cell office:value-type="float" office:value="0.226749" calcext:value-type="float">
            <text:p>0.226749</text:p>
          </table:table-cell>
          <table:table-cell office:value-type="float" office:value="245359" calcext:value-type="float">
            <text:p>245359</text:p>
          </table:table-cell>
          <table:table-cell office:value-type="float" office:value="61321" calcext:value-type="float">
            <text:p>61321</text:p>
          </table:table-cell>
          <table:table-cell table:formula="of:=[.B47]*(13.3512/100)" office:value-type="float" office:value="6.00804" calcext:value-type="float">
            <text:p>6.00804</text:p>
          </table:table-cell>
          <table:table-cell office:value-type="float" office:value="0.226866" calcext:value-type="float">
            <text:p>0.226866</text:p>
          </table:table-cell>
          <table:table-cell office:value-type="float" office:value="245360" calcext:value-type="float">
            <text:p>245360</text:p>
          </table:table-cell>
          <table:table-cell office:value-type="float" office:value="61321" calcext:value-type="float">
            <text:p>61321</text:p>
          </table:table-cell>
          <table:table-cell table:formula="of:=[.B47]*(14.01876/100)" office:value-type="float" office:value="6.308442" calcext:value-type="float">
            <text:p>6.308442</text:p>
          </table:table-cell>
          <table:table-cell office:value-type="float" office:value="0.226799" calcext:value-type="float">
            <text:p>0.226799</text:p>
          </table:table-cell>
          <table:table-cell office:value-type="float" office:value="245364" calcext:value-type="float">
            <text:p>245364</text:p>
          </table:table-cell>
          <table:table-cell office:value-type="float" office:value="61323" calcext:value-type="float">
            <text:p>61323</text:p>
          </table:table-cell>
          <table:table-cell table:formula="of:=[.B47]*(14.68632/100)" office:value-type="float" office:value="6.608844" calcext:value-type="float">
            <text:p>6.608844</text:p>
          </table:table-cell>
          <table:table-cell office:value-type="float" office:value="0.226775" calcext:value-type="float">
            <text:p>0.226775</text:p>
          </table:table-cell>
          <table:table-cell office:value-type="float" office:value="245364" calcext:value-type="float">
            <text:p>245364</text:p>
          </table:table-cell>
          <table:table-cell office:value-type="float" office:value="61323" calcext:value-type="float">
            <text:p>61323</text:p>
          </table:table-cell>
          <table:table-cell table:formula="of:=[.B47]*(16.02144/100)" office:value-type="float" office:value="7.209648" calcext:value-type="float">
            <text:p>7.209648</text:p>
          </table:table-cell>
          <table:table-cell office:value-type="float" office:value="0.226764" calcext:value-type="float">
            <text:p>0.226764</text:p>
          </table:table-cell>
          <table:table-cell office:value-type="float" office:value="245365" calcext:value-type="float">
            <text:p>245365</text:p>
          </table:table-cell>
          <table:table-cell office:value-type="float" office:value="61323" calcext:value-type="float">
            <text:p>61323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formula="of:=[.B48]*(16.014/100)" office:value-type="float" office:value="7.36644" calcext:value-type="float">
            <text:p>7.36644</text:p>
          </table:table-cell>
          <table:table-cell office:value-type="float" office:value="0.22545" calcext:value-type="float">
            <text:p>0.22545</text:p>
          </table:table-cell>
          <table:table-cell office:value-type="float" office:value="245410" calcext:value-type="float">
            <text:p>245410</text:p>
          </table:table-cell>
          <table:table-cell office:value-type="float" office:value="61335" calcext:value-type="float">
            <text:p>61335</text:p>
          </table:table-cell>
          <table:table-cell table:formula="of:=[.B48]*(13.3512/100)" office:value-type="float" office:value="6.141552" calcext:value-type="float">
            <text:p>6.141552</text:p>
          </table:table-cell>
          <table:table-cell office:value-type="float" office:value="0.225565" calcext:value-type="float">
            <text:p>0.225565</text:p>
          </table:table-cell>
          <table:table-cell office:value-type="float" office:value="245407" calcext:value-type="float">
            <text:p>245407</text:p>
          </table:table-cell>
          <table:table-cell office:value-type="float" office:value="61330" calcext:value-type="float">
            <text:p>61330</text:p>
          </table:table-cell>
          <table:table-cell table:formula="of:=[.B48]*(14.01876/100)" office:value-type="float" office:value="6.4486296" calcext:value-type="float">
            <text:p>6.4486296</text:p>
          </table:table-cell>
          <table:table-cell office:value-type="float" office:value="0.225495" calcext:value-type="float">
            <text:p>0.225495</text:p>
          </table:table-cell>
          <table:table-cell office:value-type="float" office:value="245408" calcext:value-type="float">
            <text:p>245408</text:p>
          </table:table-cell>
          <table:table-cell office:value-type="float" office:value="61334" calcext:value-type="float">
            <text:p>61334</text:p>
          </table:table-cell>
          <table:table-cell table:formula="of:=[.B48]*(14.68632/100)" office:value-type="float" office:value="6.7557072" calcext:value-type="float">
            <text:p>6.7557072</text:p>
          </table:table-cell>
          <table:table-cell office:value-type="float" office:value="0.225471" calcext:value-type="float">
            <text:p>0.225471</text:p>
          </table:table-cell>
          <table:table-cell office:value-type="float" office:value="245412" calcext:value-type="float">
            <text:p>245412</text:p>
          </table:table-cell>
          <table:table-cell office:value-type="float" office:value="61334" calcext:value-type="float">
            <text:p>61334</text:p>
          </table:table-cell>
          <table:table-cell table:formula="of:=[.B48]*(16.02144/100)" office:value-type="float" office:value="7.3698624" calcext:value-type="float">
            <text:p>7.3698624</text:p>
          </table:table-cell>
          <table:table-cell office:value-type="float" office:value="0.225459" calcext:value-type="float">
            <text:p>0.225459</text:p>
          </table:table-cell>
          <table:table-cell office:value-type="float" office:value="245413" calcext:value-type="float">
            <text:p>245413</text:p>
          </table:table-cell>
          <table:table-cell office:value-type="float" office:value="61334" calcext:value-type="float">
            <text:p>61334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formula="of:=[.B49]*(16.014/100)" office:value-type="float" office:value="7.52658" calcext:value-type="float">
            <text:p>7.52658</text:p>
          </table:table-cell>
          <table:table-cell office:value-type="float" office:value="0.224191" calcext:value-type="float">
            <text:p>0.224191</text:p>
          </table:table-cell>
          <table:table-cell office:value-type="float" office:value="245464" calcext:value-type="float">
            <text:p>245464</text:p>
          </table:table-cell>
          <table:table-cell office:value-type="float" office:value="61348" calcext:value-type="float">
            <text:p>61348</text:p>
          </table:table-cell>
          <table:table-cell table:formula="of:=[.B49]*(13.3512/100)" office:value-type="float" office:value="6.275064" calcext:value-type="float">
            <text:p>6.275064</text:p>
          </table:table-cell>
          <table:table-cell office:value-type="float" office:value="0.224307" calcext:value-type="float">
            <text:p>0.224307</text:p>
          </table:table-cell>
          <table:table-cell office:value-type="float" office:value="245464" calcext:value-type="float">
            <text:p>245464</text:p>
          </table:table-cell>
          <table:table-cell office:value-type="float" office:value="61349" calcext:value-type="float">
            <text:p>61349</text:p>
          </table:table-cell>
          <table:table-cell table:formula="of:=[.B49]*(14.01876/100)" office:value-type="float" office:value="6.5888172" calcext:value-type="float">
            <text:p>6.5888172</text:p>
          </table:table-cell>
          <table:table-cell office:value-type="float" office:value="0.224237" calcext:value-type="float">
            <text:p>0.224237</text:p>
          </table:table-cell>
          <table:table-cell office:value-type="float" office:value="245468" calcext:value-type="float">
            <text:p>245468</text:p>
          </table:table-cell>
          <table:table-cell office:value-type="float" office:value="61350" calcext:value-type="float">
            <text:p>61350</text:p>
          </table:table-cell>
          <table:table-cell table:formula="of:=[.B49]*(14.68632/100)" office:value-type="float" office:value="6.9025704" calcext:value-type="float">
            <text:p>6.9025704</text:p>
          </table:table-cell>
          <table:table-cell office:value-type="float" office:value="0.224215" calcext:value-type="float">
            <text:p>0.224215</text:p>
          </table:table-cell>
          <table:table-cell office:value-type="float" office:value="245472" calcext:value-type="float">
            <text:p>245472</text:p>
          </table:table-cell>
          <table:table-cell office:value-type="float" office:value="61350" calcext:value-type="float">
            <text:p>61350</text:p>
          </table:table-cell>
          <table:table-cell table:formula="of:=[.B49]*(16.02144/100)" office:value-type="float" office:value="7.5300768" calcext:value-type="float">
            <text:p>7.5300768</text:p>
          </table:table-cell>
          <table:table-cell office:value-type="float" office:value="0.224203" calcext:value-type="float">
            <text:p>0.224203</text:p>
          </table:table-cell>
          <table:table-cell office:value-type="float" office:value="245473" calcext:value-type="float">
            <text:p>245473</text:p>
          </table:table-cell>
          <table:table-cell office:value-type="float" office:value="61351" calcext:value-type="float">
            <text:p>61351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formula="of:=[.B50]*(16.014/100)" office:value-type="float" office:value="7.68672" calcext:value-type="float">
            <text:p>7.68672</text:p>
          </table:table-cell>
          <table:table-cell office:value-type="float" office:value="0.222975" calcext:value-type="float">
            <text:p>0.222975</text:p>
          </table:table-cell>
          <table:table-cell office:value-type="float" office:value="245525" calcext:value-type="float">
            <text:p>245525</text:p>
          </table:table-cell>
          <table:table-cell office:value-type="float" office:value="61373" calcext:value-type="float">
            <text:p>61373</text:p>
          </table:table-cell>
          <table:table-cell table:formula="of:=[.B50]*(13.3512/100)" office:value-type="float" office:value="6.408576" calcext:value-type="float">
            <text:p>6.408576</text:p>
          </table:table-cell>
          <table:table-cell office:value-type="float" office:value="0.223091" calcext:value-type="float">
            <text:p>0.223091</text:p>
          </table:table-cell>
          <table:table-cell office:value-type="float" office:value="245515" calcext:value-type="float">
            <text:p>245515</text:p>
          </table:table-cell>
          <table:table-cell office:value-type="float" office:value="61371" calcext:value-type="float">
            <text:p>61371</text:p>
          </table:table-cell>
          <table:table-cell table:formula="of:=[.B50]*(14.01876/100)" office:value-type="float" office:value="6.7290048" calcext:value-type="float">
            <text:p>6.7290048</text:p>
          </table:table-cell>
          <table:table-cell office:value-type="float" office:value="0.223019" calcext:value-type="float">
            <text:p>0.223019</text:p>
          </table:table-cell>
          <table:table-cell office:value-type="float" office:value="245527" calcext:value-type="float">
            <text:p>245527</text:p>
          </table:table-cell>
          <table:table-cell office:value-type="float" office:value="61372" calcext:value-type="float">
            <text:p>61372</text:p>
          </table:table-cell>
          <table:table-cell table:formula="of:=[.B50]*(14.68632/100)" office:value-type="float" office:value="7.0494336" calcext:value-type="float">
            <text:p>7.0494336</text:p>
          </table:table-cell>
          <table:table-cell office:value-type="float" office:value="0.222997" calcext:value-type="float">
            <text:p>0.222997</text:p>
          </table:table-cell>
          <table:table-cell office:value-type="float" office:value="245529" calcext:value-type="float">
            <text:p>245529</text:p>
          </table:table-cell>
          <table:table-cell office:value-type="float" office:value="61372" calcext:value-type="float">
            <text:p>61372</text:p>
          </table:table-cell>
          <table:table-cell table:formula="of:=[.B50]*(16.02144/100)" office:value-type="float" office:value="7.6902912" calcext:value-type="float">
            <text:p>7.6902912</text:p>
          </table:table-cell>
          <table:table-cell office:value-type="float" office:value="0.222986" calcext:value-type="float">
            <text:p>0.222986</text:p>
          </table:table-cell>
          <table:table-cell office:value-type="float" office:value="245530" calcext:value-type="float">
            <text:p>245530</text:p>
          </table:table-cell>
          <table:table-cell office:value-type="float" office:value="61373" calcext:value-type="float">
            <text:p>61373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formula="of:=[.B51]*(16.014/100)" office:value-type="float" office:value="7.84686" calcext:value-type="float">
            <text:p>7.84686</text:p>
          </table:table-cell>
          <table:table-cell office:value-type="float" office:value="0.221799" calcext:value-type="float">
            <text:p>0.221799</text:p>
          </table:table-cell>
          <table:table-cell office:value-type="float" office:value="245597" calcext:value-type="float">
            <text:p>245597</text:p>
          </table:table-cell>
          <table:table-cell office:value-type="float" office:value="61377" calcext:value-type="float">
            <text:p>61377</text:p>
          </table:table-cell>
          <table:table-cell table:formula="of:=[.B51]*(13.3512/100)" office:value-type="float" office:value="6.542088" calcext:value-type="float">
            <text:p>6.542088</text:p>
          </table:table-cell>
          <table:table-cell office:value-type="float" office:value="0.221918" calcext:value-type="float">
            <text:p>0.221918</text:p>
          </table:table-cell>
          <table:table-cell office:value-type="float" office:value="245595" calcext:value-type="float">
            <text:p>245595</text:p>
          </table:table-cell>
          <table:table-cell office:value-type="float" office:value="61380" calcext:value-type="float">
            <text:p>61380</text:p>
          </table:table-cell>
          <table:table-cell table:formula="of:=[.B51]*(14.01876/100)" office:value-type="float" office:value="6.8691924" calcext:value-type="float">
            <text:p>6.8691924</text:p>
          </table:table-cell>
          <table:table-cell office:value-type="float" office:value="0.221843" calcext:value-type="float">
            <text:p>0.221843</text:p>
          </table:table-cell>
          <table:table-cell office:value-type="float" office:value="245606" calcext:value-type="float">
            <text:p>245606</text:p>
          </table:table-cell>
          <table:table-cell office:value-type="float" office:value="61384" calcext:value-type="float">
            <text:p>61384</text:p>
          </table:table-cell>
          <table:table-cell table:formula="of:=[.B51]*(14.68632/100)" office:value-type="float" office:value="7.1962968" calcext:value-type="float">
            <text:p>7.1962968</text:p>
          </table:table-cell>
          <table:table-cell office:value-type="float" office:value="0.221821" calcext:value-type="float">
            <text:p>0.221821</text:p>
          </table:table-cell>
          <table:table-cell office:value-type="float" office:value="245607" calcext:value-type="float">
            <text:p>245607</text:p>
          </table:table-cell>
          <table:table-cell office:value-type="float" office:value="61384" calcext:value-type="float">
            <text:p>61384</text:p>
          </table:table-cell>
          <table:table-cell table:formula="of:=[.B51]*(16.02144/100)" office:value-type="float" office:value="7.8505056" calcext:value-type="float">
            <text:p>7.8505056</text:p>
          </table:table-cell>
          <table:table-cell office:value-type="float" office:value="0.221809" calcext:value-type="float">
            <text:p>0.221809</text:p>
          </table:table-cell>
          <table:table-cell office:value-type="float" office:value="245608" calcext:value-type="float">
            <text:p>245608</text:p>
          </table:table-cell>
          <table:table-cell office:value-type="float" office:value="61385" calcext:value-type="float">
            <text:p>6138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.B52]*(16.014/100)" office:value-type="float" office:value="8.007" calcext:value-type="float">
            <text:p>8.007</text:p>
          </table:table-cell>
          <table:table-cell office:value-type="float" office:value="0.220654" calcext:value-type="float">
            <text:p>0.220654</text:p>
          </table:table-cell>
          <table:table-cell office:value-type="float" office:value="245663" calcext:value-type="float">
            <text:p>245663</text:p>
          </table:table-cell>
          <table:table-cell office:value-type="float" office:value="61392" calcext:value-type="float">
            <text:p>61392</text:p>
          </table:table-cell>
          <table:table-cell table:formula="of:=[.B52]*(13.3512/100)" office:value-type="float" office:value="6.6756" calcext:value-type="float">
            <text:p>6.6756</text:p>
          </table:table-cell>
          <table:table-cell office:value-type="float" office:value="0.22077" calcext:value-type="float">
            <text:p>0.22077</text:p>
          </table:table-cell>
          <table:table-cell office:value-type="float" office:value="245668" calcext:value-type="float">
            <text:p>245668</text:p>
          </table:table-cell>
          <table:table-cell office:value-type="float" office:value="61396" calcext:value-type="float">
            <text:p>61396</text:p>
          </table:table-cell>
          <table:table-cell table:formula="of:=[.B52]*(14.01876/100)" office:value-type="float" office:value="7.00938" calcext:value-type="float">
            <text:p>7.00938</text:p>
          </table:table-cell>
          <table:table-cell office:value-type="float" office:value="0.220697" calcext:value-type="float">
            <text:p>0.220697</text:p>
          </table:table-cell>
          <table:table-cell office:value-type="float" office:value="245674" calcext:value-type="float">
            <text:p>245674</text:p>
          </table:table-cell>
          <table:table-cell office:value-type="float" office:value="61397" calcext:value-type="float">
            <text:p>61397</text:p>
          </table:table-cell>
          <table:table-cell table:formula="of:=[.B52]*(14.68632/100)" office:value-type="float" office:value="7.34316" calcext:value-type="float">
            <text:p>7.34316</text:p>
          </table:table-cell>
          <table:table-cell office:value-type="float" office:value="0.220676" calcext:value-type="float">
            <text:p>0.220676</text:p>
          </table:table-cell>
          <table:table-cell office:value-type="float" office:value="245675" calcext:value-type="float">
            <text:p>245675</text:p>
          </table:table-cell>
          <table:table-cell office:value-type="float" office:value="61397" calcext:value-type="float">
            <text:p>61397</text:p>
          </table:table-cell>
          <table:table-cell table:formula="of:=[.B52]*(16.02144/100)" office:value-type="float" office:value="8.01072" calcext:value-type="float">
            <text:p>8.01072</text:p>
          </table:table-cell>
          <table:table-cell office:value-type="float" office:value="0.220664" calcext:value-type="float">
            <text:p>0.220664</text:p>
          </table:table-cell>
          <table:table-cell office:value-type="float" office:value="245678" calcext:value-type="float">
            <text:p>245678</text:p>
          </table:table-cell>
          <table:table-cell office:value-type="float" office:value="61397" calcext:value-type="float">
            <text:p>61397</text:p>
          </table:table-cell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formula="of:=[.B53]*(16.014/100)" office:value-type="float" office:value="8.16714" calcext:value-type="float">
            <text:p>8.16714</text:p>
          </table:table-cell>
          <table:table-cell office:value-type="float" office:value="0.219551" calcext:value-type="float">
            <text:p>0.219551</text:p>
          </table:table-cell>
          <table:table-cell office:value-type="float" office:value="245719" calcext:value-type="float">
            <text:p>245719</text:p>
          </table:table-cell>
          <table:table-cell office:value-type="float" office:value="61410" calcext:value-type="float">
            <text:p>61410</text:p>
          </table:table-cell>
          <table:table-cell table:formula="of:=[.B53]*(13.3512/100)" office:value-type="float" office:value="6.809112" calcext:value-type="float">
            <text:p>6.809112</text:p>
          </table:table-cell>
          <table:table-cell office:value-type="float" office:value="0.219667" calcext:value-type="float">
            <text:p>0.219667</text:p>
          </table:table-cell>
          <table:table-cell office:value-type="float" office:value="245713" calcext:value-type="float">
            <text:p>245713</text:p>
          </table:table-cell>
          <table:table-cell office:value-type="float" office:value="61412" calcext:value-type="float">
            <text:p>61412</text:p>
          </table:table-cell>
          <table:table-cell table:formula="of:=[.B53]*(14.01876/100)" office:value-type="float" office:value="7.1495676" calcext:value-type="float">
            <text:p>7.1495676</text:p>
          </table:table-cell>
          <table:table-cell office:value-type="float" office:value="0.219591" calcext:value-type="float">
            <text:p>0.219591</text:p>
          </table:table-cell>
          <table:table-cell office:value-type="float" office:value="245724" calcext:value-type="float">
            <text:p>245724</text:p>
          </table:table-cell>
          <table:table-cell office:value-type="float" office:value="61415" calcext:value-type="float">
            <text:p>61415</text:p>
          </table:table-cell>
          <table:table-cell table:formula="of:=[.B53]*(14.68632/100)" office:value-type="float" office:value="7.4900232" calcext:value-type="float">
            <text:p>7.4900232</text:p>
          </table:table-cell>
          <table:table-cell office:value-type="float" office:value="0.21957" calcext:value-type="float">
            <text:p>0.21957</text:p>
          </table:table-cell>
          <table:table-cell office:value-type="float" office:value="245726" calcext:value-type="float">
            <text:p>245726</text:p>
          </table:table-cell>
          <table:table-cell office:value-type="float" office:value="61415" calcext:value-type="float">
            <text:p>61415</text:p>
          </table:table-cell>
          <table:table-cell table:formula="of:=[.B53]*(16.02144/100)" office:value-type="float" office:value="8.1709344" calcext:value-type="float">
            <text:p>8.1709344</text:p>
          </table:table-cell>
          <table:table-cell office:value-type="float" office:value="0.219559" calcext:value-type="float">
            <text:p>0.219559</text:p>
          </table:table-cell>
          <table:table-cell office:value-type="float" office:value="245726" calcext:value-type="float">
            <text:p>245726</text:p>
          </table:table-cell>
          <table:table-cell office:value-type="float" office:value="61415" calcext:value-type="float">
            <text:p>61415</text:p>
          </table:table-cell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formula="of:=[.B54]*(16.014/100)" office:value-type="float" office:value="8.32728" calcext:value-type="float">
            <text:p>8.32728</text:p>
          </table:table-cell>
          <table:table-cell office:value-type="float" office:value="0.218474" calcext:value-type="float">
            <text:p>0.218474</text:p>
          </table:table-cell>
          <table:table-cell office:value-type="float" office:value="245765" calcext:value-type="float">
            <text:p>245765</text:p>
          </table:table-cell>
          <table:table-cell office:value-type="float" office:value="61432" calcext:value-type="float">
            <text:p>61432</text:p>
          </table:table-cell>
          <table:table-cell table:formula="of:=[.B54]*(13.3512/100)" office:value-type="float" office:value="6.942624" calcext:value-type="float">
            <text:p>6.942624</text:p>
          </table:table-cell>
          <table:table-cell office:value-type="float" office:value="0.218591" calcext:value-type="float">
            <text:p>0.218591</text:p>
          </table:table-cell>
          <table:table-cell office:value-type="float" office:value="245760" calcext:value-type="float">
            <text:p>245760</text:p>
          </table:table-cell>
          <table:table-cell office:value-type="float" office:value="61433" calcext:value-type="float">
            <text:p>61433</text:p>
          </table:table-cell>
          <table:table-cell table:formula="of:=[.B54]*(14.01876/100)" office:value-type="float" office:value="7.2897552" calcext:value-type="float">
            <text:p>7.2897552</text:p>
          </table:table-cell>
          <table:table-cell office:value-type="float" office:value="0.218515" calcext:value-type="float">
            <text:p>0.218515</text:p>
          </table:table-cell>
          <table:table-cell office:value-type="float" office:value="245770" calcext:value-type="float">
            <text:p>245770</text:p>
          </table:table-cell>
          <table:table-cell office:value-type="float" office:value="61433" calcext:value-type="float">
            <text:p>61433</text:p>
          </table:table-cell>
          <table:table-cell table:formula="of:=[.B54]*(14.68632/100)" office:value-type="float" office:value="7.6368864" calcext:value-type="float">
            <text:p>7.6368864</text:p>
          </table:table-cell>
          <table:table-cell office:value-type="float" office:value="0.218495" calcext:value-type="float">
            <text:p>0.218495</text:p>
          </table:table-cell>
          <table:table-cell office:value-type="float" office:value="245775" calcext:value-type="float">
            <text:p>245775</text:p>
          </table:table-cell>
          <table:table-cell office:value-type="float" office:value="61434" calcext:value-type="float">
            <text:p>61434</text:p>
          </table:table-cell>
          <table:table-cell table:formula="of:=[.B54]*(16.02144/100)" office:value-type="float" office:value="8.3311488" calcext:value-type="float">
            <text:p>8.3311488</text:p>
          </table:table-cell>
          <table:table-cell office:value-type="float" office:value="0.218484" calcext:value-type="float">
            <text:p>0.218484</text:p>
          </table:table-cell>
          <table:table-cell office:value-type="float" office:value="245775" calcext:value-type="float">
            <text:p>245775</text:p>
          </table:table-cell>
          <table:table-cell office:value-type="float" office:value="61435" calcext:value-type="float">
            <text:p>61435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formula="of:=[.B55]*(16.014/100)" office:value-type="float" office:value="8.48742" calcext:value-type="float">
            <text:p>8.48742</text:p>
          </table:table-cell>
          <table:table-cell office:value-type="float" office:value="0.21743" calcext:value-type="float">
            <text:p>0.21743</text:p>
          </table:table-cell>
          <table:table-cell office:value-type="float" office:value="245824" calcext:value-type="float">
            <text:p>245824</text:p>
          </table:table-cell>
          <table:table-cell office:value-type="float" office:value="61449" calcext:value-type="float">
            <text:p>61449</text:p>
          </table:table-cell>
          <table:table-cell table:formula="of:=[.B55]*(13.3512/100)" office:value-type="float" office:value="7.076136" calcext:value-type="float">
            <text:p>7.076136</text:p>
          </table:table-cell>
          <table:table-cell office:value-type="float" office:value="0.217548" calcext:value-type="float">
            <text:p>0.217548</text:p>
          </table:table-cell>
          <table:table-cell office:value-type="float" office:value="245809" calcext:value-type="float">
            <text:p>245809</text:p>
          </table:table-cell>
          <table:table-cell office:value-type="float" office:value="61450" calcext:value-type="float">
            <text:p>61450</text:p>
          </table:table-cell>
          <table:table-cell table:formula="of:=[.B55]*(14.01876/100)" office:value-type="float" office:value="7.4299428" calcext:value-type="float">
            <text:p>7.4299428</text:p>
          </table:table-cell>
          <table:table-cell office:value-type="float" office:value="0.217469" calcext:value-type="float">
            <text:p>0.217469</text:p>
          </table:table-cell>
          <table:table-cell office:value-type="float" office:value="245823" calcext:value-type="float">
            <text:p>245823</text:p>
          </table:table-cell>
          <table:table-cell office:value-type="float" office:value="61453" calcext:value-type="float">
            <text:p>61453</text:p>
          </table:table-cell>
          <table:table-cell table:formula="of:=[.B55]*(14.68632/100)" office:value-type="float" office:value="7.7837496" calcext:value-type="float">
            <text:p>7.7837496</text:p>
          </table:table-cell>
          <table:table-cell office:value-type="float" office:value="0.217448" calcext:value-type="float">
            <text:p>0.217448</text:p>
          </table:table-cell>
          <table:table-cell office:value-type="float" office:value="245825" calcext:value-type="float">
            <text:p>245825</text:p>
          </table:table-cell>
          <table:table-cell office:value-type="float" office:value="61453" calcext:value-type="float">
            <text:p>61453</text:p>
          </table:table-cell>
          <table:table-cell table:formula="of:=[.B55]*(16.02144/100)" office:value-type="float" office:value="8.4913632" calcext:value-type="float">
            <text:p>8.4913632</text:p>
          </table:table-cell>
          <table:table-cell office:value-type="float" office:value="0.217437" calcext:value-type="float">
            <text:p>0.217437</text:p>
          </table:table-cell>
          <table:table-cell office:value-type="float" office:value="245825" calcext:value-type="float">
            <text:p>245825</text:p>
          </table:table-cell>
          <table:table-cell office:value-type="float" office:value="61454" calcext:value-type="float">
            <text:p>61454</text:p>
          </table:table-cell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formula="of:=[.B56]*(16.014/100)" office:value-type="float" office:value="8.64756" calcext:value-type="float">
            <text:p>8.64756</text:p>
          </table:table-cell>
          <table:table-cell office:value-type="float" office:value="0.216418" calcext:value-type="float">
            <text:p>0.216418</text:p>
          </table:table-cell>
          <table:table-cell office:value-type="float" office:value="245867" calcext:value-type="float">
            <text:p>245867</text:p>
          </table:table-cell>
          <table:table-cell office:value-type="float" office:value="61465" calcext:value-type="float">
            <text:p>61465</text:p>
          </table:table-cell>
          <table:table-cell table:formula="of:=[.B56]*(13.3512/100)" office:value-type="float" office:value="7.209648" calcext:value-type="float">
            <text:p>7.209648</text:p>
          </table:table-cell>
          <table:table-cell office:value-type="float" office:value="0.216536" calcext:value-type="float">
            <text:p>0.216536</text:p>
          </table:table-cell>
          <table:table-cell office:value-type="float" office:value="245865" calcext:value-type="float">
            <text:p>245865</text:p>
          </table:table-cell>
          <table:table-cell office:value-type="float" office:value="61461" calcext:value-type="float">
            <text:p>61461</text:p>
          </table:table-cell>
          <table:table-cell table:formula="of:=[.B56]*(14.01876/100)" office:value-type="float" office:value="7.5701304" calcext:value-type="float">
            <text:p>7.5701304</text:p>
          </table:table-cell>
          <table:table-cell office:value-type="float" office:value="0.216459" calcext:value-type="float">
            <text:p>0.216459</text:p>
          </table:table-cell>
          <table:table-cell office:value-type="float" office:value="245873" calcext:value-type="float">
            <text:p>245873</text:p>
          </table:table-cell>
          <table:table-cell office:value-type="float" office:value="61466" calcext:value-type="float">
            <text:p>61466</text:p>
          </table:table-cell>
          <table:table-cell table:formula="of:=[.B56]*(14.68632/100)" office:value-type="float" office:value="7.9306128" calcext:value-type="float">
            <text:p>7.9306128</text:p>
          </table:table-cell>
          <table:table-cell office:value-type="float" office:value="0.216438" calcext:value-type="float">
            <text:p>0.216438</text:p>
          </table:table-cell>
          <table:table-cell office:value-type="float" office:value="245873" calcext:value-type="float">
            <text:p>245873</text:p>
          </table:table-cell>
          <table:table-cell office:value-type="float" office:value="61466" calcext:value-type="float">
            <text:p>61466</text:p>
          </table:table-cell>
          <table:table-cell table:formula="of:=[.B56]*(16.02144/100)" office:value-type="float" office:value="8.6515776" calcext:value-type="float">
            <text:p>8.6515776</text:p>
          </table:table-cell>
          <table:table-cell office:value-type="float" office:value="0.216428" calcext:value-type="float">
            <text:p>0.216428</text:p>
          </table:table-cell>
          <table:table-cell office:value-type="float" office:value="245875" calcext:value-type="float">
            <text:p>245875</text:p>
          </table:table-cell>
          <table:table-cell office:value-type="float" office:value="61470" calcext:value-type="float">
            <text:p>61470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formula="of:=[.B57]*(16.014/100)" office:value-type="float" office:value="8.8077" calcext:value-type="float">
            <text:p>8.8077</text:p>
          </table:table-cell>
          <table:table-cell office:value-type="float" office:value="0.215432" calcext:value-type="float">
            <text:p>0.215432</text:p>
          </table:table-cell>
          <table:table-cell office:value-type="float" office:value="245924" calcext:value-type="float">
            <text:p>245924</text:p>
          </table:table-cell>
          <table:table-cell office:value-type="float" office:value="61477" calcext:value-type="float">
            <text:p>61477</text:p>
          </table:table-cell>
          <table:table-cell table:formula="of:=[.B57]*(13.3512/100)" office:value-type="float" office:value="7.34316" calcext:value-type="float">
            <text:p>7.34316</text:p>
          </table:table-cell>
          <table:table-cell office:value-type="float" office:value="0.215551" calcext:value-type="float">
            <text:p>0.215551</text:p>
          </table:table-cell>
          <table:table-cell office:value-type="float" office:value="245914" calcext:value-type="float">
            <text:p>245914</text:p>
          </table:table-cell>
          <table:table-cell office:value-type="float" office:value="61478" calcext:value-type="float">
            <text:p>61478</text:p>
          </table:table-cell>
          <table:table-cell table:formula="of:=[.B57]*(14.01876/100)" office:value-type="float" office:value="7.710318" calcext:value-type="float">
            <text:p>7.710318</text:p>
          </table:table-cell>
          <table:table-cell office:value-type="float" office:value="0.215471" calcext:value-type="float">
            <text:p>0.215471</text:p>
          </table:table-cell>
          <table:table-cell office:value-type="float" office:value="245932" calcext:value-type="float">
            <text:p>245932</text:p>
          </table:table-cell>
          <table:table-cell office:value-type="float" office:value="61478" calcext:value-type="float">
            <text:p>61478</text:p>
          </table:table-cell>
          <table:table-cell table:formula="of:=[.B57]*(14.68632/100)" office:value-type="float" office:value="8.077476" calcext:value-type="float">
            <text:p>8.077476</text:p>
          </table:table-cell>
          <table:table-cell office:value-type="float" office:value="0.215449" calcext:value-type="float">
            <text:p>0.215449</text:p>
          </table:table-cell>
          <table:table-cell office:value-type="float" office:value="245932" calcext:value-type="float">
            <text:p>245932</text:p>
          </table:table-cell>
          <table:table-cell office:value-type="float" office:value="61480" calcext:value-type="float">
            <text:p>61480</text:p>
          </table:table-cell>
          <table:table-cell table:formula="of:=[.B57]*(16.02144/100)" office:value-type="float" office:value="8.811792" calcext:value-type="float">
            <text:p>8.811792</text:p>
          </table:table-cell>
          <table:table-cell office:value-type="float" office:value="0.21544" calcext:value-type="float">
            <text:p>0.21544</text:p>
          </table:table-cell>
          <table:table-cell office:value-type="float" office:value="245933" calcext:value-type="float">
            <text:p>245933</text:p>
          </table:table-cell>
          <table:table-cell office:value-type="float" office:value="61480" calcext:value-type="float">
            <text:p>61480</text:p>
          </table:table-cell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formula="of:=[.B58]*(16.014/100)" office:value-type="float" office:value="8.96784" calcext:value-type="float">
            <text:p>8.96784</text:p>
          </table:table-cell>
          <table:table-cell office:value-type="float" office:value="0.214474" calcext:value-type="float">
            <text:p>0.214474</text:p>
          </table:table-cell>
          <table:table-cell office:value-type="float" office:value="245967" calcext:value-type="float">
            <text:p>245967</text:p>
          </table:table-cell>
          <table:table-cell office:value-type="float" office:value="61486" calcext:value-type="float">
            <text:p>61486</text:p>
          </table:table-cell>
          <table:table-cell table:formula="of:=[.B58]*(13.3512/100)" office:value-type="float" office:value="7.476672" calcext:value-type="float">
            <text:p>7.476672</text:p>
          </table:table-cell>
          <table:table-cell office:value-type="float" office:value="0.214595" calcext:value-type="float">
            <text:p>0.214595</text:p>
          </table:table-cell>
          <table:table-cell office:value-type="float" office:value="245961" calcext:value-type="float">
            <text:p>245961</text:p>
          </table:table-cell>
          <table:table-cell office:value-type="float" office:value="61486" calcext:value-type="float">
            <text:p>61486</text:p>
          </table:table-cell>
          <table:table-cell table:formula="of:=[.B58]*(14.01876/100)" office:value-type="float" office:value="7.8505056" calcext:value-type="float">
            <text:p>7.8505056</text:p>
          </table:table-cell>
          <table:table-cell office:value-type="float" office:value="0.214515" calcext:value-type="float">
            <text:p>0.214515</text:p>
          </table:table-cell>
          <table:table-cell office:value-type="float" office:value="245970" calcext:value-type="float">
            <text:p>245970</text:p>
          </table:table-cell>
          <table:table-cell office:value-type="float" office:value="61489" calcext:value-type="float">
            <text:p>61489</text:p>
          </table:table-cell>
          <table:table-cell table:formula="of:=[.B58]*(14.68632/100)" office:value-type="float" office:value="8.2243392" calcext:value-type="float">
            <text:p>8.2243392</text:p>
          </table:table-cell>
          <table:table-cell office:value-type="float" office:value="0.214493" calcext:value-type="float">
            <text:p>0.214493</text:p>
          </table:table-cell>
          <table:table-cell office:value-type="float" office:value="245968" calcext:value-type="float">
            <text:p>245968</text:p>
          </table:table-cell>
          <table:table-cell office:value-type="float" office:value="61490" calcext:value-type="float">
            <text:p>61490</text:p>
          </table:table-cell>
          <table:table-cell table:formula="of:=[.B58]*(16.02144/100)" office:value-type="float" office:value="8.9720064" calcext:value-type="float">
            <text:p>8.9720064</text:p>
          </table:table-cell>
          <table:table-cell office:value-type="float" office:value="0.214482" calcext:value-type="float">
            <text:p>0.214482</text:p>
          </table:table-cell>
          <table:table-cell office:value-type="float" office:value="245968" calcext:value-type="float">
            <text:p>245968</text:p>
          </table:table-cell>
          <table:table-cell office:value-type="float" office:value="61490" calcext:value-type="float">
            <text:p>61490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formula="of:=[.B59]*(16.014/100)" office:value-type="float" office:value="9.12798" calcext:value-type="float">
            <text:p>9.12798</text:p>
          </table:table-cell>
          <table:table-cell office:value-type="float" office:value="0.213542" calcext:value-type="float">
            <text:p>0.213542</text:p>
          </table:table-cell>
          <table:table-cell office:value-type="float" office:value="246011" calcext:value-type="float">
            <text:p>246011</text:p>
          </table:table-cell>
          <table:table-cell office:value-type="float" office:value="61502" calcext:value-type="float">
            <text:p>61502</text:p>
          </table:table-cell>
          <table:table-cell table:formula="of:=[.B59]*(13.3512/100)" office:value-type="float" office:value="7.610184" calcext:value-type="float">
            <text:p>7.610184</text:p>
          </table:table-cell>
          <table:table-cell office:value-type="float" office:value="0.213663" calcext:value-type="float">
            <text:p>0.213663</text:p>
          </table:table-cell>
          <table:table-cell office:value-type="float" office:value="246001" calcext:value-type="float">
            <text:p>246001</text:p>
          </table:table-cell>
          <table:table-cell office:value-type="float" office:value="61501" calcext:value-type="float">
            <text:p>61501</text:p>
          </table:table-cell>
          <table:table-cell table:formula="of:=[.B59]*(14.01876/100)" office:value-type="float" office:value="7.9906932" calcext:value-type="float">
            <text:p>7.9906932</text:p>
          </table:table-cell>
          <table:table-cell office:value-type="float" office:value="0.213581" calcext:value-type="float">
            <text:p>0.213581</text:p>
          </table:table-cell>
          <table:table-cell office:value-type="float" office:value="246006" calcext:value-type="float">
            <text:p>246006</text:p>
          </table:table-cell>
          <table:table-cell office:value-type="float" office:value="61506" calcext:value-type="float">
            <text:p>61506</text:p>
          </table:table-cell>
          <table:table-cell table:formula="of:=[.B59]*(14.68632/100)" office:value-type="float" office:value="8.3712024" calcext:value-type="float">
            <text:p>8.3712024</text:p>
          </table:table-cell>
          <table:table-cell office:value-type="float" office:value="0.21356" calcext:value-type="float">
            <text:p>0.21356</text:p>
          </table:table-cell>
          <table:table-cell office:value-type="float" office:value="246005" calcext:value-type="float">
            <text:p>246005</text:p>
          </table:table-cell>
          <table:table-cell office:value-type="float" office:value="61506" calcext:value-type="float">
            <text:p>61506</text:p>
          </table:table-cell>
          <table:table-cell table:formula="of:=[.B59]*(16.02144/100)" office:value-type="float" office:value="9.1322208" calcext:value-type="float">
            <text:p>9.1322208</text:p>
          </table:table-cell>
          <table:table-cell office:value-type="float" office:value="0.213549" calcext:value-type="float">
            <text:p>0.213549</text:p>
          </table:table-cell>
          <table:table-cell office:value-type="float" office:value="246008" calcext:value-type="float">
            <text:p>246008</text:p>
          </table:table-cell>
          <table:table-cell office:value-type="float" office:value="61506" calcext:value-type="float">
            <text:p>61506</text:p>
          </table:table-cell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formula="of:=[.B60]*(16.014/100)" office:value-type="float" office:value="9.28812" calcext:value-type="float">
            <text:p>9.28812</text:p>
          </table:table-cell>
          <table:table-cell office:value-type="float" office:value="0.212636" calcext:value-type="float">
            <text:p>0.212636</text:p>
          </table:table-cell>
          <table:table-cell office:value-type="float" office:value="246053" calcext:value-type="float">
            <text:p>246053</text:p>
          </table:table-cell>
          <table:table-cell office:value-type="float" office:value="61515" calcext:value-type="float">
            <text:p>61515</text:p>
          </table:table-cell>
          <table:table-cell table:formula="of:=[.B60]*(13.3512/100)" office:value-type="float" office:value="7.743696" calcext:value-type="float">
            <text:p>7.743696</text:p>
          </table:table-cell>
          <table:table-cell office:value-type="float" office:value="0.212756" calcext:value-type="float">
            <text:p>0.212756</text:p>
          </table:table-cell>
          <table:table-cell office:value-type="float" office:value="246040" calcext:value-type="float">
            <text:p>246040</text:p>
          </table:table-cell>
          <table:table-cell office:value-type="float" office:value="61514" calcext:value-type="float">
            <text:p>61514</text:p>
          </table:table-cell>
          <table:table-cell table:formula="of:=[.B60]*(14.01876/100)" office:value-type="float" office:value="8.1308808" calcext:value-type="float">
            <text:p>8.1308808</text:p>
          </table:table-cell>
          <table:table-cell office:value-type="float" office:value="0.212675" calcext:value-type="float">
            <text:p>0.212675</text:p>
          </table:table-cell>
          <table:table-cell office:value-type="float" office:value="246048" calcext:value-type="float">
            <text:p>246048</text:p>
          </table:table-cell>
          <table:table-cell office:value-type="float" office:value="61518" calcext:value-type="float">
            <text:p>61518</text:p>
          </table:table-cell>
          <table:table-cell table:formula="of:=[.B60]*(14.68632/100)" office:value-type="float" office:value="8.5180656" calcext:value-type="float">
            <text:p>8.5180656</text:p>
          </table:table-cell>
          <table:table-cell office:value-type="float" office:value="0.212654" calcext:value-type="float">
            <text:p>0.212654</text:p>
          </table:table-cell>
          <table:table-cell office:value-type="float" office:value="246050" calcext:value-type="float">
            <text:p>246050</text:p>
          </table:table-cell>
          <table:table-cell office:value-type="float" office:value="61519" calcext:value-type="float">
            <text:p>61519</text:p>
          </table:table-cell>
          <table:table-cell table:formula="of:=[.B60]*(16.02144/100)" office:value-type="float" office:value="9.2924352" calcext:value-type="float">
            <text:p>9.2924352</text:p>
          </table:table-cell>
          <table:table-cell office:value-type="float" office:value="0.212643" calcext:value-type="float">
            <text:p>0.212643</text:p>
          </table:table-cell>
          <table:table-cell office:value-type="float" office:value="246050" calcext:value-type="float">
            <text:p>246050</text:p>
          </table:table-cell>
          <table:table-cell office:value-type="float" office:value="61519" calcext:value-type="float">
            <text:p>61519</text:p>
          </table:table-cell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formula="of:=[.B61]*(16.014/100)" office:value-type="float" office:value="9.44826" calcext:value-type="float">
            <text:p>9.44826</text:p>
          </table:table-cell>
          <table:table-cell office:value-type="float" office:value="0.21175" calcext:value-type="float">
            <text:p>0.21175</text:p>
          </table:table-cell>
          <table:table-cell office:value-type="float" office:value="246085" calcext:value-type="float">
            <text:p>246085</text:p>
          </table:table-cell>
          <table:table-cell office:value-type="float" office:value="61526" calcext:value-type="float">
            <text:p>61526</text:p>
          </table:table-cell>
          <table:table-cell table:formula="of:=[.B61]*(13.3512/100)" office:value-type="float" office:value="7.877208" calcext:value-type="float">
            <text:p>7.877208</text:p>
          </table:table-cell>
          <table:table-cell office:value-type="float" office:value="0.211871" calcext:value-type="float">
            <text:p>0.211871</text:p>
          </table:table-cell>
          <table:table-cell office:value-type="float" office:value="246084" calcext:value-type="float">
            <text:p>246084</text:p>
          </table:table-cell>
          <table:table-cell office:value-type="float" office:value="61523" calcext:value-type="float">
            <text:p>61523</text:p>
          </table:table-cell>
          <table:table-cell table:formula="of:=[.B61]*(14.01876/100)" office:value-type="float" office:value="8.2710684" calcext:value-type="float">
            <text:p>8.2710684</text:p>
          </table:table-cell>
          <table:table-cell office:value-type="float" office:value="0.211789" calcext:value-type="float">
            <text:p>0.211789</text:p>
          </table:table-cell>
          <table:table-cell office:value-type="float" office:value="246084" calcext:value-type="float">
            <text:p>246084</text:p>
          </table:table-cell>
          <table:table-cell office:value-type="float" office:value="61532" calcext:value-type="float">
            <text:p>61532</text:p>
          </table:table-cell>
          <table:table-cell table:formula="of:=[.B61]*(14.68632/100)" office:value-type="float" office:value="8.6649288" calcext:value-type="float">
            <text:p>8.6649288</text:p>
          </table:table-cell>
          <table:table-cell office:value-type="float" office:value="0.211769" calcext:value-type="float">
            <text:p>0.211769</text:p>
          </table:table-cell>
          <table:table-cell office:value-type="float" office:value="246086" calcext:value-type="float">
            <text:p>246086</text:p>
          </table:table-cell>
          <table:table-cell office:value-type="float" office:value="61533" calcext:value-type="float">
            <text:p>61533</text:p>
          </table:table-cell>
          <table:table-cell table:formula="of:=[.B61]*(16.02144/100)" office:value-type="float" office:value="9.4526496" calcext:value-type="float">
            <text:p>9.4526496</text:p>
          </table:table-cell>
          <table:table-cell office:value-type="float" office:value="0.211757" calcext:value-type="float">
            <text:p>0.211757</text:p>
          </table:table-cell>
          <table:table-cell office:value-type="float" office:value="246086" calcext:value-type="float">
            <text:p>246086</text:p>
          </table:table-cell>
          <table:table-cell office:value-type="float" office:value="61533" calcext:value-type="float">
            <text:p>61533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[.B62]*(16.014/100)" office:value-type="float" office:value="9.6084" calcext:value-type="float">
            <text:p>9.6084</text:p>
          </table:table-cell>
          <table:table-cell office:value-type="float" office:value="0.210889" calcext:value-type="float">
            <text:p>0.210889</text:p>
          </table:table-cell>
          <table:table-cell office:value-type="float" office:value="246133" calcext:value-type="float">
            <text:p>246133</text:p>
          </table:table-cell>
          <table:table-cell office:value-type="float" office:value="61542" calcext:value-type="float">
            <text:p>61542</text:p>
          </table:table-cell>
          <table:table-cell table:formula="of:=[.B62]*(13.3512/100)" office:value-type="float" office:value="8.01072" calcext:value-type="float">
            <text:p>8.01072</text:p>
          </table:table-cell>
          <table:table-cell office:value-type="float" office:value="0.211012" calcext:value-type="float">
            <text:p>0.211012</text:p>
          </table:table-cell>
          <table:table-cell office:value-type="float" office:value="246119" calcext:value-type="float">
            <text:p>246119</text:p>
          </table:table-cell>
          <table:table-cell office:value-type="float" office:value="61539" calcext:value-type="float">
            <text:p>61539</text:p>
          </table:table-cell>
          <table:table-cell table:formula="of:=[.B62]*(14.01876/100)" office:value-type="float" office:value="8.411256" calcext:value-type="float">
            <text:p>8.411256</text:p>
          </table:table-cell>
          <table:table-cell office:value-type="float" office:value="0.210929" calcext:value-type="float">
            <text:p>0.210929</text:p>
          </table:table-cell>
          <table:table-cell office:value-type="float" office:value="246128" calcext:value-type="float">
            <text:p>246128</text:p>
          </table:table-cell>
          <table:table-cell office:value-type="float" office:value="61539" calcext:value-type="float">
            <text:p>61539</text:p>
          </table:table-cell>
          <table:table-cell table:formula="of:=[.B62]*(14.68632/100)" office:value-type="float" office:value="8.811792" calcext:value-type="float">
            <text:p>8.811792</text:p>
          </table:table-cell>
          <table:table-cell office:value-type="float" office:value="0.210908" calcext:value-type="float">
            <text:p>0.210908</text:p>
          </table:table-cell>
          <table:table-cell office:value-type="float" office:value="246131" calcext:value-type="float">
            <text:p>246131</text:p>
          </table:table-cell>
          <table:table-cell office:value-type="float" office:value="61539" calcext:value-type="float">
            <text:p>61539</text:p>
          </table:table-cell>
          <table:table-cell table:formula="of:=[.B62]*(16.02144/100)" office:value-type="float" office:value="9.612864" calcext:value-type="float">
            <text:p>9.612864</text:p>
          </table:table-cell>
          <table:table-cell office:value-type="float" office:value="0.210896" calcext:value-type="float">
            <text:p>0.210896</text:p>
          </table:table-cell>
          <table:table-cell office:value-type="float" office:value="246131" calcext:value-type="float">
            <text:p>246131</text:p>
          </table:table-cell>
          <table:table-cell office:value-type="float" office:value="61539" calcext:value-type="float">
            <text:p>61539</text:p>
          </table:table-cell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formula="of:=[.B63]*(16.014/100)" office:value-type="float" office:value="9.76854" calcext:value-type="float">
            <text:p>9.76854</text:p>
          </table:table-cell>
          <table:table-cell office:value-type="float" office:value="0.210048" calcext:value-type="float">
            <text:p>0.210048</text:p>
          </table:table-cell>
          <table:table-cell office:value-type="float" office:value="246177" calcext:value-type="float">
            <text:p>246177</text:p>
          </table:table-cell>
          <table:table-cell office:value-type="float" office:value="61549" calcext:value-type="float">
            <text:p>61549</text:p>
          </table:table-cell>
          <table:table-cell table:formula="of:=[.B63]*(13.3512/100)" office:value-type="float" office:value="8.144232" calcext:value-type="float">
            <text:p>8.144232</text:p>
          </table:table-cell>
          <table:table-cell office:value-type="float" office:value="0.210171" calcext:value-type="float">
            <text:p>0.210171</text:p>
          </table:table-cell>
          <table:table-cell office:value-type="float" office:value="246155" calcext:value-type="float">
            <text:p>246155</text:p>
          </table:table-cell>
          <table:table-cell office:value-type="float" office:value="61545" calcext:value-type="float">
            <text:p>61545</text:p>
          </table:table-cell>
          <table:table-cell table:formula="of:=[.B63]*(14.01876/100)" office:value-type="float" office:value="8.5514436" calcext:value-type="float">
            <text:p>8.5514436</text:p>
          </table:table-cell>
          <table:table-cell office:value-type="float" office:value="0.210086" calcext:value-type="float">
            <text:p>0.210086</text:p>
          </table:table-cell>
          <table:table-cell office:value-type="float" office:value="246173" calcext:value-type="float">
            <text:p>246173</text:p>
          </table:table-cell>
          <table:table-cell office:value-type="float" office:value="61549" calcext:value-type="float">
            <text:p>61549</text:p>
          </table:table-cell>
          <table:table-cell table:formula="of:=[.B63]*(14.68632/100)" office:value-type="float" office:value="8.9586552" calcext:value-type="float">
            <text:p>8.9586552</text:p>
          </table:table-cell>
          <table:table-cell office:value-type="float" office:value="0.210065" calcext:value-type="float">
            <text:p>0.210065</text:p>
          </table:table-cell>
          <table:table-cell office:value-type="float" office:value="246176" calcext:value-type="float">
            <text:p>246176</text:p>
          </table:table-cell>
          <table:table-cell office:value-type="float" office:value="61550" calcext:value-type="float">
            <text:p>61550</text:p>
          </table:table-cell>
          <table:table-cell table:formula="of:=[.B63]*(16.02144/100)" office:value-type="float" office:value="9.7730784" calcext:value-type="float">
            <text:p>9.7730784</text:p>
          </table:table-cell>
          <table:table-cell office:value-type="float" office:value="0.210055" calcext:value-type="float">
            <text:p>0.210055</text:p>
          </table:table-cell>
          <table:table-cell office:value-type="float" office:value="246176" calcext:value-type="float">
            <text:p>246176</text:p>
          </table:table-cell>
          <table:table-cell office:value-type="float" office:value="61551" calcext:value-type="float">
            <text:p>61551</text:p>
          </table:table-cell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formula="of:=[.B64]*(16.014/100)" office:value-type="float" office:value="9.92868" calcext:value-type="float">
            <text:p>9.92868</text:p>
          </table:table-cell>
          <table:table-cell office:value-type="float" office:value="0.20923" calcext:value-type="float">
            <text:p>0.20923</text:p>
          </table:table-cell>
          <table:table-cell office:value-type="float" office:value="246205" calcext:value-type="float">
            <text:p>246205</text:p>
          </table:table-cell>
          <table:table-cell office:value-type="float" office:value="61560" calcext:value-type="float">
            <text:p>61560</text:p>
          </table:table-cell>
          <table:table-cell table:formula="of:=[.B64]*(13.3512/100)" office:value-type="float" office:value="8.277744" calcext:value-type="float">
            <text:p>8.277744</text:p>
          </table:table-cell>
          <table:table-cell office:value-type="float" office:value="0.209354" calcext:value-type="float">
            <text:p>0.209354</text:p>
          </table:table-cell>
          <table:table-cell office:value-type="float" office:value="246199" calcext:value-type="float">
            <text:p>246199</text:p>
          </table:table-cell>
          <table:table-cell office:value-type="float" office:value="61556" calcext:value-type="float">
            <text:p>61556</text:p>
          </table:table-cell>
          <table:table-cell table:formula="of:=[.B64]*(14.01876/100)" office:value-type="float" office:value="8.6916312" calcext:value-type="float">
            <text:p>8.6916312</text:p>
          </table:table-cell>
          <table:table-cell office:value-type="float" office:value="0.209267" calcext:value-type="float">
            <text:p>0.209267</text:p>
          </table:table-cell>
          <table:table-cell office:value-type="float" office:value="246205" calcext:value-type="float">
            <text:p>246205</text:p>
          </table:table-cell>
          <table:table-cell office:value-type="float" office:value="61562" calcext:value-type="float">
            <text:p>61562</text:p>
          </table:table-cell>
          <table:table-cell table:formula="of:=[.B64]*(14.68632/100)" office:value-type="float" office:value="9.1055184" calcext:value-type="float">
            <text:p>9.1055184</text:p>
          </table:table-cell>
          <table:table-cell office:value-type="float" office:value="0.209247" calcext:value-type="float">
            <text:p>0.209247</text:p>
          </table:table-cell>
          <table:table-cell office:value-type="float" office:value="246209" calcext:value-type="float">
            <text:p>246209</text:p>
          </table:table-cell>
          <table:table-cell office:value-type="float" office:value="61563" calcext:value-type="float">
            <text:p>61563</text:p>
          </table:table-cell>
          <table:table-cell table:formula="of:=[.B64]*(16.02144/100)" office:value-type="float" office:value="9.9332928" calcext:value-type="float">
            <text:p>9.9332928</text:p>
          </table:table-cell>
          <table:table-cell office:value-type="float" office:value="0.209237" calcext:value-type="float">
            <text:p>0.209237</text:p>
          </table:table-cell>
          <table:table-cell office:value-type="float" office:value="246210" calcext:value-type="float">
            <text:p>246210</text:p>
          </table:table-cell>
          <table:table-cell office:value-type="float" office:value="61562" calcext:value-type="float">
            <text:p>61562</text:p>
          </table:table-cell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formula="of:=[.B65]*(16.014/100)" office:value-type="float" office:value="10.08882" calcext:value-type="float">
            <text:p>10.08882</text:p>
          </table:table-cell>
          <table:table-cell office:value-type="float" office:value="0.208434" calcext:value-type="float">
            <text:p>0.208434</text:p>
          </table:table-cell>
          <table:table-cell office:value-type="float" office:value="246253" calcext:value-type="float">
            <text:p>246253</text:p>
          </table:table-cell>
          <table:table-cell office:value-type="float" office:value="61574" calcext:value-type="float">
            <text:p>61574</text:p>
          </table:table-cell>
          <table:table-cell table:formula="of:=[.B65]*(13.3512/100)" office:value-type="float" office:value="8.411256" calcext:value-type="float">
            <text:p>8.411256</text:p>
          </table:table-cell>
          <table:table-cell office:value-type="float" office:value="0.208556" calcext:value-type="float">
            <text:p>0.208556</text:p>
          </table:table-cell>
          <table:table-cell office:value-type="float" office:value="246234" calcext:value-type="float">
            <text:p>246234</text:p>
          </table:table-cell>
          <table:table-cell office:value-type="float" office:value="61571" calcext:value-type="float">
            <text:p>61571</text:p>
          </table:table-cell>
          <table:table-cell table:formula="of:=[.B65]*(14.01876/100)" office:value-type="float" office:value="8.8318188" calcext:value-type="float">
            <text:p>8.8318188</text:p>
          </table:table-cell>
          <table:table-cell office:value-type="float" office:value="0.208469" calcext:value-type="float">
            <text:p>0.208469</text:p>
          </table:table-cell>
          <table:table-cell office:value-type="float" office:value="246255" calcext:value-type="float">
            <text:p>246255</text:p>
          </table:table-cell>
          <table:table-cell office:value-type="float" office:value="61580" calcext:value-type="float">
            <text:p>61580</text:p>
          </table:table-cell>
          <table:table-cell table:formula="of:=[.B65]*(14.68632/100)" office:value-type="float" office:value="9.2523816" calcext:value-type="float">
            <text:p>9.2523816</text:p>
          </table:table-cell>
          <table:table-cell office:value-type="float" office:value="0.20845" calcext:value-type="float">
            <text:p>0.20845</text:p>
          </table:table-cell>
          <table:table-cell office:value-type="float" office:value="246259" calcext:value-type="float">
            <text:p>246259</text:p>
          </table:table-cell>
          <table:table-cell office:value-type="float" office:value="61579" calcext:value-type="float">
            <text:p>61579</text:p>
          </table:table-cell>
          <table:table-cell table:formula="of:=[.B65]*(16.02144/100)" office:value-type="float" office:value="10.0935072" calcext:value-type="float">
            <text:p>10.0935072</text:p>
          </table:table-cell>
          <table:table-cell office:value-type="float" office:value="0.208439" calcext:value-type="float">
            <text:p>0.208439</text:p>
          </table:table-cell>
          <table:table-cell office:value-type="float" office:value="246260" calcext:value-type="float">
            <text:p>246260</text:p>
          </table:table-cell>
          <table:table-cell office:value-type="float" office:value="61579" calcext:value-type="float">
            <text:p>61579</text:p>
          </table:table-cell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formula="of:=[.B66]*(16.014/100)" office:value-type="float" office:value="10.24896" calcext:value-type="float">
            <text:p>10.24896</text:p>
          </table:table-cell>
          <table:table-cell office:value-type="float" office:value="0.207653" calcext:value-type="float">
            <text:p>0.207653</text:p>
          </table:table-cell>
          <table:table-cell office:value-type="float" office:value="246291" calcext:value-type="float">
            <text:p>246291</text:p>
          </table:table-cell>
          <table:table-cell office:value-type="float" office:value="61585" calcext:value-type="float">
            <text:p>61585</text:p>
          </table:table-cell>
          <table:table-cell table:formula="of:=[.B66]*(13.3512/100)" office:value-type="float" office:value="8.544768" calcext:value-type="float">
            <text:p>8.544768</text:p>
          </table:table-cell>
          <table:table-cell office:value-type="float" office:value="0.207777" calcext:value-type="float">
            <text:p>0.207777</text:p>
          </table:table-cell>
          <table:table-cell office:value-type="float" office:value="246294" calcext:value-type="float">
            <text:p>246294</text:p>
          </table:table-cell>
          <table:table-cell office:value-type="float" office:value="61584" calcext:value-type="float">
            <text:p>61584</text:p>
          </table:table-cell>
          <table:table-cell table:formula="of:=[.B66]*(14.01876/100)" office:value-type="float" office:value="8.9720064" calcext:value-type="float">
            <text:p>8.9720064</text:p>
          </table:table-cell>
          <table:table-cell office:value-type="float" office:value="0.207688" calcext:value-type="float">
            <text:p>0.207688</text:p>
          </table:table-cell>
          <table:table-cell office:value-type="float" office:value="246301" calcext:value-type="float">
            <text:p>246301</text:p>
          </table:table-cell>
          <table:table-cell office:value-type="float" office:value="61584" calcext:value-type="float">
            <text:p>61584</text:p>
          </table:table-cell>
          <table:table-cell table:formula="of:=[.B66]*(14.68632/100)" office:value-type="float" office:value="9.3992448" calcext:value-type="float">
            <text:p>9.3992448</text:p>
          </table:table-cell>
          <table:table-cell office:value-type="float" office:value="0.207669" calcext:value-type="float">
            <text:p>0.207669</text:p>
          </table:table-cell>
          <table:table-cell office:value-type="float" office:value="246305" calcext:value-type="float">
            <text:p>246305</text:p>
          </table:table-cell>
          <table:table-cell office:value-type="float" office:value="61585" calcext:value-type="float">
            <text:p>61585</text:p>
          </table:table-cell>
          <table:table-cell table:formula="of:=[.B66]*(16.02144/100)" office:value-type="float" office:value="10.2537216" calcext:value-type="float">
            <text:p>10.2537216</text:p>
          </table:table-cell>
          <table:table-cell office:value-type="float" office:value="0.207659" calcext:value-type="float">
            <text:p>0.207659</text:p>
          </table:table-cell>
          <table:table-cell office:value-type="float" office:value="246306" calcext:value-type="float">
            <text:p>246306</text:p>
          </table:table-cell>
          <table:table-cell office:value-type="float" office:value="61586" calcext:value-type="float">
            <text:p>61586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[.B67]*(16.014/100)" office:value-type="float" office:value="10.4091" calcext:value-type="float">
            <text:p>10.4091</text:p>
          </table:table-cell>
          <table:table-cell office:value-type="float" office:value="0.20689" calcext:value-type="float">
            <text:p>0.20689</text:p>
          </table:table-cell>
          <table:table-cell office:value-type="float" office:value="246336" calcext:value-type="float">
            <text:p>246336</text:p>
          </table:table-cell>
          <table:table-cell office:value-type="float" office:value="61595" calcext:value-type="float">
            <text:p>61595</text:p>
          </table:table-cell>
          <table:table-cell table:formula="of:=[.B67]*(13.3512/100)" office:value-type="float" office:value="8.67828" calcext:value-type="float">
            <text:p>8.67828</text:p>
          </table:table-cell>
          <table:table-cell office:value-type="float" office:value="0.207014" calcext:value-type="float">
            <text:p>0.207014</text:p>
          </table:table-cell>
          <table:table-cell office:value-type="float" office:value="246336" calcext:value-type="float">
            <text:p>246336</text:p>
          </table:table-cell>
          <table:table-cell office:value-type="float" office:value="61593" calcext:value-type="float">
            <text:p>61593</text:p>
          </table:table-cell>
          <table:table-cell table:formula="of:=[.B67]*(14.01876/100)" office:value-type="float" office:value="9.112194" calcext:value-type="float">
            <text:p>9.112194</text:p>
          </table:table-cell>
          <table:table-cell office:value-type="float" office:value="0.206925" calcext:value-type="float">
            <text:p>0.206925</text:p>
          </table:table-cell>
          <table:table-cell office:value-type="float" office:value="246347" calcext:value-type="float">
            <text:p>246347</text:p>
          </table:table-cell>
          <table:table-cell office:value-type="float" office:value="61599" calcext:value-type="float">
            <text:p>61599</text:p>
          </table:table-cell>
          <table:table-cell table:formula="of:=[.B67]*(14.68632/100)" office:value-type="float" office:value="9.546108" calcext:value-type="float">
            <text:p>9.546108</text:p>
          </table:table-cell>
          <table:table-cell office:value-type="float" office:value="0.206906" calcext:value-type="float">
            <text:p>0.206906</text:p>
          </table:table-cell>
          <table:table-cell office:value-type="float" office:value="246352" calcext:value-type="float">
            <text:p>246352</text:p>
          </table:table-cell>
          <table:table-cell office:value-type="float" office:value="61600" calcext:value-type="float">
            <text:p>61600</text:p>
          </table:table-cell>
          <table:table-cell table:formula="of:=[.B67]*(16.02144/100)" office:value-type="float" office:value="10.413936" calcext:value-type="float">
            <text:p>10.413936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246355" calcext:value-type="float">
            <text:p>246355</text:p>
          </table:table-cell>
          <table:table-cell office:value-type="float" office:value="61601" calcext:value-type="float">
            <text:p>61601</text:p>
          </table:table-cell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formula="of:=[.B68]*(16.014/100)" office:value-type="float" office:value="10.56924" calcext:value-type="float">
            <text:p>10.56924</text:p>
          </table:table-cell>
          <table:table-cell office:value-type="float" office:value="0.206143" calcext:value-type="float">
            <text:p>0.206143</text:p>
          </table:table-cell>
          <table:table-cell office:value-type="float" office:value="246390" calcext:value-type="float">
            <text:p>246390</text:p>
          </table:table-cell>
          <table:table-cell office:value-type="float" office:value="61609" calcext:value-type="float">
            <text:p>61609</text:p>
          </table:table-cell>
          <table:table-cell table:formula="of:=[.B68]*(13.3512/100)" office:value-type="float" office:value="8.811792" calcext:value-type="float">
            <text:p>8.811792</text:p>
          </table:table-cell>
          <table:table-cell office:value-type="float" office:value="0.20627" calcext:value-type="float">
            <text:p>0.20627</text:p>
          </table:table-cell>
          <table:table-cell office:value-type="float" office:value="246382" calcext:value-type="float">
            <text:p>246382</text:p>
          </table:table-cell>
          <table:table-cell office:value-type="float" office:value="61607" calcext:value-type="float">
            <text:p>61607</text:p>
          </table:table-cell>
          <table:table-cell table:formula="of:=[.B68]*(14.01876/100)" office:value-type="float" office:value="9.2523816" calcext:value-type="float">
            <text:p>9.2523816</text:p>
          </table:table-cell>
          <table:table-cell office:value-type="float" office:value="0.206179" calcext:value-type="float">
            <text:p>0.206179</text:p>
          </table:table-cell>
          <table:table-cell office:value-type="float" office:value="246397" calcext:value-type="float">
            <text:p>246397</text:p>
          </table:table-cell>
          <table:table-cell office:value-type="float" office:value="61609" calcext:value-type="float">
            <text:p>61609</text:p>
          </table:table-cell>
          <table:table-cell table:formula="of:=[.B68]*(14.68632/100)" office:value-type="float" office:value="9.6929712" calcext:value-type="float">
            <text:p>9.6929712</text:p>
          </table:table-cell>
          <table:table-cell office:value-type="float" office:value="0.20616" calcext:value-type="float">
            <text:p>0.20616</text:p>
          </table:table-cell>
          <table:table-cell office:value-type="float" office:value="246399" calcext:value-type="float">
            <text:p>246399</text:p>
          </table:table-cell>
          <table:table-cell office:value-type="float" office:value="61609" calcext:value-type="float">
            <text:p>61609</text:p>
          </table:table-cell>
          <table:table-cell table:formula="of:=[.B68]*(16.02144/100)" office:value-type="float" office:value="10.5741504" calcext:value-type="float">
            <text:p>10.5741504</text:p>
          </table:table-cell>
          <table:table-cell office:value-type="float" office:value="0.20615" calcext:value-type="float">
            <text:p>0.20615</text:p>
          </table:table-cell>
          <table:table-cell office:value-type="float" office:value="246400" calcext:value-type="float">
            <text:p>246400</text:p>
          </table:table-cell>
          <table:table-cell office:value-type="float" office:value="61610" calcext:value-type="float">
            <text:p>61610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formula="of:=[.B69]*(16.014/100)" office:value-type="float" office:value="10.72938" calcext:value-type="float">
            <text:p>10.72938</text:p>
          </table:table-cell>
          <table:table-cell office:value-type="float" office:value="0.205419" calcext:value-type="float">
            <text:p>0.205419</text:p>
          </table:table-cell>
          <table:table-cell office:value-type="float" office:value="246432" calcext:value-type="float">
            <text:p>246432</text:p>
          </table:table-cell>
          <table:table-cell office:value-type="float" office:value="61625" calcext:value-type="float">
            <text:p>61625</text:p>
          </table:table-cell>
          <table:table-cell table:formula="of:=[.B69]*(13.3512/100)" office:value-type="float" office:value="8.945304" calcext:value-type="float">
            <text:p>8.945304</text:p>
          </table:table-cell>
          <table:table-cell office:value-type="float" office:value="0.205545" calcext:value-type="float">
            <text:p>0.205545</text:p>
          </table:table-cell>
          <table:table-cell office:value-type="float" office:value="246426" calcext:value-type="float">
            <text:p>246426</text:p>
          </table:table-cell>
          <table:table-cell office:value-type="float" office:value="61616" calcext:value-type="float">
            <text:p>61616</text:p>
          </table:table-cell>
          <table:table-cell table:formula="of:=[.B69]*(14.01876/100)" office:value-type="float" office:value="9.3925692" calcext:value-type="float">
            <text:p>9.3925692</text:p>
          </table:table-cell>
          <table:table-cell office:value-type="float" office:value="0.205451" calcext:value-type="float">
            <text:p>0.205451</text:p>
          </table:table-cell>
          <table:table-cell office:value-type="float" office:value="246441" calcext:value-type="float">
            <text:p>246441</text:p>
          </table:table-cell>
          <table:table-cell office:value-type="float" office:value="61624" calcext:value-type="float">
            <text:p>61624</text:p>
          </table:table-cell>
          <table:table-cell table:formula="of:=[.B69]*(14.68632/100)" office:value-type="float" office:value="9.8398344" calcext:value-type="float">
            <text:p>9.8398344</text:p>
          </table:table-cell>
          <table:table-cell office:value-type="float" office:value="0.205433" calcext:value-type="float">
            <text:p>0.205433</text:p>
          </table:table-cell>
          <table:table-cell office:value-type="float" office:value="246446" calcext:value-type="float">
            <text:p>246446</text:p>
          </table:table-cell>
          <table:table-cell office:value-type="float" office:value="61622" calcext:value-type="float">
            <text:p>61622</text:p>
          </table:table-cell>
          <table:table-cell table:formula="of:=[.B69]*(16.02144/100)" office:value-type="float" office:value="10.7343648" calcext:value-type="float">
            <text:p>10.7343648</text:p>
          </table:table-cell>
          <table:table-cell office:value-type="float" office:value="0.205423" calcext:value-type="float">
            <text:p>0.205423</text:p>
          </table:table-cell>
          <table:table-cell office:value-type="float" office:value="246448" calcext:value-type="float">
            <text:p>246448</text:p>
          </table:table-cell>
          <table:table-cell office:value-type="float" office:value="61622" calcext:value-type="float">
            <text:p>61622</text:p>
          </table:table-cell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formula="of:=[.B70]*(16.014/100)" office:value-type="float" office:value="10.88952" calcext:value-type="float">
            <text:p>10.88952</text:p>
          </table:table-cell>
          <table:table-cell office:value-type="float" office:value="0.204706" calcext:value-type="float">
            <text:p>0.204706</text:p>
          </table:table-cell>
          <table:table-cell office:value-type="float" office:value="246470" calcext:value-type="float">
            <text:p>246470</text:p>
          </table:table-cell>
          <table:table-cell office:value-type="float" office:value="61632" calcext:value-type="float">
            <text:p>61632</text:p>
          </table:table-cell>
          <table:table-cell table:formula="of:=[.B70]*(13.3512/100)" office:value-type="float" office:value="9.078816" calcext:value-type="float">
            <text:p>9.078816</text:p>
          </table:table-cell>
          <table:table-cell office:value-type="float" office:value="0.204832" calcext:value-type="float">
            <text:p>0.204832</text:p>
          </table:table-cell>
          <table:table-cell office:value-type="float" office:value="246465" calcext:value-type="float">
            <text:p>246465</text:p>
          </table:table-cell>
          <table:table-cell office:value-type="float" office:value="61626" calcext:value-type="float">
            <text:p>61626</text:p>
          </table:table-cell>
          <table:table-cell table:formula="of:=[.B70]*(14.01876/100)" office:value-type="float" office:value="9.5327568" calcext:value-type="float">
            <text:p>9.5327568</text:p>
          </table:table-cell>
          <table:table-cell office:value-type="float" office:value="0.204739" calcext:value-type="float">
            <text:p>0.204739</text:p>
          </table:table-cell>
          <table:table-cell office:value-type="float" office:value="246483" calcext:value-type="float">
            <text:p>246483</text:p>
          </table:table-cell>
          <table:table-cell office:value-type="float" office:value="61629" calcext:value-type="float">
            <text:p>61629</text:p>
          </table:table-cell>
          <table:table-cell table:formula="of:=[.B70]*(14.68632/100)" office:value-type="float" office:value="9.9866976" calcext:value-type="float">
            <text:p>9.9866976</text:p>
          </table:table-cell>
          <table:table-cell office:value-type="float" office:value="0.204721" calcext:value-type="float">
            <text:p>0.204721</text:p>
          </table:table-cell>
          <table:table-cell office:value-type="float" office:value="246484" calcext:value-type="float">
            <text:p>246484</text:p>
          </table:table-cell>
          <table:table-cell office:value-type="float" office:value="61628" calcext:value-type="float">
            <text:p>61628</text:p>
          </table:table-cell>
          <table:table-cell table:formula="of:=[.B70]*(16.02144/100)" office:value-type="float" office:value="10.8945792" calcext:value-type="float">
            <text:p>10.8945792</text:p>
          </table:table-cell>
          <table:table-cell office:value-type="float" office:value="0.204711" calcext:value-type="float">
            <text:p>0.204711</text:p>
          </table:table-cell>
          <table:table-cell office:value-type="float" office:value="246488" calcext:value-type="float">
            <text:p>246488</text:p>
          </table:table-cell>
          <table:table-cell office:value-type="float" office:value="61629" calcext:value-type="float">
            <text:p>61629</text:p>
          </table:table-cell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formula="of:=[.B71]*(16.014/100)" office:value-type="float" office:value="11.04966" calcext:value-type="float">
            <text:p>11.04966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246519" calcext:value-type="float">
            <text:p>246519</text:p>
          </table:table-cell>
          <table:table-cell office:value-type="float" office:value="61638" calcext:value-type="float">
            <text:p>61638</text:p>
          </table:table-cell>
          <table:table-cell table:formula="of:=[.B71]*(13.3512/100)" office:value-type="float" office:value="9.212328" calcext:value-type="float">
            <text:p>9.212328</text:p>
          </table:table-cell>
          <table:table-cell office:value-type="float" office:value="0.204137" calcext:value-type="float">
            <text:p>0.204137</text:p>
          </table:table-cell>
          <table:table-cell office:value-type="float" office:value="246509" calcext:value-type="float">
            <text:p>246509</text:p>
          </table:table-cell>
          <table:table-cell office:value-type="float" office:value="61630" calcext:value-type="float">
            <text:p>61630</text:p>
          </table:table-cell>
          <table:table-cell table:formula="of:=[.B71]*(14.01876/100)" office:value-type="float" office:value="9.6729444" calcext:value-type="float">
            <text:p>9.6729444</text:p>
          </table:table-cell>
          <table:table-cell office:value-type="float" office:value="0.204043" calcext:value-type="float">
            <text:p>0.204043</text:p>
          </table:table-cell>
          <table:table-cell office:value-type="float" office:value="246517" calcext:value-type="float">
            <text:p>246517</text:p>
          </table:table-cell>
          <table:table-cell office:value-type="float" office:value="61636" calcext:value-type="float">
            <text:p>61636</text:p>
          </table:table-cell>
          <table:table-cell table:formula="of:=[.B71]*(14.68632/100)" office:value-type="float" office:value="10.1335608" calcext:value-type="float">
            <text:p>10.1335608</text:p>
          </table:table-cell>
          <table:table-cell office:value-type="float" office:value="0.204025" calcext:value-type="float">
            <text:p>0.204025</text:p>
          </table:table-cell>
          <table:table-cell office:value-type="float" office:value="246519" calcext:value-type="float">
            <text:p>246519</text:p>
          </table:table-cell>
          <table:table-cell office:value-type="float" office:value="61634" calcext:value-type="float">
            <text:p>61634</text:p>
          </table:table-cell>
          <table:table-cell table:formula="of:=[.B71]*(16.02144/100)" office:value-type="float" office:value="11.0547936" calcext:value-type="float">
            <text:p>11.0547936</text:p>
          </table:table-cell>
          <table:table-cell office:value-type="float" office:value="0.204016" calcext:value-type="float">
            <text:p>0.204016</text:p>
          </table:table-cell>
          <table:table-cell office:value-type="float" office:value="246518" calcext:value-type="float">
            <text:p>246518</text:p>
          </table:table-cell>
          <table:table-cell office:value-type="float" office:value="61635" calcext:value-type="float">
            <text:p>61635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[.B72]*(16.014/100)" office:value-type="float" office:value="11.2098" calcext:value-type="float">
            <text:p>11.2098</text:p>
          </table:table-cell>
          <table:table-cell office:value-type="float" office:value="0.20333" calcext:value-type="float">
            <text:p>0.20333</text:p>
          </table:table-cell>
          <table:table-cell office:value-type="float" office:value="246558" calcext:value-type="float">
            <text:p>246558</text:p>
          </table:table-cell>
          <table:table-cell office:value-type="float" office:value="61643" calcext:value-type="float">
            <text:p>61643</text:p>
          </table:table-cell>
          <table:table-cell table:formula="of:=[.B72]*(13.3512/100)" office:value-type="float" office:value="9.34584" calcext:value-type="float">
            <text:p>9.34584</text:p>
          </table:table-cell>
          <table:table-cell office:value-type="float" office:value="0.203457" calcext:value-type="float">
            <text:p>0.203457</text:p>
          </table:table-cell>
          <table:table-cell office:value-type="float" office:value="246533" calcext:value-type="float">
            <text:p>246533</text:p>
          </table:table-cell>
          <table:table-cell office:value-type="float" office:value="61640" calcext:value-type="float">
            <text:p>61640</text:p>
          </table:table-cell>
          <table:table-cell table:formula="of:=[.B72]*(14.01876/100)" office:value-type="float" office:value="9.813132" calcext:value-type="float">
            <text:p>9.813132</text:p>
          </table:table-cell>
          <table:table-cell office:value-type="float" office:value="0.203364" calcext:value-type="float">
            <text:p>0.203364</text:p>
          </table:table-cell>
          <table:table-cell office:value-type="float" office:value="246558" calcext:value-type="float">
            <text:p>246558</text:p>
          </table:table-cell>
          <table:table-cell office:value-type="float" office:value="61642" calcext:value-type="float">
            <text:p>61642</text:p>
          </table:table-cell>
          <table:table-cell table:formula="of:=[.B72]*(14.68632/100)" office:value-type="float" office:value="10.280424" calcext:value-type="float">
            <text:p>10.280424</text:p>
          </table:table-cell>
          <table:table-cell office:value-type="float" office:value="0.203347" calcext:value-type="float">
            <text:p>0.203347</text:p>
          </table:table-cell>
          <table:table-cell office:value-type="float" office:value="246560" calcext:value-type="float">
            <text:p>246560</text:p>
          </table:table-cell>
          <table:table-cell office:value-type="float" office:value="61641" calcext:value-type="float">
            <text:p>61641</text:p>
          </table:table-cell>
          <table:table-cell table:formula="of:=[.B72]*(16.02144/100)" office:value-type="float" office:value="11.215008" calcext:value-type="float">
            <text:p>11.215008</text:p>
          </table:table-cell>
          <table:table-cell office:value-type="float" office:value="0.203337" calcext:value-type="float">
            <text:p>0.203337</text:p>
          </table:table-cell>
          <table:table-cell office:value-type="float" office:value="246563" calcext:value-type="float">
            <text:p>246563</text:p>
          </table:table-cell>
          <table:table-cell office:value-type="float" office:value="61641" calcext:value-type="float">
            <text:p>61641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formula="of:=[.B73]*(16.014/100)" office:value-type="float" office:value="11.36994" calcext:value-type="float">
            <text:p>11.36994</text:p>
          </table:table-cell>
          <table:table-cell office:value-type="float" office:value="0.202663" calcext:value-type="float">
            <text:p>0.202663</text:p>
          </table:table-cell>
          <table:table-cell office:value-type="float" office:value="246617" calcext:value-type="float">
            <text:p>246617</text:p>
          </table:table-cell>
          <table:table-cell office:value-type="float" office:value="61652" calcext:value-type="float">
            <text:p>61652</text:p>
          </table:table-cell>
          <table:table-cell table:formula="of:=[.B73]*(13.3512/100)" office:value-type="float" office:value="9.479352" calcext:value-type="float">
            <text:p>9.479352</text:p>
          </table:table-cell>
          <table:table-cell office:value-type="float" office:value="0.20279" calcext:value-type="float">
            <text:p>0.20279</text:p>
          </table:table-cell>
          <table:table-cell office:value-type="float" office:value="246601" calcext:value-type="float">
            <text:p>246601</text:p>
          </table:table-cell>
          <table:table-cell office:value-type="float" office:value="61650" calcext:value-type="float">
            <text:p>61650</text:p>
          </table:table-cell>
          <table:table-cell table:formula="of:=[.B73]*(14.01876/100)" office:value-type="float" office:value="9.9533196" calcext:value-type="float">
            <text:p>9.9533196</text:p>
          </table:table-cell>
          <table:table-cell office:value-type="float" office:value="0.202694" calcext:value-type="float">
            <text:p>0.202694</text:p>
          </table:table-cell>
          <table:table-cell office:value-type="float" office:value="246626" calcext:value-type="float">
            <text:p>246626</text:p>
          </table:table-cell>
          <table:table-cell office:value-type="float" office:value="61653" calcext:value-type="float">
            <text:p>61653</text:p>
          </table:table-cell>
          <table:table-cell table:formula="of:=[.B73]*(14.68632/100)" office:value-type="float" office:value="10.4272872" calcext:value-type="float">
            <text:p>10.4272872</text:p>
          </table:table-cell>
          <table:table-cell office:value-type="float" office:value="0.202678" calcext:value-type="float">
            <text:p>0.202678</text:p>
          </table:table-cell>
          <table:table-cell office:value-type="float" office:value="246628" calcext:value-type="float">
            <text:p>246628</text:p>
          </table:table-cell>
          <table:table-cell office:value-type="float" office:value="61654" calcext:value-type="float">
            <text:p>61654</text:p>
          </table:table-cell>
          <table:table-cell table:formula="of:=[.B73]*(16.02144/100)" office:value-type="float" office:value="11.3752224" calcext:value-type="float">
            <text:p>11.3752224</text:p>
          </table:table-cell>
          <table:table-cell office:value-type="float" office:value="0.202668" calcext:value-type="float">
            <text:p>0.202668</text:p>
          </table:table-cell>
          <table:table-cell office:value-type="float" office:value="246630" calcext:value-type="float">
            <text:p>246630</text:p>
          </table:table-cell>
          <table:table-cell office:value-type="float" office:value="61655" calcext:value-type="float">
            <text:p>61655</text:p>
          </table:table-cell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formula="of:=[.B74]*(16.014/100)" office:value-type="float" office:value="11.53008" calcext:value-type="float">
            <text:p>11.53008</text:p>
          </table:table-cell>
          <table:table-cell office:value-type="float" office:value="0.202014" calcext:value-type="float">
            <text:p>0.202014</text:p>
          </table:table-cell>
          <table:table-cell office:value-type="float" office:value="246659" calcext:value-type="float">
            <text:p>246659</text:p>
          </table:table-cell>
          <table:table-cell office:value-type="float" office:value="61673" calcext:value-type="float">
            <text:p>61673</text:p>
          </table:table-cell>
          <table:table-cell table:formula="of:=[.B74]*(13.3512/100)" office:value-type="float" office:value="9.612864" calcext:value-type="float">
            <text:p>9.612864</text:p>
          </table:table-cell>
          <table:table-cell office:value-type="float" office:value="0.202144" calcext:value-type="float">
            <text:p>0.202144</text:p>
          </table:table-cell>
          <table:table-cell office:value-type="float" office:value="246648" calcext:value-type="float">
            <text:p>246648</text:p>
          </table:table-cell>
          <table:table-cell office:value-type="float" office:value="61668" calcext:value-type="float">
            <text:p>61668</text:p>
          </table:table-cell>
          <table:table-cell table:formula="of:=[.B74]*(14.01876/100)" office:value-type="float" office:value="10.0935072" calcext:value-type="float">
            <text:p>10.0935072</text:p>
          </table:table-cell>
          <table:table-cell office:value-type="float" office:value="0.202046" calcext:value-type="float">
            <text:p>0.202046</text:p>
          </table:table-cell>
          <table:table-cell office:value-type="float" office:value="246665" calcext:value-type="float">
            <text:p>246665</text:p>
          </table:table-cell>
          <table:table-cell office:value-type="float" office:value="61674" calcext:value-type="float">
            <text:p>61674</text:p>
          </table:table-cell>
          <table:table-cell table:formula="of:=[.B74]*(14.68632/100)" office:value-type="float" office:value="10.5741504" calcext:value-type="float">
            <text:p>10.5741504</text:p>
          </table:table-cell>
          <table:table-cell office:value-type="float" office:value="0.202028" calcext:value-type="float">
            <text:p>0.202028</text:p>
          </table:table-cell>
          <table:table-cell office:value-type="float" office:value="246668" calcext:value-type="float">
            <text:p>246668</text:p>
          </table:table-cell>
          <table:table-cell office:value-type="float" office:value="61675" calcext:value-type="float">
            <text:p>61675</text:p>
          </table:table-cell>
          <table:table-cell table:formula="of:=[.B74]*(16.02144/100)" office:value-type="float" office:value="11.5354368" calcext:value-type="float">
            <text:p>11.5354368</text:p>
          </table:table-cell>
          <table:table-cell office:value-type="float" office:value="0.202018" calcext:value-type="float">
            <text:p>0.202018</text:p>
          </table:table-cell>
          <table:table-cell office:value-type="float" office:value="246668" calcext:value-type="float">
            <text:p>246668</text:p>
          </table:table-cell>
          <table:table-cell office:value-type="float" office:value="61675" calcext:value-type="float">
            <text:p>61675</text:p>
          </table:table-cell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formula="of:=[.B75]*(16.014/100)" office:value-type="float" office:value="11.69022" calcext:value-type="float">
            <text:p>11.69022</text:p>
          </table:table-cell>
          <table:table-cell office:value-type="float" office:value="0.201374" calcext:value-type="float">
            <text:p>0.201374</text:p>
          </table:table-cell>
          <table:table-cell office:value-type="float" office:value="246699" calcext:value-type="float">
            <text:p>246699</text:p>
          </table:table-cell>
          <table:table-cell office:value-type="float" office:value="61682" calcext:value-type="float">
            <text:p>61682</text:p>
          </table:table-cell>
          <table:table-cell table:formula="of:=[.B75]*(13.3512/100)" office:value-type="float" office:value="9.746376" calcext:value-type="float">
            <text:p>9.746376</text:p>
          </table:table-cell>
          <table:table-cell office:value-type="float" office:value="0.2015" calcext:value-type="float">
            <text:p>0.2015</text:p>
          </table:table-cell>
          <table:table-cell office:value-type="float" office:value="246691" calcext:value-type="float">
            <text:p>246691</text:p>
          </table:table-cell>
          <table:table-cell office:value-type="float" office:value="61684" calcext:value-type="float">
            <text:p>61684</text:p>
          </table:table-cell>
          <table:table-cell table:formula="of:=[.B75]*(14.01876/100)" office:value-type="float" office:value="10.2336948" calcext:value-type="float">
            <text:p>10.2336948</text:p>
          </table:table-cell>
          <table:table-cell office:value-type="float" office:value="0.201403" calcext:value-type="float">
            <text:p>0.201403</text:p>
          </table:table-cell>
          <table:table-cell office:value-type="float" office:value="246702" calcext:value-type="float">
            <text:p>246702</text:p>
          </table:table-cell>
          <table:table-cell office:value-type="float" office:value="61686" calcext:value-type="float">
            <text:p>61686</text:p>
          </table:table-cell>
          <table:table-cell table:formula="of:=[.B75]*(14.68632/100)" office:value-type="float" office:value="10.7210136" calcext:value-type="float">
            <text:p>10.7210136</text:p>
          </table:table-cell>
          <table:table-cell office:value-type="float" office:value="0.201385" calcext:value-type="float">
            <text:p>0.201385</text:p>
          </table:table-cell>
          <table:table-cell office:value-type="float" office:value="246708" calcext:value-type="float">
            <text:p>246708</text:p>
          </table:table-cell>
          <table:table-cell office:value-type="float" office:value="61687" calcext:value-type="float">
            <text:p>61687</text:p>
          </table:table-cell>
          <table:table-cell table:formula="of:=[.B75]*(16.02144/100)" office:value-type="float" office:value="11.6956512" calcext:value-type="float">
            <text:p>11.6956512</text:p>
          </table:table-cell>
          <table:table-cell office:value-type="float" office:value="0.201376" calcext:value-type="float">
            <text:p>0.201376</text:p>
          </table:table-cell>
          <table:table-cell office:value-type="float" office:value="246709" calcext:value-type="float">
            <text:p>246709</text:p>
          </table:table-cell>
          <table:table-cell office:value-type="float" office:value="61687" calcext:value-type="float">
            <text:p>61687</text:p>
          </table:table-cell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formula="of:=[.B76]*(16.014/100)" office:value-type="float" office:value="11.85036" calcext:value-type="float">
            <text:p>11.85036</text:p>
          </table:table-cell>
          <table:table-cell office:value-type="float" office:value="0.20075" calcext:value-type="float">
            <text:p>0.20075</text:p>
          </table:table-cell>
          <table:table-cell office:value-type="float" office:value="246741" calcext:value-type="float">
            <text:p>246741</text:p>
          </table:table-cell>
          <table:table-cell office:value-type="float" office:value="61698" calcext:value-type="float">
            <text:p>61698</text:p>
          </table:table-cell>
          <table:table-cell table:formula="of:=[.B76]*(13.3512/100)" office:value-type="float" office:value="9.879888" calcext:value-type="float">
            <text:p>9.879888</text:p>
          </table:table-cell>
          <table:table-cell office:value-type="float" office:value="0.200879" calcext:value-type="float">
            <text:p>0.200879</text:p>
          </table:table-cell>
          <table:table-cell office:value-type="float" office:value="246721" calcext:value-type="float">
            <text:p>246721</text:p>
          </table:table-cell>
          <table:table-cell office:value-type="float" office:value="61696" calcext:value-type="float">
            <text:p>61696</text:p>
          </table:table-cell>
          <table:table-cell table:formula="of:=[.B76]*(14.01876/100)" office:value-type="float" office:value="10.3738824" calcext:value-type="float">
            <text:p>10.3738824</text:p>
          </table:table-cell>
          <table:table-cell office:value-type="float" office:value="0.200779" calcext:value-type="float">
            <text:p>0.200779</text:p>
          </table:table-cell>
          <table:table-cell office:value-type="float" office:value="246738" calcext:value-type="float">
            <text:p>246738</text:p>
          </table:table-cell>
          <table:table-cell office:value-type="float" office:value="61699" calcext:value-type="float">
            <text:p>61699</text:p>
          </table:table-cell>
          <table:table-cell table:formula="of:=[.B76]*(14.68632/100)" office:value-type="float" office:value="10.8678768" calcext:value-type="float">
            <text:p>10.8678768</text:p>
          </table:table-cell>
          <table:table-cell office:value-type="float" office:value="0.200761" calcext:value-type="float">
            <text:p>0.200761</text:p>
          </table:table-cell>
          <table:table-cell office:value-type="float" office:value="246745" calcext:value-type="float">
            <text:p>246745</text:p>
          </table:table-cell>
          <table:table-cell office:value-type="float" office:value="61698" calcext:value-type="float">
            <text:p>61698</text:p>
          </table:table-cell>
          <table:table-cell table:formula="of:=[.B76]*(16.02144/100)" office:value-type="float" office:value="11.8558656" calcext:value-type="float">
            <text:p>11.8558656</text:p>
          </table:table-cell>
          <table:table-cell office:value-type="float" office:value="0.200752" calcext:value-type="float">
            <text:p>0.200752</text:p>
          </table:table-cell>
          <table:table-cell office:value-type="float" office:value="246744" calcext:value-type="float">
            <text:p>246744</text:p>
          </table:table-cell>
          <table:table-cell office:value-type="float" office:value="61697" calcext:value-type="float">
            <text:p>61697</text:p>
          </table:table-cell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formula="of:=[.B77]*(16.014/100)" office:value-type="float" office:value="12.0105" calcext:value-type="float">
            <text:p>12.0105</text:p>
          </table:table-cell>
          <table:table-cell office:value-type="float" office:value="0.200139" calcext:value-type="float">
            <text:p>0.200139</text:p>
          </table:table-cell>
          <table:table-cell office:value-type="float" office:value="246771" calcext:value-type="float">
            <text:p>246771</text:p>
          </table:table-cell>
          <table:table-cell office:value-type="float" office:value="61706" calcext:value-type="float">
            <text:p>61706</text:p>
          </table:table-cell>
          <table:table-cell table:formula="of:=[.B77]*(13.3512/100)" office:value-type="float" office:value="10.0134" calcext:value-type="float">
            <text:p>10.0134</text:p>
          </table:table-cell>
          <table:table-cell office:value-type="float" office:value="0.200268" calcext:value-type="float">
            <text:p>0.200268</text:p>
          </table:table-cell>
          <table:table-cell office:value-type="float" office:value="246754" calcext:value-type="float">
            <text:p>246754</text:p>
          </table:table-cell>
          <table:table-cell office:value-type="float" office:value="61703" calcext:value-type="float">
            <text:p>61703</text:p>
          </table:table-cell>
          <table:table-cell table:formula="of:=[.B77]*(14.01876/100)" office:value-type="float" office:value="10.51407" calcext:value-type="float">
            <text:p>10.51407</text:p>
          </table:table-cell>
          <table:table-cell office:value-type="float" office:value="0.20017" calcext:value-type="float">
            <text:p>0.20017</text:p>
          </table:table-cell>
          <table:table-cell office:value-type="float" office:value="246775" calcext:value-type="float">
            <text:p>246775</text:p>
          </table:table-cell>
          <table:table-cell office:value-type="float" office:value="61706" calcext:value-type="float">
            <text:p>61706</text:p>
          </table:table-cell>
          <table:table-cell table:formula="of:=[.B77]*(14.68632/100)" office:value-type="float" office:value="11.01474" calcext:value-type="float">
            <text:p>11.01474</text:p>
          </table:table-cell>
          <table:table-cell office:value-type="float" office:value="0.200152" calcext:value-type="float">
            <text:p>0.200152</text:p>
          </table:table-cell>
          <table:table-cell office:value-type="float" office:value="246774" calcext:value-type="float">
            <text:p>246774</text:p>
          </table:table-cell>
          <table:table-cell office:value-type="float" office:value="61708" calcext:value-type="float">
            <text:p>61708</text:p>
          </table:table-cell>
          <table:table-cell table:formula="of:=[.B77]*(16.02144/100)" office:value-type="float" office:value="12.01608" calcext:value-type="float">
            <text:p>12.01608</text:p>
          </table:table-cell>
          <table:table-cell office:value-type="float" office:value="0.200143" calcext:value-type="float">
            <text:p>0.200143</text:p>
          </table:table-cell>
          <table:table-cell office:value-type="float" office:value="246775" calcext:value-type="float">
            <text:p>246775</text:p>
          </table:table-cell>
          <table:table-cell office:value-type="float" office:value="61709" calcext:value-type="float">
            <text:p>61709</text:p>
          </table:table-cell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formula="of:=[.B78]*(16.014/100)" office:value-type="float" office:value="12.17064" calcext:value-type="float">
            <text:p>12.17064</text:p>
          </table:table-cell>
          <table:table-cell office:value-type="float" office:value="0.199537" calcext:value-type="float">
            <text:p>0.199537</text:p>
          </table:table-cell>
          <table:table-cell office:value-type="float" office:value="246808" calcext:value-type="float">
            <text:p>246808</text:p>
          </table:table-cell>
          <table:table-cell office:value-type="float" office:value="61725" calcext:value-type="float">
            <text:p>61725</text:p>
          </table:table-cell>
          <table:table-cell table:formula="of:=[.B78]*(13.3512/100)" office:value-type="float" office:value="10.146912" calcext:value-type="float">
            <text:p>10.146912</text:p>
          </table:table-cell>
          <table:table-cell office:value-type="float" office:value="0.199667" calcext:value-type="float">
            <text:p>0.199667</text:p>
          </table:table-cell>
          <table:table-cell office:value-type="float" office:value="246797" calcext:value-type="float">
            <text:p>246797</text:p>
          </table:table-cell>
          <table:table-cell office:value-type="float" office:value="61714" calcext:value-type="float">
            <text:p>61714</text:p>
          </table:table-cell>
          <table:table-cell table:formula="of:=[.B78]*(14.01876/100)" office:value-type="float" office:value="10.6542576" calcext:value-type="float">
            <text:p>10.6542576</text:p>
          </table:table-cell>
          <table:table-cell office:value-type="float" office:value="0.199568" calcext:value-type="float">
            <text:p>0.199568</text:p>
          </table:table-cell>
          <table:table-cell office:value-type="float" office:value="246811" calcext:value-type="float">
            <text:p>246811</text:p>
          </table:table-cell>
          <table:table-cell office:value-type="float" office:value="61725" calcext:value-type="float">
            <text:p>61725</text:p>
          </table:table-cell>
          <table:table-cell table:formula="of:=[.B78]*(14.68632/100)" office:value-type="float" office:value="11.1616032" calcext:value-type="float">
            <text:p>11.1616032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246812" calcext:value-type="float">
            <text:p>246812</text:p>
          </table:table-cell>
          <table:table-cell office:value-type="float" office:value="61727" calcext:value-type="float">
            <text:p>61727</text:p>
          </table:table-cell>
          <table:table-cell table:formula="of:=[.B78]*(16.02144/100)" office:value-type="float" office:value="12.1762944" calcext:value-type="float">
            <text:p>12.1762944</text:p>
          </table:table-cell>
          <table:table-cell office:value-type="float" office:value="0.199542" calcext:value-type="float">
            <text:p>0.199542</text:p>
          </table:table-cell>
          <table:table-cell office:value-type="float" office:value="246814" calcext:value-type="float">
            <text:p>246814</text:p>
          </table:table-cell>
          <table:table-cell office:value-type="float" office:value="61727" calcext:value-type="float">
            <text:p>61727</text:p>
          </table:table-cell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formula="of:=[.B79]*(16.014/100)" office:value-type="float" office:value="12.33078" calcext:value-type="float">
            <text:p>12.33078</text:p>
          </table:table-cell>
          <table:table-cell office:value-type="float" office:value="0.198946" calcext:value-type="float">
            <text:p>0.198946</text:p>
          </table:table-cell>
          <table:table-cell office:value-type="float" office:value="246835" calcext:value-type="float">
            <text:p>246835</text:p>
          </table:table-cell>
          <table:table-cell office:value-type="float" office:value="61741" calcext:value-type="float">
            <text:p>61741</text:p>
          </table:table-cell>
          <table:table-cell table:formula="of:=[.B79]*(13.3512/100)" office:value-type="float" office:value="10.280424" calcext:value-type="float">
            <text:p>10.280424</text:p>
          </table:table-cell>
          <table:table-cell office:value-type="float" office:value="0.199077" calcext:value-type="float">
            <text:p>0.199077</text:p>
          </table:table-cell>
          <table:table-cell office:value-type="float" office:value="246827" calcext:value-type="float">
            <text:p>246827</text:p>
          </table:table-cell>
          <table:table-cell office:value-type="float" office:value="61731" calcext:value-type="float">
            <text:p>61731</text:p>
          </table:table-cell>
          <table:table-cell table:formula="of:=[.B79]*(14.01876/100)" office:value-type="float" office:value="10.7944452" calcext:value-type="float">
            <text:p>10.7944452</text:p>
          </table:table-cell>
          <table:table-cell office:value-type="float" office:value="0.198977" calcext:value-type="float">
            <text:p>0.198977</text:p>
          </table:table-cell>
          <table:table-cell office:value-type="float" office:value="246847" calcext:value-type="float">
            <text:p>246847</text:p>
          </table:table-cell>
          <table:table-cell office:value-type="float" office:value="61739" calcext:value-type="float">
            <text:p>61739</text:p>
          </table:table-cell>
          <table:table-cell table:formula="of:=[.B79]*(14.68632/100)" office:value-type="float" office:value="11.3084664" calcext:value-type="float">
            <text:p>11.3084664</text:p>
          </table:table-cell>
          <table:table-cell office:value-type="float" office:value="0.198958" calcext:value-type="float">
            <text:p>0.198958</text:p>
          </table:table-cell>
          <table:table-cell office:value-type="float" office:value="246849" calcext:value-type="float">
            <text:p>246849</text:p>
          </table:table-cell>
          <table:table-cell office:value-type="float" office:value="61741" calcext:value-type="float">
            <text:p>61741</text:p>
          </table:table-cell>
          <table:table-cell table:formula="of:=[.B79]*(16.02144/100)" office:value-type="float" office:value="12.3365088" calcext:value-type="float">
            <text:p>12.3365088</text:p>
          </table:table-cell>
          <table:table-cell office:value-type="float" office:value="0.19895" calcext:value-type="float">
            <text:p>0.19895</text:p>
          </table:table-cell>
          <table:table-cell office:value-type="float" office:value="246851" calcext:value-type="float">
            <text:p>246851</text:p>
          </table:table-cell>
          <table:table-cell office:value-type="float" office:value="61741" calcext:value-type="float">
            <text:p>61741</text:p>
          </table:table-cell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formula="of:=[.B80]*(16.014/100)" office:value-type="float" office:value="12.49092" calcext:value-type="float">
            <text:p>12.49092</text:p>
          </table:table-cell>
          <table:table-cell office:value-type="float" office:value="0.198369" calcext:value-type="float">
            <text:p>0.198369</text:p>
          </table:table-cell>
          <table:table-cell office:value-type="float" office:value="246884" calcext:value-type="float">
            <text:p>246884</text:p>
          </table:table-cell>
          <table:table-cell office:value-type="float" office:value="61747" calcext:value-type="float">
            <text:p>61747</text:p>
          </table:table-cell>
          <table:table-cell table:formula="of:=[.B80]*(13.3512/100)" office:value-type="float" office:value="10.413936" calcext:value-type="float">
            <text:p>10.413936</text:p>
          </table:table-cell>
          <table:table-cell office:value-type="float" office:value="0.198498" calcext:value-type="float">
            <text:p>0.198498</text:p>
          </table:table-cell>
          <table:table-cell office:value-type="float" office:value="246871" calcext:value-type="float">
            <text:p>246871</text:p>
          </table:table-cell>
          <table:table-cell office:value-type="float" office:value="61739" calcext:value-type="float">
            <text:p>61739</text:p>
          </table:table-cell>
          <table:table-cell table:formula="of:=[.B80]*(14.01876/100)" office:value-type="float" office:value="10.9346328" calcext:value-type="float">
            <text:p>10.9346328</text:p>
          </table:table-cell>
          <table:table-cell office:value-type="float" office:value="0.198398" calcext:value-type="float">
            <text:p>0.198398</text:p>
          </table:table-cell>
          <table:table-cell office:value-type="float" office:value="246890" calcext:value-type="float">
            <text:p>246890</text:p>
          </table:table-cell>
          <table:table-cell office:value-type="float" office:value="61744" calcext:value-type="float">
            <text:p>61744</text:p>
          </table:table-cell>
          <table:table-cell table:formula="of:=[.B80]*(14.68632/100)" office:value-type="float" office:value="11.4553296" calcext:value-type="float">
            <text:p>11.4553296</text:p>
          </table:table-cell>
          <table:table-cell office:value-type="float" office:value="0.19838" calcext:value-type="float">
            <text:p>0.19838</text:p>
          </table:table-cell>
          <table:table-cell office:value-type="float" office:value="246891" calcext:value-type="float">
            <text:p>246891</text:p>
          </table:table-cell>
          <table:table-cell office:value-type="float" office:value="61745" calcext:value-type="float">
            <text:p>61745</text:p>
          </table:table-cell>
          <table:table-cell table:formula="of:=[.B80]*(16.02144/100)" office:value-type="float" office:value="12.4967232" calcext:value-type="float">
            <text:p>12.4967232</text:p>
          </table:table-cell>
          <table:table-cell office:value-type="float" office:value="0.198372" calcext:value-type="float">
            <text:p>0.198372</text:p>
          </table:table-cell>
          <table:table-cell office:value-type="float" office:value="246895" calcext:value-type="float">
            <text:p>246895</text:p>
          </table:table-cell>
          <table:table-cell office:value-type="float" office:value="61747" calcext:value-type="float">
            <text:p>61747</text:p>
          </table:table-cell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formula="of:=[.B81]*(16.014/100)" office:value-type="float" office:value="12.65106" calcext:value-type="float">
            <text:p>12.65106</text:p>
          </table:table-cell>
          <table:table-cell office:value-type="float" office:value="0.197803" calcext:value-type="float">
            <text:p>0.197803</text:p>
          </table:table-cell>
          <table:table-cell office:value-type="float" office:value="246925" calcext:value-type="float">
            <text:p>246925</text:p>
          </table:table-cell>
          <table:table-cell office:value-type="float" office:value="61755" calcext:value-type="float">
            <text:p>61755</text:p>
          </table:table-cell>
          <table:table-cell table:formula="of:=[.B81]*(13.3512/100)" office:value-type="float" office:value="10.547448" calcext:value-type="float">
            <text:p>10.547448</text:p>
          </table:table-cell>
          <table:table-cell office:value-type="float" office:value="0.197934" calcext:value-type="float">
            <text:p>0.197934</text:p>
          </table:table-cell>
          <table:table-cell office:value-type="float" office:value="246910" calcext:value-type="float">
            <text:p>246910</text:p>
          </table:table-cell>
          <table:table-cell office:value-type="float" office:value="61754" calcext:value-type="float">
            <text:p>61754</text:p>
          </table:table-cell>
          <table:table-cell table:formula="of:=[.B81]*(14.01876/100)" office:value-type="float" office:value="11.0748204" calcext:value-type="float">
            <text:p>11.0748204</text:p>
          </table:table-cell>
          <table:table-cell office:value-type="float" office:value="0.197832" calcext:value-type="float">
            <text:p>0.197832</text:p>
          </table:table-cell>
          <table:table-cell office:value-type="float" office:value="246924" calcext:value-type="float">
            <text:p>246924</text:p>
          </table:table-cell>
          <table:table-cell office:value-type="float" office:value="61754" calcext:value-type="float">
            <text:p>61754</text:p>
          </table:table-cell>
          <table:table-cell table:formula="of:=[.B81]*(14.68632/100)" office:value-type="float" office:value="11.6021928" calcext:value-type="float">
            <text:p>11.6021928</text:p>
          </table:table-cell>
          <table:table-cell office:value-type="float" office:value="0.197816" calcext:value-type="float">
            <text:p>0.197816</text:p>
          </table:table-cell>
          <table:table-cell office:value-type="float" office:value="246924" calcext:value-type="float">
            <text:p>246924</text:p>
          </table:table-cell>
          <table:table-cell office:value-type="float" office:value="61754" calcext:value-type="float">
            <text:p>61754</text:p>
          </table:table-cell>
          <table:table-cell table:formula="of:=[.B81]*(16.02144/100)" office:value-type="float" office:value="12.6569376" calcext:value-type="float">
            <text:p>12.6569376</text:p>
          </table:table-cell>
          <table:table-cell office:value-type="float" office:value="0.197806" calcext:value-type="float">
            <text:p>0.197806</text:p>
          </table:table-cell>
          <table:table-cell office:value-type="float" office:value="246925" calcext:value-type="float">
            <text:p>246925</text:p>
          </table:table-cell>
          <table:table-cell office:value-type="float" office:value="61755" calcext:value-type="float">
            <text:p>61755</text:p>
          </table:table-cell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formula="of:=[.B82]*(16.014/100)" office:value-type="float" office:value="12.8112" calcext:value-type="float">
            <text:p>12.8112</text:p>
          </table:table-cell>
          <table:table-cell office:value-type="float" office:value="0.197244" calcext:value-type="float">
            <text:p>0.197244</text:p>
          </table:table-cell>
          <table:table-cell office:value-type="float" office:value="246957" calcext:value-type="float">
            <text:p>246957</text:p>
          </table:table-cell>
          <table:table-cell office:value-type="float" office:value="61770" calcext:value-type="float">
            <text:p>61770</text:p>
          </table:table-cell>
          <table:table-cell table:formula="of:=[.B82]*(13.3512/100)" office:value-type="float" office:value="10.68096" calcext:value-type="float">
            <text:p>10.68096</text:p>
          </table:table-cell>
          <table:table-cell office:value-type="float" office:value="0.197377" calcext:value-type="float">
            <text:p>0.197377</text:p>
          </table:table-cell>
          <table:table-cell office:value-type="float" office:value="246955" calcext:value-type="float">
            <text:p>246955</text:p>
          </table:table-cell>
          <table:table-cell office:value-type="float" office:value="61760" calcext:value-type="float">
            <text:p>61760</text:p>
          </table:table-cell>
          <table:table-cell table:formula="of:=[.B82]*(14.01876/100)" office:value-type="float" office:value="11.215008" calcext:value-type="float">
            <text:p>11.215008</text:p>
          </table:table-cell>
          <table:table-cell office:value-type="float" office:value="0.197276" calcext:value-type="float">
            <text:p>0.197276</text:p>
          </table:table-cell>
          <table:table-cell office:value-type="float" office:value="246963" calcext:value-type="float">
            <text:p>246963</text:p>
          </table:table-cell>
          <table:table-cell office:value-type="float" office:value="61764" calcext:value-type="float">
            <text:p>61764</text:p>
          </table:table-cell>
          <table:table-cell table:formula="of:=[.B82]*(14.68632/100)" office:value-type="float" office:value="11.749056" calcext:value-type="float">
            <text:p>11.749056</text:p>
          </table:table-cell>
          <table:table-cell office:value-type="float" office:value="0.197257" calcext:value-type="float">
            <text:p>0.197257</text:p>
          </table:table-cell>
          <table:table-cell office:value-type="float" office:value="246967" calcext:value-type="float">
            <text:p>246967</text:p>
          </table:table-cell>
          <table:table-cell office:value-type="float" office:value="61766" calcext:value-type="float">
            <text:p>61766</text:p>
          </table:table-cell>
          <table:table-cell table:formula="of:=[.B82]*(16.02144/100)" office:value-type="float" office:value="12.817152" calcext:value-type="float">
            <text:p>12.817152</text:p>
          </table:table-cell>
          <table:table-cell office:value-type="float" office:value="0.197247" calcext:value-type="float">
            <text:p>0.197247</text:p>
          </table:table-cell>
          <table:table-cell office:value-type="float" office:value="246968" calcext:value-type="float">
            <text:p>246968</text:p>
          </table:table-cell>
          <table:table-cell office:value-type="float" office:value="61766" calcext:value-type="float">
            <text:p>61766</text:p>
          </table:table-cell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formula="of:=[.B83]*(16.014/100)" office:value-type="float" office:value="12.97134" calcext:value-type="float">
            <text:p>12.97134</text:p>
          </table:table-cell>
          <table:table-cell office:value-type="float" office:value="0.1967" calcext:value-type="float">
            <text:p>0.1967</text:p>
          </table:table-cell>
          <table:table-cell office:value-type="float" office:value="246993" calcext:value-type="float">
            <text:p>246993</text:p>
          </table:table-cell>
          <table:table-cell office:value-type="float" office:value="61772" calcext:value-type="float">
            <text:p>61772</text:p>
          </table:table-cell>
          <table:table-cell table:formula="of:=[.B83]*(13.3512/100)" office:value-type="float" office:value="10.814472" calcext:value-type="float">
            <text:p>10.814472</text:p>
          </table:table-cell>
          <table:table-cell office:value-type="float" office:value="0.196832" calcext:value-type="float">
            <text:p>0.196832</text:p>
          </table:table-cell>
          <table:table-cell office:value-type="float" office:value="246981" calcext:value-type="float">
            <text:p>246981</text:p>
          </table:table-cell>
          <table:table-cell office:value-type="float" office:value="61769" calcext:value-type="float">
            <text:p>61769</text:p>
          </table:table-cell>
          <table:table-cell table:formula="of:=[.B83]*(14.01876/100)" office:value-type="float" office:value="11.3551956" calcext:value-type="float">
            <text:p>11.3551956</text:p>
          </table:table-cell>
          <table:table-cell office:value-type="float" office:value="0.19673" calcext:value-type="float">
            <text:p>0.19673</text:p>
          </table:table-cell>
          <table:table-cell office:value-type="float" office:value="246993" calcext:value-type="float">
            <text:p>246993</text:p>
          </table:table-cell>
          <table:table-cell office:value-type="float" office:value="61770" calcext:value-type="float">
            <text:p>61770</text:p>
          </table:table-cell>
          <table:table-cell table:formula="of:=[.B83]*(14.68632/100)" office:value-type="float" office:value="11.8959192" calcext:value-type="float">
            <text:p>11.8959192</text:p>
          </table:table-cell>
          <table:table-cell office:value-type="float" office:value="0.196712" calcext:value-type="float">
            <text:p>0.196712</text:p>
          </table:table-cell>
          <table:table-cell office:value-type="float" office:value="246995" calcext:value-type="float">
            <text:p>246995</text:p>
          </table:table-cell>
          <table:table-cell office:value-type="float" office:value="61770" calcext:value-type="float">
            <text:p>61770</text:p>
          </table:table-cell>
          <table:table-cell table:formula="of:=[.B83]*(16.02144/100)" office:value-type="float" office:value="12.9773664" calcext:value-type="float">
            <text:p>12.9773664</text:p>
          </table:table-cell>
          <table:table-cell office:value-type="float" office:value="0.196703" calcext:value-type="float">
            <text:p>0.196703</text:p>
          </table:table-cell>
          <table:table-cell office:value-type="float" office:value="246996" calcext:value-type="float">
            <text:p>246996</text:p>
          </table:table-cell>
          <table:table-cell office:value-type="float" office:value="61770" calcext:value-type="float">
            <text:p>61770</text:p>
          </table:table-cell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formula="of:=[.B84]*(16.014/100)" office:value-type="float" office:value="13.13148" calcext:value-type="float">
            <text:p>13.13148</text:p>
          </table:table-cell>
          <table:table-cell office:value-type="float" office:value="0.196164" calcext:value-type="float">
            <text:p>0.196164</text:p>
          </table:table-cell>
          <table:table-cell office:value-type="float" office:value="247028" calcext:value-type="float">
            <text:p>247028</text:p>
          </table:table-cell>
          <table:table-cell office:value-type="float" office:value="61778" calcext:value-type="float">
            <text:p>61778</text:p>
          </table:table-cell>
          <table:table-cell table:formula="of:=[.B84]*(13.3512/100)" office:value-type="float" office:value="10.947984" calcext:value-type="float">
            <text:p>10.947984</text:p>
          </table:table-cell>
          <table:table-cell office:value-type="float" office:value="0.196299" calcext:value-type="float">
            <text:p>0.196299</text:p>
          </table:table-cell>
          <table:table-cell office:value-type="float" office:value="247015" calcext:value-type="float">
            <text:p>247015</text:p>
          </table:table-cell>
          <table:table-cell office:value-type="float" office:value="61775" calcext:value-type="float">
            <text:p>61775</text:p>
          </table:table-cell>
          <table:table-cell table:formula="of:=[.B84]*(14.01876/100)" office:value-type="float" office:value="11.4953832" calcext:value-type="float">
            <text:p>11.4953832</text:p>
          </table:table-cell>
          <table:table-cell office:value-type="float" office:value="0.196195" calcext:value-type="float">
            <text:p>0.196195</text:p>
          </table:table-cell>
          <table:table-cell office:value-type="float" office:value="247036" calcext:value-type="float">
            <text:p>247036</text:p>
          </table:table-cell>
          <table:table-cell office:value-type="float" office:value="61781" calcext:value-type="float">
            <text:p>61781</text:p>
          </table:table-cell>
          <table:table-cell table:formula="of:=[.B84]*(14.68632/100)" office:value-type="float" office:value="12.0427824" calcext:value-type="float">
            <text:p>12.0427824</text:p>
          </table:table-cell>
          <table:table-cell office:value-type="float" office:value="0.196178" calcext:value-type="float">
            <text:p>0.196178</text:p>
          </table:table-cell>
          <table:table-cell office:value-type="float" office:value="247036" calcext:value-type="float">
            <text:p>247036</text:p>
          </table:table-cell>
          <table:table-cell office:value-type="float" office:value="61781" calcext:value-type="float">
            <text:p>61781</text:p>
          </table:table-cell>
          <table:table-cell table:formula="of:=[.B84]*(16.02144/100)" office:value-type="float" office:value="13.1375808" calcext:value-type="float">
            <text:p>13.1375808</text:p>
          </table:table-cell>
          <table:table-cell office:value-type="float" office:value="0.196169" calcext:value-type="float">
            <text:p>0.196169</text:p>
          </table:table-cell>
          <table:table-cell office:value-type="float" office:value="247038" calcext:value-type="float">
            <text:p>247038</text:p>
          </table:table-cell>
          <table:table-cell office:value-type="float" office:value="61781" calcext:value-type="float">
            <text:p>61781</text:p>
          </table:table-cell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formula="of:=[.B85]*(16.014/100)" office:value-type="float" office:value="13.29162" calcext:value-type="float">
            <text:p>13.29162</text:p>
          </table:table-cell>
          <table:table-cell office:value-type="float" office:value="0.195637" calcext:value-type="float">
            <text:p>0.195637</text:p>
          </table:table-cell>
          <table:table-cell office:value-type="float" office:value="247056" calcext:value-type="float">
            <text:p>247056</text:p>
          </table:table-cell>
          <table:table-cell office:value-type="float" office:value="61792" calcext:value-type="float">
            <text:p>61792</text:p>
          </table:table-cell>
          <table:table-cell table:formula="of:=[.B85]*(13.3512/100)" office:value-type="float" office:value="11.081496" calcext:value-type="float">
            <text:p>11.081496</text:p>
          </table:table-cell>
          <table:table-cell office:value-type="float" office:value="0.195769" calcext:value-type="float">
            <text:p>0.195769</text:p>
          </table:table-cell>
          <table:table-cell office:value-type="float" office:value="247053" calcext:value-type="float">
            <text:p>247053</text:p>
          </table:table-cell>
          <table:table-cell office:value-type="float" office:value="61783" calcext:value-type="float">
            <text:p>61783</text:p>
          </table:table-cell>
          <table:table-cell table:formula="of:=[.B85]*(14.01876/100)" office:value-type="float" office:value="11.6355708" calcext:value-type="float">
            <text:p>11.6355708</text:p>
          </table:table-cell>
          <table:table-cell office:value-type="float" office:value="0.195666" calcext:value-type="float">
            <text:p>0.195666</text:p>
          </table:table-cell>
          <table:table-cell office:value-type="float" office:value="247063" calcext:value-type="float">
            <text:p>247063</text:p>
          </table:table-cell>
          <table:table-cell office:value-type="float" office:value="61787" calcext:value-type="float">
            <text:p>61787</text:p>
          </table:table-cell>
          <table:table-cell table:formula="of:=[.B85]*(14.68632/100)" office:value-type="float" office:value="12.1896456" calcext:value-type="float">
            <text:p>12.1896456</text:p>
          </table:table-cell>
          <table:table-cell office:value-type="float" office:value="0.195649" calcext:value-type="float">
            <text:p>0.195649</text:p>
          </table:table-cell>
          <table:table-cell office:value-type="float" office:value="247068" calcext:value-type="float">
            <text:p>247068</text:p>
          </table:table-cell>
          <table:table-cell office:value-type="float" office:value="61788" calcext:value-type="float">
            <text:p>61788</text:p>
          </table:table-cell>
          <table:table-cell table:formula="of:=[.B85]*(16.02144/100)" office:value-type="float" office:value="13.2977952" calcext:value-type="float">
            <text:p>13.2977952</text:p>
          </table:table-cell>
          <table:table-cell office:value-type="float" office:value="0.19564" calcext:value-type="float">
            <text:p>0.19564</text:p>
          </table:table-cell>
          <table:table-cell office:value-type="float" office:value="247068" calcext:value-type="float">
            <text:p>247068</text:p>
          </table:table-cell>
          <table:table-cell office:value-type="float" office:value="61789" calcext:value-type="float">
            <text:p>61789</text:p>
          </table:table-cell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formula="of:=[.B86]*(16.014/100)" office:value-type="float" office:value="13.45176" calcext:value-type="float">
            <text:p>13.45176</text:p>
          </table:table-cell>
          <table:table-cell office:value-type="float" office:value="0.195119" calcext:value-type="float">
            <text:p>0.195119</text:p>
          </table:table-cell>
          <table:table-cell office:value-type="float" office:value="247086" calcext:value-type="float">
            <text:p>247086</text:p>
          </table:table-cell>
          <table:table-cell office:value-type="float" office:value="61799" calcext:value-type="float">
            <text:p>61799</text:p>
          </table:table-cell>
          <table:table-cell table:formula="of:=[.B86]*(13.3512/100)" office:value-type="float" office:value="11.215008" calcext:value-type="float">
            <text:p>11.215008</text:p>
          </table:table-cell>
          <table:table-cell office:value-type="float" office:value="0.195249" calcext:value-type="float">
            <text:p>0.195249</text:p>
          </table:table-cell>
          <table:table-cell office:value-type="float" office:value="247075" calcext:value-type="float">
            <text:p>247075</text:p>
          </table:table-cell>
          <table:table-cell office:value-type="float" office:value="61789" calcext:value-type="float">
            <text:p>61789</text:p>
          </table:table-cell>
          <table:table-cell table:formula="of:=[.B86]*(14.01876/100)" office:value-type="float" office:value="11.7757584" calcext:value-type="float">
            <text:p>11.7757584</text:p>
          </table:table-cell>
          <table:table-cell office:value-type="float" office:value="0.195147" calcext:value-type="float">
            <text:p>0.195147</text:p>
          </table:table-cell>
          <table:table-cell office:value-type="float" office:value="247086" calcext:value-type="float">
            <text:p>247086</text:p>
          </table:table-cell>
          <table:table-cell office:value-type="float" office:value="61798" calcext:value-type="float">
            <text:p>61798</text:p>
          </table:table-cell>
          <table:table-cell table:formula="of:=[.B86]*(14.68632/100)" office:value-type="float" office:value="12.3365088" calcext:value-type="float">
            <text:p>12.3365088</text:p>
          </table:table-cell>
          <table:table-cell office:value-type="float" office:value="0.19513" calcext:value-type="float">
            <text:p>0.19513</text:p>
          </table:table-cell>
          <table:table-cell office:value-type="float" office:value="247085" calcext:value-type="float">
            <text:p>247085</text:p>
          </table:table-cell>
          <table:table-cell office:value-type="float" office:value="61798" calcext:value-type="float">
            <text:p>61798</text:p>
          </table:table-cell>
          <table:table-cell table:formula="of:=[.B86]*(16.02144/100)" office:value-type="float" office:value="13.4580096" calcext:value-type="float">
            <text:p>13.4580096</text:p>
          </table:table-cell>
          <table:table-cell office:value-type="float" office:value="0.195122" calcext:value-type="float">
            <text:p>0.195122</text:p>
          </table:table-cell>
          <table:table-cell office:value-type="float" office:value="247087" calcext:value-type="float">
            <text:p>247087</text:p>
          </table:table-cell>
          <table:table-cell office:value-type="float" office:value="61798" calcext:value-type="float">
            <text:p>61798</text:p>
          </table:table-cell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formula="of:=[.B87]*(16.014/100)" office:value-type="float" office:value="13.6119" calcext:value-type="float">
            <text:p>13.6119</text:p>
          </table:table-cell>
          <table:table-cell office:value-type="float" office:value="0.194615" calcext:value-type="float">
            <text:p>0.194615</text:p>
          </table:table-cell>
          <table:table-cell office:value-type="float" office:value="247127" calcext:value-type="float">
            <text:p>247127</text:p>
          </table:table-cell>
          <table:table-cell office:value-type="float" office:value="61804" calcext:value-type="float">
            <text:p>61804</text:p>
          </table:table-cell>
          <table:table-cell table:formula="of:=[.B87]*(13.3512/100)" office:value-type="float" office:value="11.34852" calcext:value-type="float">
            <text:p>11.34852</text:p>
          </table:table-cell>
          <table:table-cell office:value-type="float" office:value="0.19475" calcext:value-type="float">
            <text:p>0.19475</text:p>
          </table:table-cell>
          <table:table-cell office:value-type="float" office:value="247109" calcext:value-type="float">
            <text:p>247109</text:p>
          </table:table-cell>
          <table:table-cell office:value-type="float" office:value="61800" calcext:value-type="float">
            <text:p>61800</text:p>
          </table:table-cell>
          <table:table-cell table:formula="of:=[.B87]*(14.01876/100)" office:value-type="float" office:value="11.915946" calcext:value-type="float">
            <text:p>11.915946</text:p>
          </table:table-cell>
          <table:table-cell office:value-type="float" office:value="0.194642" calcext:value-type="float">
            <text:p>0.194642</text:p>
          </table:table-cell>
          <table:table-cell office:value-type="float" office:value="247129" calcext:value-type="float">
            <text:p>247129</text:p>
          </table:table-cell>
          <table:table-cell office:value-type="float" office:value="61802" calcext:value-type="float">
            <text:p>61802</text:p>
          </table:table-cell>
          <table:table-cell table:formula="of:=[.B87]*(14.68632/100)" office:value-type="float" office:value="12.483372" calcext:value-type="float">
            <text:p>12.483372</text:p>
          </table:table-cell>
          <table:table-cell office:value-type="float" office:value="0.194626" calcext:value-type="float">
            <text:p>0.194626</text:p>
          </table:table-cell>
          <table:table-cell office:value-type="float" office:value="247129" calcext:value-type="float">
            <text:p>247129</text:p>
          </table:table-cell>
          <table:table-cell office:value-type="float" office:value="61803" calcext:value-type="float">
            <text:p>61803</text:p>
          </table:table-cell>
          <table:table-cell table:formula="of:=[.B87]*(16.02144/100)" office:value-type="float" office:value="13.618224" calcext:value-type="float">
            <text:p>13.618224</text:p>
          </table:table-cell>
          <table:table-cell office:value-type="float" office:value="0.194618" calcext:value-type="float">
            <text:p>0.194618</text:p>
          </table:table-cell>
          <table:table-cell office:value-type="float" office:value="247129" calcext:value-type="float">
            <text:p>247129</text:p>
          </table:table-cell>
          <table:table-cell office:value-type="float" office:value="61803" calcext:value-type="float">
            <text:p>61803</text:p>
          </table:table-cell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formula="of:=[.B88]*(16.014/100)" office:value-type="float" office:value="13.77204" calcext:value-type="float">
            <text:p>13.77204</text:p>
          </table:table-cell>
          <table:table-cell office:value-type="float" office:value="0.194115" calcext:value-type="float">
            <text:p>0.194115</text:p>
          </table:table-cell>
          <table:table-cell office:value-type="float" office:value="247172" calcext:value-type="float">
            <text:p>247172</text:p>
          </table:table-cell>
          <table:table-cell office:value-type="float" office:value="61812" calcext:value-type="float">
            <text:p>61812</text:p>
          </table:table-cell>
          <table:table-cell table:formula="of:=[.B88]*(13.3512/100)" office:value-type="float" office:value="11.482032" calcext:value-type="float">
            <text:p>11.482032</text:p>
          </table:table-cell>
          <table:table-cell office:value-type="float" office:value="0.194249" calcext:value-type="float">
            <text:p>0.194249</text:p>
          </table:table-cell>
          <table:table-cell office:value-type="float" office:value="247153" calcext:value-type="float">
            <text:p>247153</text:p>
          </table:table-cell>
          <table:table-cell office:value-type="float" office:value="61805" calcext:value-type="float">
            <text:p>61805</text:p>
          </table:table-cell>
          <table:table-cell table:formula="of:=[.B88]*(14.01876/100)" office:value-type="float" office:value="12.0561336" calcext:value-type="float">
            <text:p>12.0561336</text:p>
          </table:table-cell>
          <table:table-cell office:value-type="float" office:value="0.194142" calcext:value-type="float">
            <text:p>0.194142</text:p>
          </table:table-cell>
          <table:table-cell office:value-type="float" office:value="247158" calcext:value-type="float">
            <text:p>247158</text:p>
          </table:table-cell>
          <table:table-cell office:value-type="float" office:value="61811" calcext:value-type="float">
            <text:p>61811</text:p>
          </table:table-cell>
          <table:table-cell table:formula="of:=[.B88]*(14.68632/100)" office:value-type="float" office:value="12.6302352" calcext:value-type="float">
            <text:p>12.6302352</text:p>
          </table:table-cell>
          <table:table-cell office:value-type="float" office:value="0.194126" calcext:value-type="float">
            <text:p>0.194126</text:p>
          </table:table-cell>
          <table:table-cell office:value-type="float" office:value="247161" calcext:value-type="float">
            <text:p>247161</text:p>
          </table:table-cell>
          <table:table-cell office:value-type="float" office:value="61809" calcext:value-type="float">
            <text:p>61809</text:p>
          </table:table-cell>
          <table:table-cell table:formula="of:=[.B88]*(16.02144/100)" office:value-type="float" office:value="13.7784384" calcext:value-type="float">
            <text:p>13.7784384</text:p>
          </table:table-cell>
          <table:table-cell office:value-type="float" office:value="0.194117" calcext:value-type="float">
            <text:p>0.194117</text:p>
          </table:table-cell>
          <table:table-cell office:value-type="float" office:value="247162" calcext:value-type="float">
            <text:p>247162</text:p>
          </table:table-cell>
          <table:table-cell office:value-type="float" office:value="61810" calcext:value-type="float">
            <text:p>61810</text:p>
          </table:table-cell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formula="of:=[.B89]*(16.014/100)" office:value-type="float" office:value="13.93218" calcext:value-type="float">
            <text:p>13.93218</text:p>
          </table:table-cell>
          <table:table-cell office:value-type="float" office:value="0.193625" calcext:value-type="float">
            <text:p>0.193625</text:p>
          </table:table-cell>
          <table:table-cell office:value-type="float" office:value="247201" calcext:value-type="float">
            <text:p>247201</text:p>
          </table:table-cell>
          <table:table-cell office:value-type="float" office:value="61817" calcext:value-type="float">
            <text:p>61817</text:p>
          </table:table-cell>
          <table:table-cell table:formula="of:=[.B89]*(13.3512/100)" office:value-type="float" office:value="11.615544" calcext:value-type="float">
            <text:p>11.615544</text:p>
          </table:table-cell>
          <table:table-cell office:value-type="float" office:value="0.193761" calcext:value-type="float">
            <text:p>0.193761</text:p>
          </table:table-cell>
          <table:table-cell office:value-type="float" office:value="247179" calcext:value-type="float">
            <text:p>247179</text:p>
          </table:table-cell>
          <table:table-cell office:value-type="float" office:value="61815" calcext:value-type="float">
            <text:p>61815</text:p>
          </table:table-cell>
          <table:table-cell table:formula="of:=[.B89]*(14.01876/100)" office:value-type="float" office:value="12.1963212" calcext:value-type="float">
            <text:p>12.1963212</text:p>
          </table:table-cell>
          <table:table-cell office:value-type="float" office:value="0.193652" calcext:value-type="float">
            <text:p>0.193652</text:p>
          </table:table-cell>
          <table:table-cell office:value-type="float" office:value="247189" calcext:value-type="float">
            <text:p>247189</text:p>
          </table:table-cell>
          <table:table-cell office:value-type="float" office:value="61816" calcext:value-type="float">
            <text:p>61816</text:p>
          </table:table-cell>
          <table:table-cell table:formula="of:=[.B89]*(14.68632/100)" office:value-type="float" office:value="12.7770984" calcext:value-type="float">
            <text:p>12.7770984</text:p>
          </table:table-cell>
          <table:table-cell office:value-type="float" office:value="0.193636" calcext:value-type="float">
            <text:p>0.193636</text:p>
          </table:table-cell>
          <table:table-cell office:value-type="float" office:value="247191" calcext:value-type="float">
            <text:p>247191</text:p>
          </table:table-cell>
          <table:table-cell office:value-type="float" office:value="61817" calcext:value-type="float">
            <text:p>61817</text:p>
          </table:table-cell>
          <table:table-cell table:formula="of:=[.B89]*(16.02144/100)" office:value-type="float" office:value="13.9386528" calcext:value-type="float">
            <text:p>13.9386528</text:p>
          </table:table-cell>
          <table:table-cell office:value-type="float" office:value="0.193627" calcext:value-type="float">
            <text:p>0.193627</text:p>
          </table:table-cell>
          <table:table-cell office:value-type="float" office:value="247195" calcext:value-type="float">
            <text:p>247195</text:p>
          </table:table-cell>
          <table:table-cell office:value-type="float" office:value="61818" calcext:value-type="float">
            <text:p>61818</text:p>
          </table:table-cell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formula="of:=[.B90]*(16.014/100)" office:value-type="float" office:value="14.09232" calcext:value-type="float">
            <text:p>14.09232</text:p>
          </table:table-cell>
          <table:table-cell office:value-type="float" office:value="0.193144" calcext:value-type="float">
            <text:p>0.193144</text:p>
          </table:table-cell>
          <table:table-cell office:value-type="float" office:value="247241" calcext:value-type="float">
            <text:p>247241</text:p>
          </table:table-cell>
          <table:table-cell office:value-type="float" office:value="61824" calcext:value-type="float">
            <text:p>61824</text:p>
          </table:table-cell>
          <table:table-cell table:formula="of:=[.B90]*(13.3512/100)" office:value-type="float" office:value="11.749056" calcext:value-type="float">
            <text:p>11.749056</text:p>
          </table:table-cell>
          <table:table-cell office:value-type="float" office:value="0.193279" calcext:value-type="float">
            <text:p>0.193279</text:p>
          </table:table-cell>
          <table:table-cell office:value-type="float" office:value="247209" calcext:value-type="float">
            <text:p>247209</text:p>
          </table:table-cell>
          <table:table-cell office:value-type="float" office:value="61819" calcext:value-type="float">
            <text:p>61819</text:p>
          </table:table-cell>
          <table:table-cell table:formula="of:=[.B90]*(14.01876/100)" office:value-type="float" office:value="12.3365088" calcext:value-type="float">
            <text:p>12.3365088</text:p>
          </table:table-cell>
          <table:table-cell office:value-type="float" office:value="0.193171" calcext:value-type="float">
            <text:p>0.193171</text:p>
          </table:table-cell>
          <table:table-cell office:value-type="float" office:value="247230" calcext:value-type="float">
            <text:p>247230</text:p>
          </table:table-cell>
          <table:table-cell office:value-type="float" office:value="61825" calcext:value-type="float">
            <text:p>61825</text:p>
          </table:table-cell>
          <table:table-cell table:formula="of:=[.B90]*(14.68632/100)" office:value-type="float" office:value="12.9239616" calcext:value-type="float">
            <text:p>12.9239616</text:p>
          </table:table-cell>
          <table:table-cell office:value-type="float" office:value="0.193156" calcext:value-type="float">
            <text:p>0.193156</text:p>
          </table:table-cell>
          <table:table-cell office:value-type="float" office:value="247232" calcext:value-type="float">
            <text:p>247232</text:p>
          </table:table-cell>
          <table:table-cell office:value-type="float" office:value="61825" calcext:value-type="float">
            <text:p>61825</text:p>
          </table:table-cell>
          <table:table-cell table:formula="of:=[.B90]*(16.02144/100)" office:value-type="float" office:value="14.0988672" calcext:value-type="float">
            <text:p>14.0988672</text:p>
          </table:table-cell>
          <table:table-cell office:value-type="float" office:value="0.193147" calcext:value-type="float">
            <text:p>0.193147</text:p>
          </table:table-cell>
          <table:table-cell office:value-type="float" office:value="247235" calcext:value-type="float">
            <text:p>247235</text:p>
          </table:table-cell>
          <table:table-cell office:value-type="float" office:value="61825" calcext:value-type="float">
            <text:p>61825</text:p>
          </table:table-cell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formula="of:=[.B91]*(16.014/100)" office:value-type="float" office:value="14.25246" calcext:value-type="float">
            <text:p>14.25246</text:p>
          </table:table-cell>
          <table:table-cell office:value-type="float" office:value="0.192668" calcext:value-type="float">
            <text:p>0.192668</text:p>
          </table:table-cell>
          <table:table-cell office:value-type="float" office:value="247272" calcext:value-type="float">
            <text:p>247272</text:p>
          </table:table-cell>
          <table:table-cell office:value-type="float" office:value="61833" calcext:value-type="float">
            <text:p>61833</text:p>
          </table:table-cell>
          <table:table-cell table:formula="of:=[.B91]*(13.3512/100)" office:value-type="float" office:value="11.882568" calcext:value-type="float">
            <text:p>11.882568</text:p>
          </table:table-cell>
          <table:table-cell office:value-type="float" office:value="0.192807" calcext:value-type="float">
            <text:p>0.192807</text:p>
          </table:table-cell>
          <table:table-cell office:value-type="float" office:value="247238" calcext:value-type="float">
            <text:p>247238</text:p>
          </table:table-cell>
          <table:table-cell office:value-type="float" office:value="61828" calcext:value-type="float">
            <text:p>61828</text:p>
          </table:table-cell>
          <table:table-cell table:formula="of:=[.B91]*(14.01876/100)" office:value-type="float" office:value="12.4766964" calcext:value-type="float">
            <text:p>12.4766964</text:p>
          </table:table-cell>
          <table:table-cell office:value-type="float" office:value="0.192696" calcext:value-type="float">
            <text:p>0.192696</text:p>
          </table:table-cell>
          <table:table-cell office:value-type="float" office:value="247260" calcext:value-type="float">
            <text:p>247260</text:p>
          </table:table-cell>
          <table:table-cell office:value-type="float" office:value="61831" calcext:value-type="float">
            <text:p>61831</text:p>
          </table:table-cell>
          <table:table-cell table:formula="of:=[.B91]*(14.68632/100)" office:value-type="float" office:value="13.0708248" calcext:value-type="float">
            <text:p>13.0708248</text:p>
          </table:table-cell>
          <table:table-cell office:value-type="float" office:value="0.192681" calcext:value-type="float">
            <text:p>0.192681</text:p>
          </table:table-cell>
          <table:table-cell office:value-type="float" office:value="247261" calcext:value-type="float">
            <text:p>247261</text:p>
          </table:table-cell>
          <table:table-cell office:value-type="float" office:value="61832" calcext:value-type="float">
            <text:p>61832</text:p>
          </table:table-cell>
          <table:table-cell table:formula="of:=[.B91]*(16.02144/100)" office:value-type="float" office:value="14.2590816" calcext:value-type="float">
            <text:p>14.2590816</text:p>
          </table:table-cell>
          <table:table-cell office:value-type="float" office:value="0.192673" calcext:value-type="float">
            <text:p>0.192673</text:p>
          </table:table-cell>
          <table:table-cell office:value-type="float" office:value="247260" calcext:value-type="float">
            <text:p>247260</text:p>
          </table:table-cell>
          <table:table-cell office:value-type="float" office:value="61831" calcext:value-type="float">
            <text:p>61831</text:p>
          </table:table-cell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[.B92]*(16.014/100)" office:value-type="float" office:value="14.4126" calcext:value-type="float">
            <text:p>14.4126</text:p>
          </table:table-cell>
          <table:table-cell office:value-type="float" office:value="0.192203" calcext:value-type="float">
            <text:p>0.192203</text:p>
          </table:table-cell>
          <table:table-cell office:value-type="float" office:value="247299" calcext:value-type="float">
            <text:p>247299</text:p>
          </table:table-cell>
          <table:table-cell office:value-type="float" office:value="61837" calcext:value-type="float">
            <text:p>61837</text:p>
          </table:table-cell>
          <table:table-cell table:formula="of:=[.B92]*(13.3512/100)" office:value-type="float" office:value="12.01608" calcext:value-type="float">
            <text:p>12.01608</text:p>
          </table:table-cell>
          <table:table-cell office:value-type="float" office:value="0.19234" calcext:value-type="float">
            <text:p>0.19234</text:p>
          </table:table-cell>
          <table:table-cell office:value-type="float" office:value="247270" calcext:value-type="float">
            <text:p>247270</text:p>
          </table:table-cell>
          <table:table-cell office:value-type="float" office:value="61832" calcext:value-type="float">
            <text:p>61832</text:p>
          </table:table-cell>
          <table:table-cell table:formula="of:=[.B92]*(14.01876/100)" office:value-type="float" office:value="12.616884" calcext:value-type="float">
            <text:p>12.616884</text:p>
          </table:table-cell>
          <table:table-cell office:value-type="float" office:value="0.192231" calcext:value-type="float">
            <text:p>0.192231</text:p>
          </table:table-cell>
          <table:table-cell office:value-type="float" office:value="247301" calcext:value-type="float">
            <text:p>247301</text:p>
          </table:table-cell>
          <table:table-cell office:value-type="float" office:value="61837" calcext:value-type="float">
            <text:p>61837</text:p>
          </table:table-cell>
          <table:table-cell table:formula="of:=[.B92]*(14.68632/100)" office:value-type="float" office:value="13.217688" calcext:value-type="float">
            <text:p>13.217688</text:p>
          </table:table-cell>
          <table:table-cell office:value-type="float" office:value="0.192215" calcext:value-type="float">
            <text:p>0.192215</text:p>
          </table:table-cell>
          <table:table-cell office:value-type="float" office:value="247301" calcext:value-type="float">
            <text:p>247301</text:p>
          </table:table-cell>
          <table:table-cell office:value-type="float" office:value="61838" calcext:value-type="float">
            <text:p>61838</text:p>
          </table:table-cell>
          <table:table-cell table:formula="of:=[.B92]*(16.02144/100)" office:value-type="float" office:value="14.419296" calcext:value-type="float">
            <text:p>14.419296</text:p>
          </table:table-cell>
          <table:table-cell office:value-type="float" office:value="0.192207" calcext:value-type="float">
            <text:p>0.192207</text:p>
          </table:table-cell>
          <table:table-cell office:value-type="float" office:value="247301" calcext:value-type="float">
            <text:p>247301</text:p>
          </table:table-cell>
          <table:table-cell office:value-type="float" office:value="61839" calcext:value-type="float">
            <text:p>61839</text:p>
          </table:table-cell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formula="of:=[.B93]*(16.014/100)" office:value-type="float" office:value="14.57274" calcext:value-type="float">
            <text:p>14.57274</text:p>
          </table:table-cell>
          <table:table-cell office:value-type="float" office:value="0.191745" calcext:value-type="float">
            <text:p>0.191745</text:p>
          </table:table-cell>
          <table:table-cell office:value-type="float" office:value="247320" calcext:value-type="float">
            <text:p>247320</text:p>
          </table:table-cell>
          <table:table-cell office:value-type="float" office:value="61848" calcext:value-type="float">
            <text:p>61848</text:p>
          </table:table-cell>
          <table:table-cell table:formula="of:=[.B93]*(13.3512/100)" office:value-type="float" office:value="12.149592" calcext:value-type="float">
            <text:p>12.149592</text:p>
          </table:table-cell>
          <table:table-cell office:value-type="float" office:value="0.191882" calcext:value-type="float">
            <text:p>0.191882</text:p>
          </table:table-cell>
          <table:table-cell office:value-type="float" office:value="247308" calcext:value-type="float">
            <text:p>247308</text:p>
          </table:table-cell>
          <table:table-cell office:value-type="float" office:value="61838" calcext:value-type="float">
            <text:p>61838</text:p>
          </table:table-cell>
          <table:table-cell table:formula="of:=[.B93]*(14.01876/100)" office:value-type="float" office:value="12.7570716" calcext:value-type="float">
            <text:p>12.7570716</text:p>
          </table:table-cell>
          <table:table-cell office:value-type="float" office:value="0.191771" calcext:value-type="float">
            <text:p>0.191771</text:p>
          </table:table-cell>
          <table:table-cell office:value-type="float" office:value="247322" calcext:value-type="float">
            <text:p>247322</text:p>
          </table:table-cell>
          <table:table-cell office:value-type="float" office:value="61845" calcext:value-type="float">
            <text:p>61845</text:p>
          </table:table-cell>
          <table:table-cell table:formula="of:=[.B93]*(14.68632/100)" office:value-type="float" office:value="13.3645512" calcext:value-type="float">
            <text:p>13.3645512</text:p>
          </table:table-cell>
          <table:table-cell office:value-type="float" office:value="0.191756" calcext:value-type="float">
            <text:p>0.191756</text:p>
          </table:table-cell>
          <table:table-cell office:value-type="float" office:value="247321" calcext:value-type="float">
            <text:p>247321</text:p>
          </table:table-cell>
          <table:table-cell office:value-type="float" office:value="61845" calcext:value-type="float">
            <text:p>61845</text:p>
          </table:table-cell>
          <table:table-cell table:formula="of:=[.B93]*(16.02144/100)" office:value-type="float" office:value="14.5795104" calcext:value-type="float">
            <text:p>14.5795104</text:p>
          </table:table-cell>
          <table:table-cell office:value-type="float" office:value="0.191747" calcext:value-type="float">
            <text:p>0.191747</text:p>
          </table:table-cell>
          <table:table-cell office:value-type="float" office:value="247324" calcext:value-type="float">
            <text:p>247324</text:p>
          </table:table-cell>
          <table:table-cell office:value-type="float" office:value="61845" calcext:value-type="float">
            <text:p>61845</text:p>
          </table:table-cell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formula="of:=[.B94]*(16.014/100)" office:value-type="float" office:value="14.73288" calcext:value-type="float">
            <text:p>14.73288</text:p>
          </table:table-cell>
          <table:table-cell office:value-type="float" office:value="0.191297" calcext:value-type="float">
            <text:p>0.191297</text:p>
          </table:table-cell>
          <table:table-cell office:value-type="float" office:value="247362" calcext:value-type="float">
            <text:p>247362</text:p>
          </table:table-cell>
          <table:table-cell office:value-type="float" office:value="61859" calcext:value-type="float">
            <text:p>61859</text:p>
          </table:table-cell>
          <table:table-cell table:formula="of:=[.B94]*(13.3512/100)" office:value-type="float" office:value="12.283104" calcext:value-type="float">
            <text:p>12.283104</text:p>
          </table:table-cell>
          <table:table-cell office:value-type="float" office:value="0.191434" calcext:value-type="float">
            <text:p>0.191434</text:p>
          </table:table-cell>
          <table:table-cell office:value-type="float" office:value="247327" calcext:value-type="float">
            <text:p>247327</text:p>
          </table:table-cell>
          <table:table-cell office:value-type="float" office:value="61847" calcext:value-type="float">
            <text:p>61847</text:p>
          </table:table-cell>
          <table:table-cell table:formula="of:=[.B94]*(14.01876/100)" office:value-type="float" office:value="12.8972592" calcext:value-type="float">
            <text:p>12.8972592</text:p>
          </table:table-cell>
          <table:table-cell office:value-type="float" office:value="0.191322" calcext:value-type="float">
            <text:p>0.191322</text:p>
          </table:table-cell>
          <table:table-cell office:value-type="float" office:value="247347" calcext:value-type="float">
            <text:p>247347</text:p>
          </table:table-cell>
          <table:table-cell office:value-type="float" office:value="61858" calcext:value-type="float">
            <text:p>61858</text:p>
          </table:table-cell>
          <table:table-cell table:formula="of:=[.B94]*(14.68632/100)" office:value-type="float" office:value="13.5114144" calcext:value-type="float">
            <text:p>13.5114144</text:p>
          </table:table-cell>
          <table:table-cell office:value-type="float" office:value="0.191307" calcext:value-type="float">
            <text:p>0.191307</text:p>
          </table:table-cell>
          <table:table-cell office:value-type="float" office:value="247350" calcext:value-type="float">
            <text:p>247350</text:p>
          </table:table-cell>
          <table:table-cell office:value-type="float" office:value="61859" calcext:value-type="float">
            <text:p>61859</text:p>
          </table:table-cell>
          <table:table-cell table:formula="of:=[.B94]*(16.02144/100)" office:value-type="float" office:value="14.7397248" calcext:value-type="float">
            <text:p>14.7397248</text:p>
          </table:table-cell>
          <table:table-cell office:value-type="float" office:value="0.191298" calcext:value-type="float">
            <text:p>0.191298</text:p>
          </table:table-cell>
          <table:table-cell office:value-type="float" office:value="247351" calcext:value-type="float">
            <text:p>247351</text:p>
          </table:table-cell>
          <table:table-cell office:value-type="float" office:value="61859" calcext:value-type="float">
            <text:p>61859</text:p>
          </table:table-cell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formula="of:=[.B95]*(16.014/100)" office:value-type="float" office:value="14.89302" calcext:value-type="float">
            <text:p>14.89302</text:p>
          </table:table-cell>
          <table:table-cell office:value-type="float" office:value="0.190852" calcext:value-type="float">
            <text:p>0.190852</text:p>
          </table:table-cell>
          <table:table-cell office:value-type="float" office:value="247377" calcext:value-type="float">
            <text:p>247377</text:p>
          </table:table-cell>
          <table:table-cell office:value-type="float" office:value="61864" calcext:value-type="float">
            <text:p>61864</text:p>
          </table:table-cell>
          <table:table-cell table:formula="of:=[.B95]*(13.3512/100)" office:value-type="float" office:value="12.416616" calcext:value-type="float">
            <text:p>12.416616</text:p>
          </table:table-cell>
          <table:table-cell office:value-type="float" office:value="0.190991" calcext:value-type="float">
            <text:p>0.190991</text:p>
          </table:table-cell>
          <table:table-cell office:value-type="float" office:value="247356" calcext:value-type="float">
            <text:p>247356</text:p>
          </table:table-cell>
          <table:table-cell office:value-type="float" office:value="61861" calcext:value-type="float">
            <text:p>61861</text:p>
          </table:table-cell>
          <table:table-cell table:formula="of:=[.B95]*(14.01876/100)" office:value-type="float" office:value="13.0374468" calcext:value-type="float">
            <text:p>13.0374468</text:p>
          </table:table-cell>
          <table:table-cell office:value-type="float" office:value="0.190877" calcext:value-type="float">
            <text:p>0.190877</text:p>
          </table:table-cell>
          <table:table-cell office:value-type="float" office:value="247379" calcext:value-type="float">
            <text:p>247379</text:p>
          </table:table-cell>
          <table:table-cell office:value-type="float" office:value="61864" calcext:value-type="float">
            <text:p>61864</text:p>
          </table:table-cell>
          <table:table-cell table:formula="of:=[.B95]*(14.68632/100)" office:value-type="float" office:value="13.6582776" calcext:value-type="float">
            <text:p>13.6582776</text:p>
          </table:table-cell>
          <table:table-cell office:value-type="float" office:value="0.190861" calcext:value-type="float">
            <text:p>0.190861</text:p>
          </table:table-cell>
          <table:table-cell office:value-type="float" office:value="247383" calcext:value-type="float">
            <text:p>247383</text:p>
          </table:table-cell>
          <table:table-cell office:value-type="float" office:value="61864" calcext:value-type="float">
            <text:p>61864</text:p>
          </table:table-cell>
          <table:table-cell table:formula="of:=[.B95]*(16.02144/100)" office:value-type="float" office:value="14.8999392" calcext:value-type="float">
            <text:p>14.8999392</text:p>
          </table:table-cell>
          <table:table-cell office:value-type="float" office:value="0.190854" calcext:value-type="float">
            <text:p>0.190854</text:p>
          </table:table-cell>
          <table:table-cell office:value-type="float" office:value="247383" calcext:value-type="float">
            <text:p>247383</text:p>
          </table:table-cell>
          <table:table-cell office:value-type="float" office:value="61864" calcext:value-type="float">
            <text:p>61864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formula="of:=[.B96]*(16.014/100)" office:value-type="float" office:value="15.05316" calcext:value-type="float">
            <text:p>15.05316</text:p>
          </table:table-cell>
          <table:table-cell office:value-type="float" office:value="0.190415" calcext:value-type="float">
            <text:p>0.190415</text:p>
          </table:table-cell>
          <table:table-cell office:value-type="float" office:value="247407" calcext:value-type="float">
            <text:p>247407</text:p>
          </table:table-cell>
          <table:table-cell office:value-type="float" office:value="61873" calcext:value-type="float">
            <text:p>61873</text:p>
          </table:table-cell>
          <table:table-cell table:formula="of:=[.B96]*(13.3512/100)" office:value-type="float" office:value="12.550128" calcext:value-type="float">
            <text:p>12.550128</text:p>
          </table:table-cell>
          <table:table-cell office:value-type="float" office:value="0.190554" calcext:value-type="float">
            <text:p>0.190554</text:p>
          </table:table-cell>
          <table:table-cell office:value-type="float" office:value="247383" calcext:value-type="float">
            <text:p>247383</text:p>
          </table:table-cell>
          <table:table-cell office:value-type="float" office:value="61870" calcext:value-type="float">
            <text:p>61870</text:p>
          </table:table-cell>
          <table:table-cell table:formula="of:=[.B96]*(14.01876/100)" office:value-type="float" office:value="13.1776344" calcext:value-type="float">
            <text:p>13.1776344</text:p>
          </table:table-cell>
          <table:table-cell office:value-type="float" office:value="0.19044" calcext:value-type="float">
            <text:p>0.19044</text:p>
          </table:table-cell>
          <table:table-cell office:value-type="float" office:value="247412" calcext:value-type="float">
            <text:p>247412</text:p>
          </table:table-cell>
          <table:table-cell office:value-type="float" office:value="61874" calcext:value-type="float">
            <text:p>61874</text:p>
          </table:table-cell>
          <table:table-cell table:formula="of:=[.B96]*(14.68632/100)" office:value-type="float" office:value="13.8051408" calcext:value-type="float">
            <text:p>13.8051408</text:p>
          </table:table-cell>
          <table:table-cell office:value-type="float" office:value="0.190425" calcext:value-type="float">
            <text:p>0.190425</text:p>
          </table:table-cell>
          <table:table-cell office:value-type="float" office:value="247420" calcext:value-type="float">
            <text:p>247420</text:p>
          </table:table-cell>
          <table:table-cell office:value-type="float" office:value="61873" calcext:value-type="float">
            <text:p>61873</text:p>
          </table:table-cell>
          <table:table-cell table:formula="of:=[.B96]*(16.02144/100)" office:value-type="float" office:value="15.0601536" calcext:value-type="float">
            <text:p>15.0601536</text:p>
          </table:table-cell>
          <table:table-cell office:value-type="float" office:value="0.190418" calcext:value-type="float">
            <text:p>0.190418</text:p>
          </table:table-cell>
          <table:table-cell office:value-type="float" office:value="247421" calcext:value-type="float">
            <text:p>247421</text:p>
          </table:table-cell>
          <table:table-cell office:value-type="float" office:value="61873" calcext:value-type="float">
            <text:p>61873</text:p>
          </table:table-cell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formula="of:=[.B97]*(16.014/100)" office:value-type="float" office:value="15.2133" calcext:value-type="float">
            <text:p>15.2133</text:p>
          </table:table-cell>
          <table:table-cell office:value-type="float" office:value="0.189985" calcext:value-type="float">
            <text:p>0.189985</text:p>
          </table:table-cell>
          <table:table-cell office:value-type="float" office:value="247433" calcext:value-type="float">
            <text:p>247433</text:p>
          </table:table-cell>
          <table:table-cell office:value-type="float" office:value="61883" calcext:value-type="float">
            <text:p>61883</text:p>
          </table:table-cell>
          <table:table-cell table:formula="of:=[.B97]*(13.3512/100)" office:value-type="float" office:value="12.68364" calcext:value-type="float">
            <text:p>12.68364</text:p>
          </table:table-cell>
          <table:table-cell office:value-type="float" office:value="0.190125" calcext:value-type="float">
            <text:p>0.190125</text:p>
          </table:table-cell>
          <table:table-cell office:value-type="float" office:value="247422" calcext:value-type="float">
            <text:p>247422</text:p>
          </table:table-cell>
          <table:table-cell office:value-type="float" office:value="61878" calcext:value-type="float">
            <text:p>61878</text:p>
          </table:table-cell>
          <table:table-cell table:formula="of:=[.B97]*(14.01876/100)" office:value-type="float" office:value="13.317822" calcext:value-type="float">
            <text:p>13.317822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247437" calcext:value-type="float">
            <text:p>247437</text:p>
          </table:table-cell>
          <table:table-cell office:value-type="float" office:value="61887" calcext:value-type="float">
            <text:p>61887</text:p>
          </table:table-cell>
          <table:table-cell table:formula="of:=[.B97]*(14.68632/100)" office:value-type="float" office:value="13.952004" calcext:value-type="float">
            <text:p>13.952004</text:p>
          </table:table-cell>
          <table:table-cell office:value-type="float" office:value="0.189994" calcext:value-type="float">
            <text:p>0.189994</text:p>
          </table:table-cell>
          <table:table-cell office:value-type="float" office:value="247442" calcext:value-type="float">
            <text:p>247442</text:p>
          </table:table-cell>
          <table:table-cell office:value-type="float" office:value="61887" calcext:value-type="float">
            <text:p>61887</text:p>
          </table:table-cell>
          <table:table-cell table:formula="of:=[.B97]*(16.02144/100)" office:value-type="float" office:value="15.220368" calcext:value-type="float">
            <text:p>15.220368</text:p>
          </table:table-cell>
          <table:table-cell office:value-type="float" office:value="0.189986" calcext:value-type="float">
            <text:p>0.189986</text:p>
          </table:table-cell>
          <table:table-cell office:value-type="float" office:value="247444" calcext:value-type="float">
            <text:p>247444</text:p>
          </table:table-cell>
          <table:table-cell office:value-type="float" office:value="61887" calcext:value-type="float">
            <text:p>61887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formula="of:=[.B98]*(16.014/100)" office:value-type="float" office:value="15.37344" calcext:value-type="float">
            <text:p>15.37344</text:p>
          </table:table-cell>
          <table:table-cell office:value-type="float" office:value="0.189561" calcext:value-type="float">
            <text:p>0.189561</text:p>
          </table:table-cell>
          <table:table-cell office:value-type="float" office:value="247462" calcext:value-type="float">
            <text:p>247462</text:p>
          </table:table-cell>
          <table:table-cell office:value-type="float" office:value="61894" calcext:value-type="float">
            <text:p>61894</text:p>
          </table:table-cell>
          <table:table-cell table:formula="of:=[.B98]*(13.3512/100)" office:value-type="float" office:value="12.817152" calcext:value-type="float">
            <text:p>12.817152</text:p>
          </table:table-cell>
          <table:table-cell office:value-type="float" office:value="0.189702" calcext:value-type="float">
            <text:p>0.189702</text:p>
          </table:table-cell>
          <table:table-cell office:value-type="float" office:value="247446" calcext:value-type="float">
            <text:p>247446</text:p>
          </table:table-cell>
          <table:table-cell office:value-type="float" office:value="61890" calcext:value-type="float">
            <text:p>61890</text:p>
          </table:table-cell>
          <table:table-cell table:formula="of:=[.B98]*(14.01876/100)" office:value-type="float" office:value="13.4580096" calcext:value-type="float">
            <text:p>13.4580096</text:p>
          </table:table-cell>
          <table:table-cell office:value-type="float" office:value="0.189587" calcext:value-type="float">
            <text:p>0.189587</text:p>
          </table:table-cell>
          <table:table-cell office:value-type="float" office:value="247466" calcext:value-type="float">
            <text:p>247466</text:p>
          </table:table-cell>
          <table:table-cell office:value-type="float" office:value="61895" calcext:value-type="float">
            <text:p>61895</text:p>
          </table:table-cell>
          <table:table-cell table:formula="of:=[.B98]*(14.68632/100)" office:value-type="float" office:value="14.0988672" calcext:value-type="float">
            <text:p>14.0988672</text:p>
          </table:table-cell>
          <table:table-cell office:value-type="float" office:value="0.189571" calcext:value-type="float">
            <text:p>0.189571</text:p>
          </table:table-cell>
          <table:table-cell office:value-type="float" office:value="247471" calcext:value-type="float">
            <text:p>247471</text:p>
          </table:table-cell>
          <table:table-cell office:value-type="float" office:value="61896" calcext:value-type="float">
            <text:p>61896</text:p>
          </table:table-cell>
          <table:table-cell table:formula="of:=[.B98]*(16.02144/100)" office:value-type="float" office:value="15.3805824" calcext:value-type="float">
            <text:p>15.3805824</text:p>
          </table:table-cell>
          <table:table-cell office:value-type="float" office:value="0.189563" calcext:value-type="float">
            <text:p>0.189563</text:p>
          </table:table-cell>
          <table:table-cell office:value-type="float" office:value="247472" calcext:value-type="float">
            <text:p>247472</text:p>
          </table:table-cell>
          <table:table-cell office:value-type="float" office:value="61896" calcext:value-type="float">
            <text:p>61896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formula="of:=[.B99]*(16.014/100)" office:value-type="float" office:value="15.53358" calcext:value-type="float">
            <text:p>15.53358</text:p>
          </table:table-cell>
          <table:table-cell office:value-type="float" office:value="0.189145" calcext:value-type="float">
            <text:p>0.189145</text:p>
          </table:table-cell>
          <table:table-cell office:value-type="float" office:value="247493" calcext:value-type="float">
            <text:p>247493</text:p>
          </table:table-cell>
          <table:table-cell office:value-type="float" office:value="61897" calcext:value-type="float">
            <text:p>61897</text:p>
          </table:table-cell>
          <table:table-cell table:formula="of:=[.B99]*(13.3512/100)" office:value-type="float" office:value="12.950664" calcext:value-type="float">
            <text:p>12.950664</text:p>
          </table:table-cell>
          <table:table-cell office:value-type="float" office:value="0.189285" calcext:value-type="float">
            <text:p>0.189285</text:p>
          </table:table-cell>
          <table:table-cell office:value-type="float" office:value="247475" calcext:value-type="float">
            <text:p>247475</text:p>
          </table:table-cell>
          <table:table-cell office:value-type="float" office:value="61899" calcext:value-type="float">
            <text:p>61899</text:p>
          </table:table-cell>
          <table:table-cell table:formula="of:=[.B99]*(14.01876/100)" office:value-type="float" office:value="13.5981972" calcext:value-type="float">
            <text:p>13.5981972</text:p>
          </table:table-cell>
          <table:table-cell office:value-type="float" office:value="0.189171" calcext:value-type="float">
            <text:p>0.189171</text:p>
          </table:table-cell>
          <table:table-cell office:value-type="float" office:value="247493" calcext:value-type="float">
            <text:p>247493</text:p>
          </table:table-cell>
          <table:table-cell office:value-type="float" office:value="61901" calcext:value-type="float">
            <text:p>61901</text:p>
          </table:table-cell>
          <table:table-cell table:formula="of:=[.B99]*(14.68632/100)" office:value-type="float" office:value="14.2457304" calcext:value-type="float">
            <text:p>14.2457304</text:p>
          </table:table-cell>
          <table:table-cell office:value-type="float" office:value="0.189155" calcext:value-type="float">
            <text:p>0.189155</text:p>
          </table:table-cell>
          <table:table-cell office:value-type="float" office:value="247498" calcext:value-type="float">
            <text:p>247498</text:p>
          </table:table-cell>
          <table:table-cell office:value-type="float" office:value="61902" calcext:value-type="float">
            <text:p>61902</text:p>
          </table:table-cell>
          <table:table-cell table:formula="of:=[.B99]*(16.02144/100)" office:value-type="float" office:value="15.5407968" calcext:value-type="float">
            <text:p>15.5407968</text:p>
          </table:table-cell>
          <table:table-cell office:value-type="float" office:value="0.189147" calcext:value-type="float">
            <text:p>0.189147</text:p>
          </table:table-cell>
          <table:table-cell office:value-type="float" office:value="247500" calcext:value-type="float">
            <text:p>247500</text:p>
          </table:table-cell>
          <table:table-cell office:value-type="float" office:value="61902" calcext:value-type="float">
            <text:p>61902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formula="of:=[.B100]*(16.014/100)" office:value-type="float" office:value="15.69372" calcext:value-type="float">
            <text:p>15.69372</text:p>
          </table:table-cell>
          <table:table-cell office:value-type="float" office:value="0.188736" calcext:value-type="float">
            <text:p>0.188736</text:p>
          </table:table-cell>
          <table:table-cell office:value-type="float" office:value="247527" calcext:value-type="float">
            <text:p>247527</text:p>
          </table:table-cell>
          <table:table-cell office:value-type="float" office:value="61902" calcext:value-type="float">
            <text:p>61902</text:p>
          </table:table-cell>
          <table:table-cell table:formula="of:=[.B100]*(13.3512/100)" office:value-type="float" office:value="13.084176" calcext:value-type="float">
            <text:p>13.084176</text:p>
          </table:table-cell>
          <table:table-cell office:value-type="float" office:value="0.188877" calcext:value-type="float">
            <text:p>0.188877</text:p>
          </table:table-cell>
          <table:table-cell office:value-type="float" office:value="247498" calcext:value-type="float">
            <text:p>247498</text:p>
          </table:table-cell>
          <table:table-cell office:value-type="float" office:value="61902" calcext:value-type="float">
            <text:p>61902</text:p>
          </table:table-cell>
          <table:table-cell table:formula="of:=[.B100]*(14.01876/100)" office:value-type="float" office:value="13.7383848" calcext:value-type="float">
            <text:p>13.7383848</text:p>
          </table:table-cell>
          <table:table-cell office:value-type="float" office:value="0.188763" calcext:value-type="float">
            <text:p>0.188763</text:p>
          </table:table-cell>
          <table:table-cell office:value-type="float" office:value="247524" calcext:value-type="float">
            <text:p>247524</text:p>
          </table:table-cell>
          <table:table-cell office:value-type="float" office:value="61904" calcext:value-type="float">
            <text:p>61904</text:p>
          </table:table-cell>
          <table:table-cell table:formula="of:=[.B100]*(14.68632/100)" office:value-type="float" office:value="14.3925936" calcext:value-type="float">
            <text:p>14.3925936</text:p>
          </table:table-cell>
          <table:table-cell office:value-type="float" office:value="0.188747" calcext:value-type="float">
            <text:p>0.188747</text:p>
          </table:table-cell>
          <table:table-cell office:value-type="float" office:value="247527" calcext:value-type="float">
            <text:p>247527</text:p>
          </table:table-cell>
          <table:table-cell office:value-type="float" office:value="61904" calcext:value-type="float">
            <text:p>61904</text:p>
          </table:table-cell>
          <table:table-cell table:formula="of:=[.B100]*(16.02144/100)" office:value-type="float" office:value="15.7010112" calcext:value-type="float">
            <text:p>15.7010112</text:p>
          </table:table-cell>
          <table:table-cell office:value-type="float" office:value="0.188738" calcext:value-type="float">
            <text:p>0.188738</text:p>
          </table:table-cell>
          <table:table-cell office:value-type="float" office:value="247529" calcext:value-type="float">
            <text:p>247529</text:p>
          </table:table-cell>
          <table:table-cell office:value-type="float" office:value="61903" calcext:value-type="float">
            <text:p>61903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formula="of:=[.B101]*(16.014/100)" office:value-type="float" office:value="15.85386" calcext:value-type="float">
            <text:p>15.85386</text:p>
          </table:table-cell>
          <table:table-cell office:value-type="float" office:value="0.188331" calcext:value-type="float">
            <text:p>0.188331</text:p>
          </table:table-cell>
          <table:table-cell office:value-type="float" office:value="247561" calcext:value-type="float">
            <text:p>247561</text:p>
          </table:table-cell>
          <table:table-cell office:value-type="float" office:value="61906" calcext:value-type="float">
            <text:p>61906</text:p>
          </table:table-cell>
          <table:table-cell table:formula="of:=[.B101]*(13.3512/100)" office:value-type="float" office:value="13.217688" calcext:value-type="float">
            <text:p>13.217688</text:p>
          </table:table-cell>
          <table:table-cell office:value-type="float" office:value="0.188472" calcext:value-type="float">
            <text:p>0.188472</text:p>
          </table:table-cell>
          <table:table-cell office:value-type="float" office:value="247534" calcext:value-type="float">
            <text:p>247534</text:p>
          </table:table-cell>
          <table:table-cell office:value-type="float" office:value="61907" calcext:value-type="float">
            <text:p>61907</text:p>
          </table:table-cell>
          <table:table-cell table:formula="of:=[.B101]*(14.01876/100)" office:value-type="float" office:value="13.8785724" calcext:value-type="float">
            <text:p>13.8785724</text:p>
          </table:table-cell>
          <table:table-cell office:value-type="float" office:value="0.188356" calcext:value-type="float">
            <text:p>0.188356</text:p>
          </table:table-cell>
          <table:table-cell office:value-type="float" office:value="247555" calcext:value-type="float">
            <text:p>247555</text:p>
          </table:table-cell>
          <table:table-cell office:value-type="float" office:value="61905" calcext:value-type="float">
            <text:p>61905</text:p>
          </table:table-cell>
          <table:table-cell table:formula="of:=[.B101]*(14.68632/100)" office:value-type="float" office:value="14.5394568" calcext:value-type="float">
            <text:p>14.5394568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247556" calcext:value-type="float">
            <text:p>247556</text:p>
          </table:table-cell>
          <table:table-cell office:value-type="float" office:value="61904" calcext:value-type="float">
            <text:p>61904</text:p>
          </table:table-cell>
          <table:table-cell table:formula="of:=[.B101]*(16.02144/100)" office:value-type="float" office:value="15.8612256" calcext:value-type="float">
            <text:p>15.8612256</text:p>
          </table:table-cell>
          <table:table-cell office:value-type="float" office:value="0.188332" calcext:value-type="float">
            <text:p>0.188332</text:p>
          </table:table-cell>
          <table:table-cell office:value-type="float" office:value="247559" calcext:value-type="float">
            <text:p>247559</text:p>
          </table:table-cell>
          <table:table-cell office:value-type="float" office:value="61904" calcext:value-type="float">
            <text:p>6190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[.B102]*(16.014/100)" office:value-type="float" office:value="16.014" calcext:value-type="float">
            <text:p>16.014</text:p>
          </table:table-cell>
          <table:table-cell office:value-type="float" office:value="0.187929" calcext:value-type="float">
            <text:p>0.187929</text:p>
          </table:table-cell>
          <table:table-cell office:value-type="float" office:value="247580" calcext:value-type="float">
            <text:p>247580</text:p>
          </table:table-cell>
          <table:table-cell office:value-type="float" office:value="61915" calcext:value-type="float">
            <text:p>61915</text:p>
          </table:table-cell>
          <table:table-cell table:formula="of:=[.B102]*(13.3512/100)" office:value-type="float" office:value="13.3512" calcext:value-type="float">
            <text:p>13.3512</text:p>
          </table:table-cell>
          <table:table-cell office:value-type="float" office:value="0.188074" calcext:value-type="float">
            <text:p>0.188074</text:p>
          </table:table-cell>
          <table:table-cell office:value-type="float" office:value="247555" calcext:value-type="float">
            <text:p>247555</text:p>
          </table:table-cell>
          <table:table-cell office:value-type="float" office:value="61908" calcext:value-type="float">
            <text:p>61908</text:p>
          </table:table-cell>
          <table:table-cell table:formula="of:=[.B102]*(14.01876/100)" office:value-type="float" office:value="14.01876" calcext:value-type="float">
            <text:p>14.01876</text:p>
          </table:table-cell>
          <table:table-cell office:value-type="float" office:value="0.187955" calcext:value-type="float">
            <text:p>0.187955</text:p>
          </table:table-cell>
          <table:table-cell office:value-type="float" office:value="247578" calcext:value-type="float">
            <text:p>247578</text:p>
          </table:table-cell>
          <table:table-cell office:value-type="float" office:value="61912" calcext:value-type="float">
            <text:p>61912</text:p>
          </table:table-cell>
          <table:table-cell table:formula="of:=[.B102]*(14.68632/100)" office:value-type="float" office:value="14.68632" calcext:value-type="float">
            <text:p>14.68632</text:p>
          </table:table-cell>
          <table:table-cell office:value-type="float" office:value="0.187939" calcext:value-type="float">
            <text:p>0.187939</text:p>
          </table:table-cell>
          <table:table-cell office:value-type="float" office:value="247577" calcext:value-type="float">
            <text:p>247577</text:p>
          </table:table-cell>
          <table:table-cell office:value-type="float" office:value="61913" calcext:value-type="float">
            <text:p>61913</text:p>
          </table:table-cell>
          <table:table-cell table:formula="of:=[.B102]*(16.02144/100)" office:value-type="float" office:value="16.02144" calcext:value-type="float">
            <text:p>16.02144</text:p>
          </table:table-cell>
          <table:table-cell office:value-type="float" office:value="0.187931" calcext:value-type="float">
            <text:p>0.187931</text:p>
          </table:table-cell>
          <table:table-cell office:value-type="float" office:value="247585" calcext:value-type="float">
            <text:p>247585</text:p>
          </table:table-cell>
          <table:table-cell office:value-type="float" office:value="61914" calcext:value-type="float">
            <text:p>61914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table:number-columns-repeated="5"/>
          <table:table-cell table:formula="of:=[.F102]/66560" office:value-type="float" office:value="0.930213341346154" calcext:value-type="float">
            <text:p>0.9302133413</text:p>
          </table:table-cell>
          <table:table-cell table:number-columns-repeated="3"/>
          <table:table-cell table:formula="of:=[.J102]/66560" office:value-type="float" office:value="0.930108173076923" calcext:value-type="float">
            <text:p>0.9301081731</text:p>
          </table:table-cell>
          <table:table-cell table:number-columns-repeated="3"/>
          <table:table-cell table:formula="of:=[.N102]/66560" office:value-type="float" office:value="0.930168269230769" calcext:value-type="float">
            <text:p>0.9301682692</text:p>
          </table:table-cell>
          <table:table-cell table:number-columns-repeated="3"/>
          <table:table-cell table:formula="of:=[.R102]/66560" office:value-type="float" office:value="0.930183293269231" calcext:value-type="float">
            <text:p>0.9301832933</text:p>
          </table:table-cell>
          <table:table-cell table:number-columns-repeated="3"/>
          <table:table-cell table:formula="of:=[.V102]/66560" office:value-type="float" office:value="0.930198317307692" calcext:value-type="float">
            <text:p>0.9301983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1:11:28.037941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19:53.997947907</meta:creation-date>
    <dc:date>2018-04-22T11:11:46.409772784</dc:date>
    <meta:editing-duration>P1DT3H31M55S</meta:editing-duration>
    <meta:editing-cycles>18</meta:editing-cycles>
    <meta:generator>LibreOffice/5.1.6.2$Linux_X86_64 LibreOffice_project/10m0$Build-2</meta:generator>
    <meta:document-statistic meta:table-count="1" meta:cell-count="2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07cm" svg:height="13.946cm" xlink:href=".." xlink:type="simple" chart:class="chart:line" chart:style-name="ch1">
        <chart:legend chart:legend-position="end" svg:x="25.691cm" svg:y="3.891cm" style:legend-expansion="high" chart:style-name="ch2"/>
        <chart:plot-area chart:style-name="ch3" table:cell-range-address="Sheet1.D1:Sheet1.D100 Sheet1.H1:Sheet1.H100 Sheet1.L1:Sheet1.L100 Sheet1.P1:Sheet1.P100 Sheet1.T1:Sheet1.T100" chart:data-source-has-labels="row" svg:x="0.612cm" svg:y="0.278cm" svg:width="24.467cm" svg:height="13.39cm">
          <chartooo:coordinate-region svg:x="1.339cm" svg:y="0.477cm" svg:width="23.74cm" svg:height="12.3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00" chart:label-cell-address="Sheet1.D1:Sheet1.D1" chart:class="chart:line">
            <chart:data-point chart:repeated="99"/>
          </chart:series>
          <chart:series chart:style-name="ch8" chart:values-cell-range-address="Sheet1.H2:Sheet1.H100" chart:label-cell-address="Sheet1.H1:Sheet1.H1" chart:class="chart:line">
            <chart:data-point chart:repeated="99"/>
          </chart:series>
          <chart:series chart:style-name="ch9" chart:values-cell-range-address="Sheet1.L2:Sheet1.L100" chart:label-cell-address="Sheet1.L1:Sheet1.L1" chart:class="chart:line">
            <chart:data-point chart:repeated="99"/>
          </chart:series>
          <chart:series chart:style-name="ch10" chart:values-cell-range-address="Sheet1.P2:Sheet1.P100" chart:label-cell-address="Sheet1.P1:Sheet1.P1" chart:class="chart:line">
            <chart:data-point chart:repeated="99"/>
          </chart:series>
          <chart:series chart:style-name="ch11" chart:values-cell-range-address="Sheet1.T2:Sheet1.T100" chart:label-cell-address="Sheet1.T1:Sheet1.T1" chart:class="chart:line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D 
Log Loss</text:p>
                <draw:g>
                  <svg:desc>Sheet1.D1:Sheet1.D1</svg:desc>
                </draw:g>
              </table:table-cell>
              <table:table-cell office:value-type="string">
                <text:p>Minibatch-SCD
No Residual Update
Log Loss</text:p>
                <draw:g>
                  <svg:desc>Sheet1.H1:Sheet1.H1</svg:desc>
                </draw:g>
              </table:table-cell>
              <table:table-cell office:value-type="string">
                <text:p>Minibatch-SCD
Res. Update Period=20
Log Loss</text:p>
                <draw:g>
                  <svg:desc>Sheet1.L1:Sheet1.L1</svg:desc>
                </draw:g>
              </table:table-cell>
              <table:table-cell office:value-type="string">
                <text:p>Minibatch-SCD
Res. Update Period=10
Log Loss</text:p>
                <draw:g>
                  <svg:desc>Sheet1.P1:Sheet1.P1</svg:desc>
                </draw:g>
              </table:table-cell>
              <table:table-cell office:value-type="string">
                <text:p>Minibatch-SCD
Res. Update Period=5
Log Loss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1996">
                <text:p>0.691996</text:p>
                <draw:g>
                  <svg:desc>Sheet1.D2:Sheet1.D100</svg:desc>
                </draw:g>
              </table:table-cell>
              <table:table-cell office:value-type="float" office:value="0.691996">
                <text:p>0.691996</text:p>
                <draw:g>
                  <svg:desc>Sheet1.H2:Sheet1.H100</svg:desc>
                </draw:g>
              </table:table-cell>
              <table:table-cell office:value-type="float" office:value="0.691996">
                <text:p>0.691996</text:p>
                <draw:g>
                  <svg:desc>Sheet1.L2:Sheet1.L100</svg:desc>
                </draw:g>
              </table:table-cell>
              <table:table-cell office:value-type="float" office:value="0.691996">
                <text:p>0.691996</text:p>
                <draw:g>
                  <svg:desc>Sheet1.P2:Sheet1.P100</svg:desc>
                </draw:g>
              </table:table-cell>
              <table:table-cell office:value-type="float" office:value="0.691996">
                <text:p>0.691996</text:p>
                <draw:g>
                  <svg:desc>Sheet1.T2:Sheet1.T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1084">
                <text:p>0.621084</text:p>
              </table:table-cell>
              <table:table-cell office:value-type="float" office:value="0.621101">
                <text:p>0.621101</text:p>
              </table:table-cell>
              <table:table-cell office:value-type="float" office:value="0.621101">
                <text:p>0.621101</text:p>
              </table:table-cell>
              <table:table-cell office:value-type="float" office:value="0.621101">
                <text:p>0.621101</text:p>
              </table:table-cell>
              <table:table-cell office:value-type="float" office:value="0.621101">
                <text:p>0.621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4443">
                <text:p>0.564443</text:p>
              </table:table-cell>
              <table:table-cell office:value-type="float" office:value="0.564478">
                <text:p>0.564478</text:p>
              </table:table-cell>
              <table:table-cell office:value-type="float" office:value="0.564478">
                <text:p>0.564478</text:p>
              </table:table-cell>
              <table:table-cell office:value-type="float" office:value="0.564478">
                <text:p>0.564478</text:p>
              </table:table-cell>
              <table:table-cell office:value-type="float" office:value="0.564478">
                <text:p>0.564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9464">
                <text:p>0.519464</text:p>
              </table:table-cell>
              <table:table-cell office:value-type="float" office:value="0.51951">
                <text:p>0.51951</text:p>
              </table:table-cell>
              <table:table-cell office:value-type="float" office:value="0.51951">
                <text:p>0.51951</text:p>
              </table:table-cell>
              <table:table-cell office:value-type="float" office:value="0.51951">
                <text:p>0.51951</text:p>
              </table:table-cell>
              <table:table-cell office:value-type="float" office:value="0.51951">
                <text:p>0.51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25">
                <text:p>0.48325</text:p>
              </table:table-cell>
              <table:table-cell office:value-type="float" office:value="0.483304">
                <text:p>0.483304</text:p>
              </table:table-cell>
              <table:table-cell office:value-type="float" office:value="0.483304">
                <text:p>0.483304</text:p>
              </table:table-cell>
              <table:table-cell office:value-type="float" office:value="0.483304">
                <text:p>0.483304</text:p>
              </table:table-cell>
              <table:table-cell office:value-type="float" office:value="0.483304">
                <text:p>0.483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3631">
                <text:p>0.453631</text:p>
              </table:table-cell>
              <table:table-cell office:value-type="float" office:value="0.453698">
                <text:p>0.453698</text:p>
              </table:table-cell>
              <table:table-cell office:value-type="float" office:value="0.453698">
                <text:p>0.453698</text:p>
              </table:table-cell>
              <table:table-cell office:value-type="float" office:value="0.453698">
                <text:p>0.453698</text:p>
              </table:table-cell>
              <table:table-cell office:value-type="float" office:value="0.453698">
                <text:p>0.453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9065">
                <text:p>0.429065</text:p>
              </table:table-cell>
              <table:table-cell office:value-type="float" office:value="0.429135">
                <text:p>0.429135</text:p>
              </table:table-cell>
              <table:table-cell office:value-type="float" office:value="0.429135">
                <text:p>0.429135</text:p>
              </table:table-cell>
              <table:table-cell office:value-type="float" office:value="0.429135">
                <text:p>0.429135</text:p>
              </table:table-cell>
              <table:table-cell office:value-type="float" office:value="0.429122">
                <text:p>0.429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8412">
                <text:p>0.408412</text:p>
              </table:table-cell>
              <table:table-cell office:value-type="float" office:value="0.408491">
                <text:p>0.408491</text:p>
              </table:table-cell>
              <table:table-cell office:value-type="float" office:value="0.408491">
                <text:p>0.408491</text:p>
              </table:table-cell>
              <table:table-cell office:value-type="float" office:value="0.408491">
                <text:p>0.408491</text:p>
              </table:table-cell>
              <table:table-cell office:value-type="float" office:value="0.408467">
                <text:p>0.408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0819">
                <text:p>0.390819</text:p>
              </table:table-cell>
              <table:table-cell office:value-type="float" office:value="0.390905">
                <text:p>0.390905</text:p>
              </table:table-cell>
              <table:table-cell office:value-type="float" office:value="0.390905">
                <text:p>0.390905</text:p>
              </table:table-cell>
              <table:table-cell office:value-type="float" office:value="0.390905">
                <text:p>0.390905</text:p>
              </table:table-cell>
              <table:table-cell office:value-type="float" office:value="0.390876">
                <text:p>0.390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5674">
                <text:p>0.375674</text:p>
              </table:table-cell>
              <table:table-cell office:value-type="float" office:value="0.37576">
                <text:p>0.37576</text:p>
              </table:table-cell>
              <table:table-cell office:value-type="float" office:value="0.37576">
                <text:p>0.37576</text:p>
              </table:table-cell>
              <table:table-cell office:value-type="float" office:value="0.37576">
                <text:p>0.37576</text:p>
              </table:table-cell>
              <table:table-cell office:value-type="float" office:value="0.375726">
                <text:p>0.375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2488">
                <text:p>0.362488</text:p>
              </table:table-cell>
              <table:table-cell office:value-type="float" office:value="0.362584">
                <text:p>0.362584</text:p>
              </table:table-cell>
              <table:table-cell office:value-type="float" office:value="0.362584">
                <text:p>0.362584</text:p>
              </table:table-cell>
              <table:table-cell office:value-type="float" office:value="0.362584">
                <text:p>0.362584</text:p>
              </table:table-cell>
              <table:table-cell office:value-type="float" office:value="0.362546">
                <text:p>0.362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0912">
                <text:p>0.350912</text:p>
              </table:table-cell>
              <table:table-cell office:value-type="float" office:value="0.351007">
                <text:p>0.351007</text:p>
              </table:table-cell>
              <table:table-cell office:value-type="float" office:value="0.351007">
                <text:p>0.351007</text:p>
              </table:table-cell>
              <table:table-cell office:value-type="float" office:value="0.350995">
                <text:p>0.350995</text:p>
              </table:table-cell>
              <table:table-cell office:value-type="float" office:value="0.350962">
                <text:p>0.350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0667">
                <text:p>0.340667</text:p>
              </table:table-cell>
              <table:table-cell office:value-type="float" office:value="0.340762">
                <text:p>0.340762</text:p>
              </table:table-cell>
              <table:table-cell office:value-type="float" office:value="0.340762">
                <text:p>0.340762</text:p>
              </table:table-cell>
              <table:table-cell office:value-type="float" office:value="0.340741">
                <text:p>0.340741</text:p>
              </table:table-cell>
              <table:table-cell office:value-type="float" office:value="0.340712">
                <text:p>0.340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153">
                <text:p>0.33153</text:p>
              </table:table-cell>
              <table:table-cell office:value-type="float" office:value="0.331627">
                <text:p>0.331627</text:p>
              </table:table-cell>
              <table:table-cell office:value-type="float" office:value="0.331627">
                <text:p>0.331627</text:p>
              </table:table-cell>
              <table:table-cell office:value-type="float" office:value="0.331599">
                <text:p>0.331599</text:p>
              </table:table-cell>
              <table:table-cell office:value-type="float" office:value="0.331573">
                <text:p>0.331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3324">
                <text:p>0.323324</text:p>
              </table:table-cell>
              <table:table-cell office:value-type="float" office:value="0.323422">
                <text:p>0.323422</text:p>
              </table:table-cell>
              <table:table-cell office:value-type="float" office:value="0.323422">
                <text:p>0.323422</text:p>
              </table:table-cell>
              <table:table-cell office:value-type="float" office:value="0.32339">
                <text:p>0.32339</text:p>
              </table:table-cell>
              <table:table-cell office:value-type="float" office:value="0.323367">
                <text:p>0.323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5918">
                <text:p>0.315918</text:p>
              </table:table-cell>
              <table:table-cell office:value-type="float" office:value="0.316016">
                <text:p>0.316016</text:p>
              </table:table-cell>
              <table:table-cell office:value-type="float" office:value="0.316016">
                <text:p>0.316016</text:p>
              </table:table-cell>
              <table:table-cell office:value-type="float" office:value="0.315977">
                <text:p>0.315977</text:p>
              </table:table-cell>
              <table:table-cell office:value-type="float" office:value="0.315957">
                <text:p>0.315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9191">
                <text:p>0.309191</text:p>
              </table:table-cell>
              <table:table-cell office:value-type="float" office:value="0.309291">
                <text:p>0.309291</text:p>
              </table:table-cell>
              <table:table-cell office:value-type="float" office:value="0.309291">
                <text:p>0.309291</text:p>
              </table:table-cell>
              <table:table-cell office:value-type="float" office:value="0.309251">
                <text:p>0.309251</text:p>
              </table:table-cell>
              <table:table-cell office:value-type="float" office:value="0.309228">
                <text:p>0.309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3049">
                <text:p>0.303049</text:p>
              </table:table-cell>
              <table:table-cell office:value-type="float" office:value="0.30315">
                <text:p>0.30315</text:p>
              </table:table-cell>
              <table:table-cell office:value-type="float" office:value="0.30315">
                <text:p>0.30315</text:p>
              </table:table-cell>
              <table:table-cell office:value-type="float" office:value="0.303107">
                <text:p>0.303107</text:p>
              </table:table-cell>
              <table:table-cell office:value-type="float" office:value="0.303085">
                <text:p>0.303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7415">
                <text:p>0.297415</text:p>
              </table:table-cell>
              <table:table-cell office:value-type="float" office:value="0.297518">
                <text:p>0.297518</text:p>
              </table:table-cell>
              <table:table-cell office:value-type="float" office:value="0.297518">
                <text:p>0.297518</text:p>
              </table:table-cell>
              <table:table-cell office:value-type="float" office:value="0.297472">
                <text:p>0.297472</text:p>
              </table:table-cell>
              <table:table-cell office:value-type="float" office:value="0.29745">
                <text:p>0.29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2232">
                <text:p>0.292232</text:p>
              </table:table-cell>
              <table:table-cell office:value-type="float" office:value="0.292333">
                <text:p>0.292333</text:p>
              </table:table-cell>
              <table:table-cell office:value-type="float" office:value="0.292333">
                <text:p>0.292333</text:p>
              </table:table-cell>
              <table:table-cell office:value-type="float" office:value="0.292287">
                <text:p>0.292287</text:p>
              </table:table-cell>
              <table:table-cell office:value-type="float" office:value="0.292263">
                <text:p>0.292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7439">
                <text:p>0.287439</text:p>
              </table:table-cell>
              <table:table-cell office:value-type="float" office:value="0.287542">
                <text:p>0.287542</text:p>
              </table:table-cell>
              <table:table-cell office:value-type="float" office:value="0.287542">
                <text:p>0.287542</text:p>
              </table:table-cell>
              <table:table-cell office:value-type="float" office:value="0.287493">
                <text:p>0.287493</text:p>
              </table:table-cell>
              <table:table-cell office:value-type="float" office:value="0.28747">
                <text:p>0.287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2997">
                <text:p>0.282997</text:p>
              </table:table-cell>
              <table:table-cell office:value-type="float" office:value="0.283102">
                <text:p>0.283102</text:p>
              </table:table-cell>
              <table:table-cell office:value-type="float" office:value="0.283094">
                <text:p>0.283094</text:p>
              </table:table-cell>
              <table:table-cell office:value-type="float" office:value="0.283049">
                <text:p>0.283049</text:p>
              </table:table-cell>
              <table:table-cell office:value-type="float" office:value="0.283029">
                <text:p>0.283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8865">
                <text:p>0.278865</text:p>
              </table:table-cell>
              <table:table-cell office:value-type="float" office:value="0.27897">
                <text:p>0.27897</text:p>
              </table:table-cell>
              <table:table-cell office:value-type="float" office:value="0.278955">
                <text:p>0.278955</text:p>
              </table:table-cell>
              <table:table-cell office:value-type="float" office:value="0.278915">
                <text:p>0.278915</text:p>
              </table:table-cell>
              <table:table-cell office:value-type="float" office:value="0.278895">
                <text:p>0.278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5005">
                <text:p>0.275005</text:p>
              </table:table-cell>
              <table:table-cell office:value-type="float" office:value="0.275112">
                <text:p>0.275112</text:p>
              </table:table-cell>
              <table:table-cell office:value-type="float" office:value="0.275091">
                <text:p>0.275091</text:p>
              </table:table-cell>
              <table:table-cell office:value-type="float" office:value="0.275051">
                <text:p>0.275051</text:p>
              </table:table-cell>
              <table:table-cell office:value-type="float" office:value="0.275032">
                <text:p>0.275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1395">
                <text:p>0.271395</text:p>
              </table:table-cell>
              <table:table-cell office:value-type="float" office:value="0.271501">
                <text:p>0.271501</text:p>
              </table:table-cell>
              <table:table-cell office:value-type="float" office:value="0.271476">
                <text:p>0.271476</text:p>
              </table:table-cell>
              <table:table-cell office:value-type="float" office:value="0.271439">
                <text:p>0.271439</text:p>
              </table:table-cell>
              <table:table-cell office:value-type="float" office:value="0.271422">
                <text:p>0.2714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8012">
                <text:p>0.268012</text:p>
              </table:table-cell>
              <table:table-cell office:value-type="float" office:value="0.26812">
                <text:p>0.26812</text:p>
              </table:table-cell>
              <table:table-cell office:value-type="float" office:value="0.268091">
                <text:p>0.268091</text:p>
              </table:table-cell>
              <table:table-cell office:value-type="float" office:value="0.268056">
                <text:p>0.268056</text:p>
              </table:table-cell>
              <table:table-cell office:value-type="float" office:value="0.26804">
                <text:p>0.26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4825">
                <text:p>0.264825</text:p>
              </table:table-cell>
              <table:table-cell office:value-type="float" office:value="0.264933">
                <text:p>0.264933</text:p>
              </table:table-cell>
              <table:table-cell office:value-type="float" office:value="0.264899">
                <text:p>0.264899</text:p>
              </table:table-cell>
              <table:table-cell office:value-type="float" office:value="0.264866">
                <text:p>0.264866</text:p>
              </table:table-cell>
              <table:table-cell office:value-type="float" office:value="0.264849">
                <text:p>0.264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1828">
                <text:p>0.261828</text:p>
              </table:table-cell>
              <table:table-cell office:value-type="float" office:value="0.261936">
                <text:p>0.261936</text:p>
              </table:table-cell>
              <table:table-cell office:value-type="float" office:value="0.261901">
                <text:p>0.261901</text:p>
              </table:table-cell>
              <table:table-cell office:value-type="float" office:value="0.261868">
                <text:p>0.261868</text:p>
              </table:table-cell>
              <table:table-cell office:value-type="float" office:value="0.261851">
                <text:p>0.261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8988">
                <text:p>0.258988</text:p>
              </table:table-cell>
              <table:table-cell office:value-type="float" office:value="0.259094">
                <text:p>0.259094</text:p>
              </table:table-cell>
              <table:table-cell office:value-type="float" office:value="0.259056">
                <text:p>0.259056</text:p>
              </table:table-cell>
              <table:table-cell office:value-type="float" office:value="0.259027">
                <text:p>0.259027</text:p>
              </table:table-cell>
              <table:table-cell office:value-type="float" office:value="0.25901">
                <text:p>0.25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6308">
                <text:p>0.256308</text:p>
              </table:table-cell>
              <table:table-cell office:value-type="float" office:value="0.256416">
                <text:p>0.256416</text:p>
              </table:table-cell>
              <table:table-cell office:value-type="float" office:value="0.256374">
                <text:p>0.256374</text:p>
              </table:table-cell>
              <table:table-cell office:value-type="float" office:value="0.256347">
                <text:p>0.256347</text:p>
              </table:table-cell>
              <table:table-cell office:value-type="float" office:value="0.256329">
                <text:p>0.256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768">
                <text:p>0.253768</text:p>
              </table:table-cell>
              <table:table-cell office:value-type="float" office:value="0.253877">
                <text:p>0.253877</text:p>
              </table:table-cell>
              <table:table-cell office:value-type="float" office:value="0.253833">
                <text:p>0.253833</text:p>
              </table:table-cell>
              <table:table-cell office:value-type="float" office:value="0.253807">
                <text:p>0.253807</text:p>
              </table:table-cell>
              <table:table-cell office:value-type="float" office:value="0.253789">
                <text:p>0.253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1347">
                <text:p>0.251347</text:p>
              </table:table-cell>
              <table:table-cell office:value-type="float" office:value="0.251456">
                <text:p>0.251456</text:p>
              </table:table-cell>
              <table:table-cell office:value-type="float" office:value="0.251411">
                <text:p>0.251411</text:p>
              </table:table-cell>
              <table:table-cell office:value-type="float" office:value="0.251383">
                <text:p>0.251383</text:p>
              </table:table-cell>
              <table:table-cell office:value-type="float" office:value="0.251368">
                <text:p>0.251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9055">
                <text:p>0.249055</text:p>
              </table:table-cell>
              <table:table-cell office:value-type="float" office:value="0.249165">
                <text:p>0.249165</text:p>
              </table:table-cell>
              <table:table-cell office:value-type="float" office:value="0.249116">
                <text:p>0.249116</text:p>
              </table:table-cell>
              <table:table-cell office:value-type="float" office:value="0.249088">
                <text:p>0.249088</text:p>
              </table:table-cell>
              <table:table-cell office:value-type="float" office:value="0.249073">
                <text:p>0.249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6862">
                <text:p>0.246862</text:p>
              </table:table-cell>
              <table:table-cell office:value-type="float" office:value="0.246976">
                <text:p>0.246976</text:p>
              </table:table-cell>
              <table:table-cell office:value-type="float" office:value="0.246925">
                <text:p>0.246925</text:p>
              </table:table-cell>
              <table:table-cell office:value-type="float" office:value="0.246897">
                <text:p>0.246897</text:p>
              </table:table-cell>
              <table:table-cell office:value-type="float" office:value="0.246882">
                <text:p>0.246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4776">
                <text:p>0.244776</text:p>
              </table:table-cell>
              <table:table-cell office:value-type="float" office:value="0.244886">
                <text:p>0.244886</text:p>
              </table:table-cell>
              <table:table-cell office:value-type="float" office:value="0.244834">
                <text:p>0.244834</text:p>
              </table:table-cell>
              <table:table-cell office:value-type="float" office:value="0.244807">
                <text:p>0.244807</text:p>
              </table:table-cell>
              <table:table-cell office:value-type="float" office:value="0.244792">
                <text:p>0.244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278">
                <text:p>0.24278</text:p>
              </table:table-cell>
              <table:table-cell office:value-type="float" office:value="0.24289">
                <text:p>0.24289</text:p>
              </table:table-cell>
              <table:table-cell office:value-type="float" office:value="0.242837">
                <text:p>0.242837</text:p>
              </table:table-cell>
              <table:table-cell office:value-type="float" office:value="0.24281">
                <text:p>0.24281</text:p>
              </table:table-cell>
              <table:table-cell office:value-type="float" office:value="0.242796">
                <text:p>0.242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0871">
                <text:p>0.240871</text:p>
              </table:table-cell>
              <table:table-cell office:value-type="float" office:value="0.240983">
                <text:p>0.240983</text:p>
              </table:table-cell>
              <table:table-cell office:value-type="float" office:value="0.240929">
                <text:p>0.240929</text:p>
              </table:table-cell>
              <table:table-cell office:value-type="float" office:value="0.2409">
                <text:p>0.2409</text:p>
              </table:table-cell>
              <table:table-cell office:value-type="float" office:value="0.240886">
                <text:p>0.2408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9043">
                <text:p>0.239043</text:p>
              </table:table-cell>
              <table:table-cell office:value-type="float" office:value="0.239154">
                <text:p>0.239154</text:p>
              </table:table-cell>
              <table:table-cell office:value-type="float" office:value="0.2391">
                <text:p>0.2391</text:p>
              </table:table-cell>
              <table:table-cell office:value-type="float" office:value="0.239071">
                <text:p>0.239071</text:p>
              </table:table-cell>
              <table:table-cell office:value-type="float" office:value="0.239058">
                <text:p>0.2390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7291">
                <text:p>0.237291</text:p>
              </table:table-cell>
              <table:table-cell office:value-type="float" office:value="0.237402">
                <text:p>0.237402</text:p>
              </table:table-cell>
              <table:table-cell office:value-type="float" office:value="0.237347">
                <text:p>0.237347</text:p>
              </table:table-cell>
              <table:table-cell office:value-type="float" office:value="0.237319">
                <text:p>0.237319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5606">
                <text:p>0.235606</text:p>
              </table:table-cell>
              <table:table-cell office:value-type="float" office:value="0.235717">
                <text:p>0.235717</text:p>
              </table:table-cell>
              <table:table-cell office:value-type="float" office:value="0.23566">
                <text:p>0.23566</text:p>
              </table:table-cell>
              <table:table-cell office:value-type="float" office:value="0.235631">
                <text:p>0.235631</text:p>
              </table:table-cell>
              <table:table-cell office:value-type="float" office:value="0.235617">
                <text:p>0.2356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3991">
                <text:p>0.233991</text:p>
              </table:table-cell>
              <table:table-cell office:value-type="float" office:value="0.234102">
                <text:p>0.234102</text:p>
              </table:table-cell>
              <table:table-cell office:value-type="float" office:value="0.234046">
                <text:p>0.234046</text:p>
              </table:table-cell>
              <table:table-cell office:value-type="float" office:value="0.234017">
                <text:p>0.234017</text:p>
              </table:table-cell>
              <table:table-cell office:value-type="float" office:value="0.234003">
                <text:p>0.234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2429">
                <text:p>0.232429</text:p>
              </table:table-cell>
              <table:table-cell office:value-type="float" office:value="0.232544">
                <text:p>0.232544</text:p>
              </table:table-cell>
              <table:table-cell office:value-type="float" office:value="0.232484">
                <text:p>0.232484</text:p>
              </table:table-cell>
              <table:table-cell office:value-type="float" office:value="0.232457">
                <text:p>0.232457</text:p>
              </table:table-cell>
              <table:table-cell office:value-type="float" office:value="0.232444">
                <text:p>0.232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0933">
                <text:p>0.230933</text:p>
              </table:table-cell>
              <table:table-cell office:value-type="float" office:value="0.23105">
                <text:p>0.23105</text:p>
              </table:table-cell>
              <table:table-cell office:value-type="float" office:value="0.230986">
                <text:p>0.230986</text:p>
              </table:table-cell>
              <table:table-cell office:value-type="float" office:value="0.23096">
                <text:p>0.23096</text:p>
              </table:table-cell>
              <table:table-cell office:value-type="float" office:value="0.230947">
                <text:p>0.230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9485">
                <text:p>0.229485</text:p>
              </table:table-cell>
              <table:table-cell office:value-type="float" office:value="0.229599">
                <text:p>0.229599</text:p>
              </table:table-cell>
              <table:table-cell office:value-type="float" office:value="0.229536">
                <text:p>0.229536</text:p>
              </table:table-cell>
              <table:table-cell office:value-type="float" office:value="0.229511">
                <text:p>0.229511</text:p>
              </table:table-cell>
              <table:table-cell office:value-type="float" office:value="0.229499">
                <text:p>0.229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8096">
                <text:p>0.228096</text:p>
              </table:table-cell>
              <table:table-cell office:value-type="float" office:value="0.228209">
                <text:p>0.228209</text:p>
              </table:table-cell>
              <table:table-cell office:value-type="float" office:value="0.228144">
                <text:p>0.228144</text:p>
              </table:table-cell>
              <table:table-cell office:value-type="float" office:value="0.22812">
                <text:p>0.22812</text:p>
              </table:table-cell>
              <table:table-cell office:value-type="float" office:value="0.228108">
                <text:p>0.228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6749">
                <text:p>0.226749</text:p>
              </table:table-cell>
              <table:table-cell office:value-type="float" office:value="0.226866">
                <text:p>0.226866</text:p>
              </table:table-cell>
              <table:table-cell office:value-type="float" office:value="0.226799">
                <text:p>0.226799</text:p>
              </table:table-cell>
              <table:table-cell office:value-type="float" office:value="0.226775">
                <text:p>0.226775</text:p>
              </table:table-cell>
              <table:table-cell office:value-type="float" office:value="0.226764">
                <text:p>0.2267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545">
                <text:p>0.22545</text:p>
              </table:table-cell>
              <table:table-cell office:value-type="float" office:value="0.225565">
                <text:p>0.225565</text:p>
              </table:table-cell>
              <table:table-cell office:value-type="float" office:value="0.225495">
                <text:p>0.225495</text:p>
              </table:table-cell>
              <table:table-cell office:value-type="float" office:value="0.225471">
                <text:p>0.225471</text:p>
              </table:table-cell>
              <table:table-cell office:value-type="float" office:value="0.225459">
                <text:p>0.225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4191">
                <text:p>0.224191</text:p>
              </table:table-cell>
              <table:table-cell office:value-type="float" office:value="0.224307">
                <text:p>0.224307</text:p>
              </table:table-cell>
              <table:table-cell office:value-type="float" office:value="0.224237">
                <text:p>0.224237</text:p>
              </table:table-cell>
              <table:table-cell office:value-type="float" office:value="0.224215">
                <text:p>0.224215</text:p>
              </table:table-cell>
              <table:table-cell office:value-type="float" office:value="0.224203">
                <text:p>0.224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2975">
                <text:p>0.222975</text:p>
              </table:table-cell>
              <table:table-cell office:value-type="float" office:value="0.223091">
                <text:p>0.223091</text:p>
              </table:table-cell>
              <table:table-cell office:value-type="float" office:value="0.223019">
                <text:p>0.223019</text:p>
              </table:table-cell>
              <table:table-cell office:value-type="float" office:value="0.222997">
                <text:p>0.222997</text:p>
              </table:table-cell>
              <table:table-cell office:value-type="float" office:value="0.222986">
                <text:p>0.222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1799">
                <text:p>0.221799</text:p>
              </table:table-cell>
              <table:table-cell office:value-type="float" office:value="0.221918">
                <text:p>0.221918</text:p>
              </table:table-cell>
              <table:table-cell office:value-type="float" office:value="0.221843">
                <text:p>0.221843</text:p>
              </table:table-cell>
              <table:table-cell office:value-type="float" office:value="0.221821">
                <text:p>0.221821</text:p>
              </table:table-cell>
              <table:table-cell office:value-type="float" office:value="0.221809">
                <text:p>0.221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0654">
                <text:p>0.220654</text:p>
              </table:table-cell>
              <table:table-cell office:value-type="float" office:value="0.22077">
                <text:p>0.22077</text:p>
              </table:table-cell>
              <table:table-cell office:value-type="float" office:value="0.220697">
                <text:p>0.220697</text:p>
              </table:table-cell>
              <table:table-cell office:value-type="float" office:value="0.220676">
                <text:p>0.220676</text:p>
              </table:table-cell>
              <table:table-cell office:value-type="float" office:value="0.220664">
                <text:p>0.2206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9551">
                <text:p>0.219551</text:p>
              </table:table-cell>
              <table:table-cell office:value-type="float" office:value="0.219667">
                <text:p>0.219667</text:p>
              </table:table-cell>
              <table:table-cell office:value-type="float" office:value="0.219591">
                <text:p>0.219591</text:p>
              </table:table-cell>
              <table:table-cell office:value-type="float" office:value="0.21957">
                <text:p>0.21957</text:p>
              </table:table-cell>
              <table:table-cell office:value-type="float" office:value="0.219559">
                <text:p>0.2195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8474">
                <text:p>0.218474</text:p>
              </table:table-cell>
              <table:table-cell office:value-type="float" office:value="0.218591">
                <text:p>0.218591</text:p>
              </table:table-cell>
              <table:table-cell office:value-type="float" office:value="0.218515">
                <text:p>0.218515</text:p>
              </table:table-cell>
              <table:table-cell office:value-type="float" office:value="0.218495">
                <text:p>0.218495</text:p>
              </table:table-cell>
              <table:table-cell office:value-type="float" office:value="0.218484">
                <text:p>0.2184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43">
                <text:p>0.21743</text:p>
              </table:table-cell>
              <table:table-cell office:value-type="float" office:value="0.217548">
                <text:p>0.217548</text:p>
              </table:table-cell>
              <table:table-cell office:value-type="float" office:value="0.217469">
                <text:p>0.217469</text:p>
              </table:table-cell>
              <table:table-cell office:value-type="float" office:value="0.217448">
                <text:p>0.217448</text:p>
              </table:table-cell>
              <table:table-cell office:value-type="float" office:value="0.217437">
                <text:p>0.217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6418">
                <text:p>0.216418</text:p>
              </table:table-cell>
              <table:table-cell office:value-type="float" office:value="0.216536">
                <text:p>0.216536</text:p>
              </table:table-cell>
              <table:table-cell office:value-type="float" office:value="0.216459">
                <text:p>0.216459</text:p>
              </table:table-cell>
              <table:table-cell office:value-type="float" office:value="0.216438">
                <text:p>0.216438</text:p>
              </table:table-cell>
              <table:table-cell office:value-type="float" office:value="0.216428">
                <text:p>0.2164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5432">
                <text:p>0.215432</text:p>
              </table:table-cell>
              <table:table-cell office:value-type="float" office:value="0.215551">
                <text:p>0.215551</text:p>
              </table:table-cell>
              <table:table-cell office:value-type="float" office:value="0.215471">
                <text:p>0.215471</text:p>
              </table:table-cell>
              <table:table-cell office:value-type="float" office:value="0.215449">
                <text:p>0.215449</text:p>
              </table:table-cell>
              <table:table-cell office:value-type="float" office:value="0.21544">
                <text:p>0.21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14474">
                <text:p>0.214474</text:p>
              </table:table-cell>
              <table:table-cell office:value-type="float" office:value="0.214595">
                <text:p>0.214595</text:p>
              </table:table-cell>
              <table:table-cell office:value-type="float" office:value="0.214515">
                <text:p>0.214515</text:p>
              </table:table-cell>
              <table:table-cell office:value-type="float" office:value="0.214493">
                <text:p>0.214493</text:p>
              </table:table-cell>
              <table:table-cell office:value-type="float" office:value="0.214482">
                <text:p>0.2144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3542">
                <text:p>0.213542</text:p>
              </table:table-cell>
              <table:table-cell office:value-type="float" office:value="0.213663">
                <text:p>0.213663</text:p>
              </table:table-cell>
              <table:table-cell office:value-type="float" office:value="0.213581">
                <text:p>0.213581</text:p>
              </table:table-cell>
              <table:table-cell office:value-type="float" office:value="0.21356">
                <text:p>0.21356</text:p>
              </table:table-cell>
              <table:table-cell office:value-type="float" office:value="0.213549">
                <text:p>0.2135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12636">
                <text:p>0.212636</text:p>
              </table:table-cell>
              <table:table-cell office:value-type="float" office:value="0.212756">
                <text:p>0.212756</text:p>
              </table:table-cell>
              <table:table-cell office:value-type="float" office:value="0.212675">
                <text:p>0.212675</text:p>
              </table:table-cell>
              <table:table-cell office:value-type="float" office:value="0.212654">
                <text:p>0.212654</text:p>
              </table:table-cell>
              <table:table-cell office:value-type="float" office:value="0.212643">
                <text:p>0.212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175">
                <text:p>0.21175</text:p>
              </table:table-cell>
              <table:table-cell office:value-type="float" office:value="0.211871">
                <text:p>0.211871</text:p>
              </table:table-cell>
              <table:table-cell office:value-type="float" office:value="0.211789">
                <text:p>0.211789</text:p>
              </table:table-cell>
              <table:table-cell office:value-type="float" office:value="0.211769">
                <text:p>0.211769</text:p>
              </table:table-cell>
              <table:table-cell office:value-type="float" office:value="0.211757">
                <text:p>0.211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0889">
                <text:p>0.210889</text:p>
              </table:table-cell>
              <table:table-cell office:value-type="float" office:value="0.211012">
                <text:p>0.211012</text:p>
              </table:table-cell>
              <table:table-cell office:value-type="float" office:value="0.210929">
                <text:p>0.210929</text:p>
              </table:table-cell>
              <table:table-cell office:value-type="float" office:value="0.210908">
                <text:p>0.210908</text:p>
              </table:table-cell>
              <table:table-cell office:value-type="float" office:value="0.210896">
                <text:p>0.210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0048">
                <text:p>0.210048</text:p>
              </table:table-cell>
              <table:table-cell office:value-type="float" office:value="0.210171">
                <text:p>0.210171</text:p>
              </table:table-cell>
              <table:table-cell office:value-type="float" office:value="0.210086">
                <text:p>0.210086</text:p>
              </table:table-cell>
              <table:table-cell office:value-type="float" office:value="0.210065">
                <text:p>0.210065</text:p>
              </table:table-cell>
              <table:table-cell office:value-type="float" office:value="0.210055">
                <text:p>0.210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923">
                <text:p>0.20923</text:p>
              </table:table-cell>
              <table:table-cell office:value-type="float" office:value="0.209354">
                <text:p>0.209354</text:p>
              </table:table-cell>
              <table:table-cell office:value-type="float" office:value="0.209267">
                <text:p>0.209267</text:p>
              </table:table-cell>
              <table:table-cell office:value-type="float" office:value="0.209247">
                <text:p>0.209247</text:p>
              </table:table-cell>
              <table:table-cell office:value-type="float" office:value="0.209237">
                <text:p>0.2092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8434">
                <text:p>0.208434</text:p>
              </table:table-cell>
              <table:table-cell office:value-type="float" office:value="0.208556">
                <text:p>0.208556</text:p>
              </table:table-cell>
              <table:table-cell office:value-type="float" office:value="0.208469">
                <text:p>0.208469</text:p>
              </table:table-cell>
              <table:table-cell office:value-type="float" office:value="0.20845">
                <text:p>0.20845</text:p>
              </table:table-cell>
              <table:table-cell office:value-type="float" office:value="0.208439">
                <text:p>0.2084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7653">
                <text:p>0.207653</text:p>
              </table:table-cell>
              <table:table-cell office:value-type="float" office:value="0.207777">
                <text:p>0.207777</text:p>
              </table:table-cell>
              <table:table-cell office:value-type="float" office:value="0.207688">
                <text:p>0.207688</text:p>
              </table:table-cell>
              <table:table-cell office:value-type="float" office:value="0.207669">
                <text:p>0.207669</text:p>
              </table:table-cell>
              <table:table-cell office:value-type="float" office:value="0.207659">
                <text:p>0.2076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689">
                <text:p>0.20689</text:p>
              </table:table-cell>
              <table:table-cell office:value-type="float" office:value="0.207014">
                <text:p>0.207014</text:p>
              </table:table-cell>
              <table:table-cell office:value-type="float" office:value="0.206925">
                <text:p>0.206925</text:p>
              </table:table-cell>
              <table:table-cell office:value-type="float" office:value="0.206906">
                <text:p>0.206906</text:p>
              </table:table-cell>
              <table:table-cell office:value-type="float" office:value="0.206897">
                <text:p>0.206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6143">
                <text:p>0.206143</text:p>
              </table:table-cell>
              <table:table-cell office:value-type="float" office:value="0.20627">
                <text:p>0.20627</text:p>
              </table:table-cell>
              <table:table-cell office:value-type="float" office:value="0.206179">
                <text:p>0.206179</text:p>
              </table:table-cell>
              <table:table-cell office:value-type="float" office:value="0.20616">
                <text:p>0.20616</text:p>
              </table:table-cell>
              <table:table-cell office:value-type="float" office:value="0.20615">
                <text:p>0.20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5419">
                <text:p>0.205419</text:p>
              </table:table-cell>
              <table:table-cell office:value-type="float" office:value="0.205545">
                <text:p>0.205545</text:p>
              </table:table-cell>
              <table:table-cell office:value-type="float" office:value="0.205451">
                <text:p>0.205451</text:p>
              </table:table-cell>
              <table:table-cell office:value-type="float" office:value="0.205433">
                <text:p>0.205433</text:p>
              </table:table-cell>
              <table:table-cell office:value-type="float" office:value="0.205423">
                <text:p>0.205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4706">
                <text:p>0.204706</text:p>
              </table:table-cell>
              <table:table-cell office:value-type="float" office:value="0.204832">
                <text:p>0.204832</text:p>
              </table:table-cell>
              <table:table-cell office:value-type="float" office:value="0.204739">
                <text:p>0.204739</text:p>
              </table:table-cell>
              <table:table-cell office:value-type="float" office:value="0.204721">
                <text:p>0.204721</text:p>
              </table:table-cell>
              <table:table-cell office:value-type="float" office:value="0.204711">
                <text:p>0.2047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401">
                <text:p>0.20401</text:p>
              </table:table-cell>
              <table:table-cell office:value-type="float" office:value="0.204137">
                <text:p>0.204137</text:p>
              </table:table-cell>
              <table:table-cell office:value-type="float" office:value="0.204043">
                <text:p>0.204043</text:p>
              </table:table-cell>
              <table:table-cell office:value-type="float" office:value="0.204025">
                <text:p>0.204025</text:p>
              </table:table-cell>
              <table:table-cell office:value-type="float" office:value="0.204016">
                <text:p>0.2040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333">
                <text:p>0.20333</text:p>
              </table:table-cell>
              <table:table-cell office:value-type="float" office:value="0.203457">
                <text:p>0.203457</text:p>
              </table:table-cell>
              <table:table-cell office:value-type="float" office:value="0.203364">
                <text:p>0.203364</text:p>
              </table:table-cell>
              <table:table-cell office:value-type="float" office:value="0.203347">
                <text:p>0.203347</text:p>
              </table:table-cell>
              <table:table-cell office:value-type="float" office:value="0.203337">
                <text:p>0.203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2663">
                <text:p>0.202663</text:p>
              </table:table-cell>
              <table:table-cell office:value-type="float" office:value="0.20279">
                <text:p>0.20279</text:p>
              </table:table-cell>
              <table:table-cell office:value-type="float" office:value="0.202694">
                <text:p>0.202694</text:p>
              </table:table-cell>
              <table:table-cell office:value-type="float" office:value="0.202678">
                <text:p>0.202678</text:p>
              </table:table-cell>
              <table:table-cell office:value-type="float" office:value="0.202668">
                <text:p>0.2026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2014">
                <text:p>0.202014</text:p>
              </table:table-cell>
              <table:table-cell office:value-type="float" office:value="0.202144">
                <text:p>0.202144</text:p>
              </table:table-cell>
              <table:table-cell office:value-type="float" office:value="0.202046">
                <text:p>0.202046</text:p>
              </table:table-cell>
              <table:table-cell office:value-type="float" office:value="0.202028">
                <text:p>0.202028</text:p>
              </table:table-cell>
              <table:table-cell office:value-type="float" office:value="0.202018">
                <text:p>0.202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1374">
                <text:p>0.201374</text:p>
              </table:table-cell>
              <table:table-cell office:value-type="float" office:value="0.2015">
                <text:p>0.2015</text:p>
              </table:table-cell>
              <table:table-cell office:value-type="float" office:value="0.201403">
                <text:p>0.201403</text:p>
              </table:table-cell>
              <table:table-cell office:value-type="float" office:value="0.201385">
                <text:p>0.201385</text:p>
              </table:table-cell>
              <table:table-cell office:value-type="float" office:value="0.201376">
                <text:p>0.2013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0075">
                <text:p>0.20075</text:p>
              </table:table-cell>
              <table:table-cell office:value-type="float" office:value="0.200879">
                <text:p>0.200879</text:p>
              </table:table-cell>
              <table:table-cell office:value-type="float" office:value="0.200779">
                <text:p>0.200779</text:p>
              </table:table-cell>
              <table:table-cell office:value-type="float" office:value="0.200761">
                <text:p>0.200761</text:p>
              </table:table-cell>
              <table:table-cell office:value-type="float" office:value="0.200752">
                <text:p>0.2007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00139">
                <text:p>0.200139</text:p>
              </table:table-cell>
              <table:table-cell office:value-type="float" office:value="0.200268">
                <text:p>0.200268</text:p>
              </table:table-cell>
              <table:table-cell office:value-type="float" office:value="0.20017">
                <text:p>0.20017</text:p>
              </table:table-cell>
              <table:table-cell office:value-type="float" office:value="0.200152">
                <text:p>0.200152</text:p>
              </table:table-cell>
              <table:table-cell office:value-type="float" office:value="0.200143">
                <text:p>0.200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9537">
                <text:p>0.199537</text:p>
              </table:table-cell>
              <table:table-cell office:value-type="float" office:value="0.199667">
                <text:p>0.199667</text:p>
              </table:table-cell>
              <table:table-cell office:value-type="float" office:value="0.199568">
                <text:p>0.199568</text:p>
              </table:table-cell>
              <table:table-cell office:value-type="float" office:value="0.19955">
                <text:p>0.19955</text:p>
              </table:table-cell>
              <table:table-cell office:value-type="float" office:value="0.199542">
                <text:p>0.1995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8946">
                <text:p>0.198946</text:p>
              </table:table-cell>
              <table:table-cell office:value-type="float" office:value="0.199077">
                <text:p>0.199077</text:p>
              </table:table-cell>
              <table:table-cell office:value-type="float" office:value="0.198977">
                <text:p>0.198977</text:p>
              </table:table-cell>
              <table:table-cell office:value-type="float" office:value="0.198958">
                <text:p>0.198958</text:p>
              </table:table-cell>
              <table:table-cell office:value-type="float" office:value="0.19895">
                <text:p>0.198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8369">
                <text:p>0.198369</text:p>
              </table:table-cell>
              <table:table-cell office:value-type="float" office:value="0.198498">
                <text:p>0.198498</text:p>
              </table:table-cell>
              <table:table-cell office:value-type="float" office:value="0.198398">
                <text:p>0.198398</text:p>
              </table:table-cell>
              <table:table-cell office:value-type="float" office:value="0.19838">
                <text:p>0.19838</text:p>
              </table:table-cell>
              <table:table-cell office:value-type="float" office:value="0.198372">
                <text:p>0.1983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7803">
                <text:p>0.197803</text:p>
              </table:table-cell>
              <table:table-cell office:value-type="float" office:value="0.197934">
                <text:p>0.197934</text:p>
              </table:table-cell>
              <table:table-cell office:value-type="float" office:value="0.197832">
                <text:p>0.197832</text:p>
              </table:table-cell>
              <table:table-cell office:value-type="float" office:value="0.197816">
                <text:p>0.197816</text:p>
              </table:table-cell>
              <table:table-cell office:value-type="float" office:value="0.197806">
                <text:p>0.197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7244">
                <text:p>0.197244</text:p>
              </table:table-cell>
              <table:table-cell office:value-type="float" office:value="0.197377">
                <text:p>0.197377</text:p>
              </table:table-cell>
              <table:table-cell office:value-type="float" office:value="0.197276">
                <text:p>0.197276</text:p>
              </table:table-cell>
              <table:table-cell office:value-type="float" office:value="0.197257">
                <text:p>0.197257</text:p>
              </table:table-cell>
              <table:table-cell office:value-type="float" office:value="0.197247">
                <text:p>0.197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67">
                <text:p>0.1967</text:p>
              </table:table-cell>
              <table:table-cell office:value-type="float" office:value="0.196832">
                <text:p>0.196832</text:p>
              </table:table-cell>
              <table:table-cell office:value-type="float" office:value="0.19673">
                <text:p>0.19673</text:p>
              </table:table-cell>
              <table:table-cell office:value-type="float" office:value="0.196712">
                <text:p>0.196712</text:p>
              </table:table-cell>
              <table:table-cell office:value-type="float" office:value="0.196703">
                <text:p>0.1967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6164">
                <text:p>0.196164</text:p>
              </table:table-cell>
              <table:table-cell office:value-type="float" office:value="0.196299">
                <text:p>0.196299</text:p>
              </table:table-cell>
              <table:table-cell office:value-type="float" office:value="0.196195">
                <text:p>0.196195</text:p>
              </table:table-cell>
              <table:table-cell office:value-type="float" office:value="0.196178">
                <text:p>0.196178</text:p>
              </table:table-cell>
              <table:table-cell office:value-type="float" office:value="0.196169">
                <text:p>0.196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5637">
                <text:p>0.195637</text:p>
              </table:table-cell>
              <table:table-cell office:value-type="float" office:value="0.195769">
                <text:p>0.195769</text:p>
              </table:table-cell>
              <table:table-cell office:value-type="float" office:value="0.195666">
                <text:p>0.195666</text:p>
              </table:table-cell>
              <table:table-cell office:value-type="float" office:value="0.195649">
                <text:p>0.195649</text:p>
              </table:table-cell>
              <table:table-cell office:value-type="float" office:value="0.19564">
                <text:p>0.195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5119">
                <text:p>0.195119</text:p>
              </table:table-cell>
              <table:table-cell office:value-type="float" office:value="0.195249">
                <text:p>0.195249</text:p>
              </table:table-cell>
              <table:table-cell office:value-type="float" office:value="0.195147">
                <text:p>0.195147</text:p>
              </table:table-cell>
              <table:table-cell office:value-type="float" office:value="0.19513">
                <text:p>0.19513</text:p>
              </table:table-cell>
              <table:table-cell office:value-type="float" office:value="0.195122">
                <text:p>0.1951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4615">
                <text:p>0.194615</text:p>
              </table:table-cell>
              <table:table-cell office:value-type="float" office:value="0.19475">
                <text:p>0.19475</text:p>
              </table:table-cell>
              <table:table-cell office:value-type="float" office:value="0.194642">
                <text:p>0.194642</text:p>
              </table:table-cell>
              <table:table-cell office:value-type="float" office:value="0.194626">
                <text:p>0.194626</text:p>
              </table:table-cell>
              <table:table-cell office:value-type="float" office:value="0.194618">
                <text:p>0.1946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4115">
                <text:p>0.194115</text:p>
              </table:table-cell>
              <table:table-cell office:value-type="float" office:value="0.194249">
                <text:p>0.194249</text:p>
              </table:table-cell>
              <table:table-cell office:value-type="float" office:value="0.194142">
                <text:p>0.194142</text:p>
              </table:table-cell>
              <table:table-cell office:value-type="float" office:value="0.194126">
                <text:p>0.194126</text:p>
              </table:table-cell>
              <table:table-cell office:value-type="float" office:value="0.194117">
                <text:p>0.194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3625">
                <text:p>0.193625</text:p>
              </table:table-cell>
              <table:table-cell office:value-type="float" office:value="0.193761">
                <text:p>0.193761</text:p>
              </table:table-cell>
              <table:table-cell office:value-type="float" office:value="0.193652">
                <text:p>0.193652</text:p>
              </table:table-cell>
              <table:table-cell office:value-type="float" office:value="0.193636">
                <text:p>0.193636</text:p>
              </table:table-cell>
              <table:table-cell office:value-type="float" office:value="0.193627">
                <text:p>0.193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3144">
                <text:p>0.193144</text:p>
              </table:table-cell>
              <table:table-cell office:value-type="float" office:value="0.193279">
                <text:p>0.193279</text:p>
              </table:table-cell>
              <table:table-cell office:value-type="float" office:value="0.193171">
                <text:p>0.193171</text:p>
              </table:table-cell>
              <table:table-cell office:value-type="float" office:value="0.193156">
                <text:p>0.193156</text:p>
              </table:table-cell>
              <table:table-cell office:value-type="float" office:value="0.193147">
                <text:p>0.193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2668">
                <text:p>0.192668</text:p>
              </table:table-cell>
              <table:table-cell office:value-type="float" office:value="0.192807">
                <text:p>0.192807</text:p>
              </table:table-cell>
              <table:table-cell office:value-type="float" office:value="0.192696">
                <text:p>0.192696</text:p>
              </table:table-cell>
              <table:table-cell office:value-type="float" office:value="0.192681">
                <text:p>0.192681</text:p>
              </table:table-cell>
              <table:table-cell office:value-type="float" office:value="0.192673">
                <text:p>0.192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2203">
                <text:p>0.192203</text:p>
              </table:table-cell>
              <table:table-cell office:value-type="float" office:value="0.19234">
                <text:p>0.19234</text:p>
              </table:table-cell>
              <table:table-cell office:value-type="float" office:value="0.192231">
                <text:p>0.192231</text:p>
              </table:table-cell>
              <table:table-cell office:value-type="float" office:value="0.192215">
                <text:p>0.192215</text:p>
              </table:table-cell>
              <table:table-cell office:value-type="float" office:value="0.192207">
                <text:p>0.1922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1745">
                <text:p>0.191745</text:p>
              </table:table-cell>
              <table:table-cell office:value-type="float" office:value="0.191882">
                <text:p>0.191882</text:p>
              </table:table-cell>
              <table:table-cell office:value-type="float" office:value="0.191771">
                <text:p>0.191771</text:p>
              </table:table-cell>
              <table:table-cell office:value-type="float" office:value="0.191756">
                <text:p>0.191756</text:p>
              </table:table-cell>
              <table:table-cell office:value-type="float" office:value="0.191747">
                <text:p>0.1917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1297">
                <text:p>0.191297</text:p>
              </table:table-cell>
              <table:table-cell office:value-type="float" office:value="0.191434">
                <text:p>0.191434</text:p>
              </table:table-cell>
              <table:table-cell office:value-type="float" office:value="0.191322">
                <text:p>0.191322</text:p>
              </table:table-cell>
              <table:table-cell office:value-type="float" office:value="0.191307">
                <text:p>0.191307</text:p>
              </table:table-cell>
              <table:table-cell office:value-type="float" office:value="0.191298">
                <text:p>0.191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0852">
                <text:p>0.190852</text:p>
              </table:table-cell>
              <table:table-cell office:value-type="float" office:value="0.190991">
                <text:p>0.190991</text:p>
              </table:table-cell>
              <table:table-cell office:value-type="float" office:value="0.190877">
                <text:p>0.190877</text:p>
              </table:table-cell>
              <table:table-cell office:value-type="float" office:value="0.190861">
                <text:p>0.190861</text:p>
              </table:table-cell>
              <table:table-cell office:value-type="float" office:value="0.190854">
                <text:p>0.1908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0415">
                <text:p>0.190415</text:p>
              </table:table-cell>
              <table:table-cell office:value-type="float" office:value="0.190554">
                <text:p>0.190554</text:p>
              </table:table-cell>
              <table:table-cell office:value-type="float" office:value="0.19044">
                <text:p>0.19044</text:p>
              </table:table-cell>
              <table:table-cell office:value-type="float" office:value="0.190425">
                <text:p>0.190425</text:p>
              </table:table-cell>
              <table:table-cell office:value-type="float" office:value="0.190418">
                <text:p>0.1904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9985">
                <text:p>0.189985</text:p>
              </table:table-cell>
              <table:table-cell office:value-type="float" office:value="0.190125">
                <text:p>0.190125</text:p>
              </table:table-cell>
              <table:table-cell office:value-type="float" office:value="0.19001">
                <text:p>0.19001</text:p>
              </table:table-cell>
              <table:table-cell office:value-type="float" office:value="0.189994">
                <text:p>0.189994</text:p>
              </table:table-cell>
              <table:table-cell office:value-type="float" office:value="0.189986">
                <text:p>0.1899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9561">
                <text:p>0.189561</text:p>
              </table:table-cell>
              <table:table-cell office:value-type="float" office:value="0.189702">
                <text:p>0.189702</text:p>
              </table:table-cell>
              <table:table-cell office:value-type="float" office:value="0.189587">
                <text:p>0.189587</text:p>
              </table:table-cell>
              <table:table-cell office:value-type="float" office:value="0.189571">
                <text:p>0.189571</text:p>
              </table:table-cell>
              <table:table-cell office:value-type="float" office:value="0.189563">
                <text:p>0.189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89145">
                <text:p>0.189145</text:p>
              </table:table-cell>
              <table:table-cell office:value-type="float" office:value="0.189285">
                <text:p>0.189285</text:p>
              </table:table-cell>
              <table:table-cell office:value-type="float" office:value="0.189171">
                <text:p>0.189171</text:p>
              </table:table-cell>
              <table:table-cell office:value-type="float" office:value="0.189155">
                <text:p>0.189155</text:p>
              </table:table-cell>
              <table:table-cell office:value-type="float" office:value="0.189147">
                <text:p>0.1891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8736">
                <text:p>0.188736</text:p>
              </table:table-cell>
              <table:table-cell office:value-type="float" office:value="0.188877">
                <text:p>0.188877</text:p>
              </table:table-cell>
              <table:table-cell office:value-type="float" office:value="0.188763">
                <text:p>0.188763</text:p>
              </table:table-cell>
              <table:table-cell office:value-type="float" office:value="0.188747">
                <text:p>0.188747</text:p>
              </table:table-cell>
              <table:table-cell office:value-type="float" office:value="0.188738">
                <text:p>0.1887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